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sans1" svg:font-family="Lucidasans"/>
    <style:font-face style:name="StarSymbol" svg:font-family="StarSymbol"/>
    <style:font-face style:name="Times" svg:font-family="Times"/>
    <style:font-face style:name="arial" svg:font-family="arial"/>
    <style:font-face style:name="Times1" svg:font-family="Times" style:font-family-generic="roman"/>
    <style:font-face style:name="Times New Roman" svg:font-family="'Times New Roman'" style:font-family-generic="roman" style:font-pitch="variable"/>
    <style:font-face style:name="Times New Roman1" svg:font-family="'Times New Roman', Times,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start" style:justify-single-word="false">
        <style:tab-stops>
          <style:tab-stop style:position="5.152in"/>
        </style:tab-stops>
      </style:paragraph-properties>
    </style:style>
    <style:style style:name="P5" style:family="paragraph" style:parent-style-name="Standard">
      <style:paragraph-properties fo:line-height="200%" fo:text-align="justify" style:justify-single-word="false"/>
    </style:style>
    <style:style style:name="P6" style:family="paragraph" style:parent-style-name="Standard">
      <style:paragraph-properties fo:line-height="200%" fo:text-align="center" style:justify-single-word="false"/>
      <style:text-properties fo:font-style="italic" style:font-style-asian="italic" style:font-style-complex="italic"/>
    </style:style>
    <style:style style:name="P7" style:family="paragraph" style:parent-style-name="Standard">
      <style:paragraph-properties fo:line-height="200%" fo:text-align="start" style:justify-single-word="false"/>
      <style:text-properties fo:background-color="transparent"/>
    </style:style>
    <style:style style:name="P8" style:family="paragraph" style:parent-style-name="Standard">
      <style:paragraph-properties fo:line-height="200%" fo:text-align="start" style:justify-single-word="false"/>
      <style:text-properties fo:language="pt" fo:country="PT"/>
    </style:style>
    <style:style style:name="P9" style:family="paragraph" style:parent-style-name="Standard">
      <style:paragraph-properties fo:line-height="200%" fo:text-align="center" style:justify-single-word="false"/>
      <style:text-properties fo:font-style="normal" style:font-style-asian="normal" style:font-style-complex="normal"/>
    </style:style>
    <style:style style:name="P10" style:family="paragraph" style:parent-style-name="Standard">
      <style:paragraph-properties fo:line-height="200%" fo:text-align="justify" style:justify-single-word="false"/>
      <style:text-properties fo:font-style="normal" style:font-style-asian="normal" style:font-style-complex="normal"/>
    </style:style>
    <style:style style:name="P11" style:family="paragraph" style:parent-style-name="Standard">
      <style:paragraph-properties fo:line-height="200%" fo:text-align="start" style:justify-single-word="false"/>
      <style:text-properties fo:font-style="normal" style:font-style-asian="normal" style:font-style-complex="normal"/>
    </style:style>
    <style:style style:name="P12" style:family="paragraph" style:parent-style-name="Standard">
      <style:paragraph-properties fo:line-height="200%" fo:text-align="center" style:justify-single-word="false"/>
      <style:text-properties fo:background-color="#ffff00"/>
    </style:style>
    <style:style style:name="P13" style:family="paragraph" style:parent-style-name="Standard">
      <style:paragraph-properties fo:line-height="200%" fo:text-align="start" style:justify-single-word="false"/>
      <style:text-properties fo:background-color="#ffff00"/>
    </style:style>
    <style:style style:name="P14" style:family="paragraph" style:parent-style-name="Standard">
      <style:paragraph-properties fo:line-height="200%" fo:text-align="center" style:justify-single-word="false" fo:break-before="page"/>
    </style:style>
    <style:style style:name="P15" style:family="paragraph" style:parent-style-name="Standard">
      <style:paragraph-properties fo:line-height="200%" fo:text-align="start" style:justify-single-word="false" fo:break-before="page"/>
    </style:style>
    <style:style style:name="P16" style:family="paragraph" style:parent-style-name="Standard">
      <style:paragraph-properties fo:line-height="200%" fo:text-align="center" style:justify-single-word="false" fo:break-before="page"/>
      <style:text-properties fo:font-style="normal" style:font-style-asian="normal" style:font-style-complex="normal"/>
    </style:style>
    <style:style style:name="P17" style:family="paragraph" style:parent-style-name="Standard">
      <style:paragraph-properties fo:line-height="200%" fo:text-align="center" style:justify-single-word="false" fo:break-before="page"/>
      <style:text-properties fo:background-color="#ffff00"/>
    </style:style>
    <style:style style:name="P18" style:family="paragraph" style:parent-style-name="Standard">
      <style:paragraph-properties fo:line-height="200%" fo:text-align="justify" style:justify-single-word="false" fo:background-color="transparent">
        <style:background-image/>
      </style:paragraph-properties>
    </style:style>
    <style:style style:name="P19" style:family="paragraph" style:parent-style-name="Standard">
      <style:paragraph-properties fo:line-height="200%" fo:text-align="start" style:justify-single-word="false" fo:background-color="transparent">
        <style:background-image/>
      </style:paragraph-properties>
    </style:style>
    <style:style style:name="P20" style:family="paragraph" style:parent-style-name="Standard">
      <style:paragraph-properties fo:line-height="200%" fo:text-align="start" style:justify-single-word="false" fo:background-color="transparent">
        <style:background-image/>
      </style:paragraph-properties>
      <style:text-properties fo:background-color="transparent"/>
    </style:style>
    <style:style style:name="P21" style:family="paragraph" style:parent-style-name="Standard">
      <style:paragraph-properties fo:line-height="200%" fo:text-align="start" style:justify-single-word="false" fo:background-color="transparent">
        <style:background-image/>
      </style:paragraph-properties>
      <style:text-properties style:use-window-font-color="true" fo:background-color="transparent"/>
    </style:style>
    <style:style style:name="P22" style:family="paragraph" style:parent-style-name="Text_20_body">
      <style:paragraph-properties fo:line-height="200%"/>
    </style:style>
    <style:style style:name="P23" style:family="paragraph" style:parent-style-name="Text_20_body">
      <style:paragraph-properties fo:line-height="200%" fo:text-align="center" style:justify-single-word="false"/>
    </style:style>
    <style:style style:name="P24" style:family="paragraph" style:parent-style-name="Text_20_body">
      <style:paragraph-properties fo:line-height="200%" fo:text-align="justify" style:justify-single-word="false"/>
    </style:style>
    <style:style style:name="T1" style:family="text">
      <style:text-properties fo:background-color="transparent"/>
    </style:style>
    <style:style style:name="T2" style:family="text">
      <style:text-properties fo:background-color="#ffff00"/>
    </style:style>
    <style:style style:name="T3" style:family="text">
      <style:text-properties fo:font-weight="normal" fo:background-color="transparent" style:font-weight-asian="normal" style:font-weight-complex="normal"/>
    </style:style>
    <style:style style:name="T4" style:family="text">
      <style:text-properties fo:background-color="#00ffff"/>
    </style:style>
    <style:style style:name="T5" style:family="text">
      <style:text-properties fo:font-style="italic" style:font-style-asian="italic" style:font-style-complex="italic"/>
    </style:style>
    <style:style style:name="T6" style:family="text">
      <style:text-properties fo:font-style="italic" fo:background-color="transparent" style:font-style-asian="italic" style:font-style-complex="italic"/>
    </style:style>
    <style:style style:name="T7" style:family="text">
      <style:text-properties fo:font-style="italic" fo:background-color="#ffff00"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background-color="transparent" style:font-style-asian="italic" style:font-style-complex="italic"/>
    </style:style>
    <style:style style:name="T10" style:family="text">
      <style:text-properties fo:font-style="italic" fo:font-weight="normal" fo:background-color="transparent" style:font-style-asian="italic" style:font-weight-asian="normal" style:font-style-complex="italic" style:font-weight-complex="normal"/>
    </style:style>
    <style:style style:name="T11" style:family="text">
      <style:text-properties style:font-name="arial" fo:font-size="10pt"/>
    </style:style>
    <style:style style:name="T12" style:family="text">
      <style:text-properties style:font-name="Times1"/>
    </style:style>
    <style:style style:name="T13" style:family="text">
      <style:text-properties style:font-name="Times1" fo:font-size="12pt" style:font-size-asian="12pt" style:font-size-complex="12pt"/>
    </style:style>
    <style:style style:name="T14" style:family="text">
      <style:text-properties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fo:background-color="#ffff00" style:font-style-asian="normal" style:font-style-complex="normal"/>
    </style:style>
    <style:style style:name="T17" style:family="text">
      <style:text-properties fo:font-style="normal" fo:background-color="transparent"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background-color="#ffff00"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background-color="transparent" style:font-style-asian="normal" style:font-style-complex="normal"/>
    </style:style>
    <style:style style:name="T22" style:family="text">
      <style:text-properties fo:font-style="normal" fo:font-weight="normal" fo:background-color="transparent" style:font-style-asian="normal" style:font-weight-asian="normal" style:font-style-complex="normal"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text-underline-style="none"/>
    </style:style>
    <style:style style:name="T25" style:family="text">
      <style:text-properties style:text-underline-style="none" fo:background-color="transparent"/>
    </style:style>
    <style:style style:name="T26" style:family="text">
      <style:text-properties fo:font-variant="normal" fo:text-transform="none" fo:color="#000000" style:font-name="Times New Roman" fo:letter-spacing="normal" fo:font-style="normal" fo:font-weight="normal"/>
    </style:style>
    <style:style style:name="T27" style:family="text">
      <style:text-properties fo:font-variant="normal" fo:text-transform="none" fo:color="#000000" style:font-name="Times New Roman" fo:letter-spacing="normal" fo:font-style="normal" fo:font-weight="normal" style:font-style-asian="italic" style:font-weight-asian="normal" style:font-style-complex="italic" style:font-weight-complex="normal"/>
    </style:style>
    <style:style style:name="T28" style:family="text">
      <style:text-properties fo:font-variant="normal" fo:text-transform="none" fo:color="#000000" style:font-name="Times New Roman" fo:letter-spacing="normal" fo:font-style="normal" fo:font-weight="normal" style:font-weight-asian="normal" style:font-weight-complex="normal"/>
    </style:style>
    <style:style style:name="T29" style:family="text">
      <style:text-properties fo:font-variant="normal" fo:text-transform="none" style:use-window-font-color="true" style:font-name="Times New Roman" fo:font-size="12pt" fo:letter-spacing="normal" fo:font-style="italic" fo:font-weight="normal" style:font-size-asian="12pt" style:font-style-asian="italic" style:font-size-complex="12pt" style:font-style-complex="italic"/>
    </style:style>
    <style:style style:name="T30" style:family="text">
      <style:text-properties fo:font-variant="normal" fo:text-transform="none" style:use-window-font-color="true" style:font-name="Times New Roman1" fo:font-size="12pt" fo:letter-spacing="normal" fo:font-style="normal" fo:font-weight="normal" style:font-style-asian="normal" style:font-style-complex="normal"/>
    </style:style>
    <style:style style:name="T31" style:family="text">
      <style:text-properties fo:font-variant="normal" fo:text-transform="none" style:use-window-font-color="true" style:font-name="Times New Roman1" fo:font-size="12pt" fo:letter-spacing="normal" fo:font-style="italic" fo:font-weight="normal" style:font-style-asian="italic" style:font-style-complex="italic"/>
    </style:style>
    <style:style style:name="T32" style:family="text">
      <style:text-properties style:font-name="Times New Roman"/>
    </style:style>
    <style:style style:name="T33" style:family="text">
      <style:text-properties style:font-name="Times New Roman" fo:font-weight="normal" style:font-weight-asian="normal" style:font-weight-complex="normal"/>
    </style:style>
    <style:style style:name="T34" style:family="text">
      <style:text-properties style:font-name="Times New Roman" fo:font-size="12pt" fo:font-style="normal" style:font-size-asian="12pt" style:font-style-asian="normal" style:font-size-complex="12pt" style:font-style-complex="normal"/>
    </style:style>
    <style:style style:name="T35" style:family="text">
      <style:text-properties fo:background-color="#ff0000"/>
    </style:style>
    <style:style style:name="T36" style:family="text">
      <style:text-properties style:use-window-font-color="true" fo:font-style="italic" style:font-style-asian="italic" style:font-style-complex="italic"/>
    </style:style>
    <style:style style:name="T37" style:family="text">
      <style:text-properties fo:color="#000000" style:font-name="Times New Roman" fo:font-size="12pt" fo:font-style="italic" style:font-size-asian="12pt" style:font-style-asian="italic" style:font-size-complex="12pt" style:font-style-complex="italic"/>
    </style:style>
    <style:style style:name="T38" style:family="text">
      <style:text-properties fo:color="#000000" style:font-name="Times New Roman" fo:font-size="12pt" fo:font-style="normal" style:font-size-asian="12pt" style:font-style-asian="normal" style:font-size-complex="12pt" style:font-style-complex="normal"/>
    </style:style>
    <style:style style:name="T39" style:family="text">
      <style:text-properties fo:color="#000000" style:font-name="Times1" fo:font-size="12pt" fo:font-style="normal" style:font-size-asian="12pt" style:font-style-asian="normal" style:font-size-complex="12pt" style:font-style-complex="normal"/>
    </style:style>
    <style:style style:name="T40" style:family="text">
      <style:text-properties fo:color="#000000" style:font-name="Times1" fo:font-size="10pt" fo:font-style="normal" style:font-style-asian="normal" style:font-style-complex="normal"/>
    </style:style>
    <style:style style:name="T41" style:family="text">
      <style:text-properties fo:background-color="#ff3366"/>
    </style:style>
    <style:style style:name="T42" style:family="text">
      <style:text-properties fo:background-color="#ffff99"/>
    </style:style>
    <style:style style:name="T43" style:family="text">
      <style:text-properties fo:background-color="#ffff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ulo Cristo</text:p>
      <text:p text:style-name="P2"/>
      <text:p text:style-name="P2"/>
      <text:p text:style-name="P2"/>
      <text:p text:style-name="P2"/>
      <text:p text:style-name="P2"/>
      <text:p text:style-name="P2">O Envelope Azul</text:p>
      <text:p text:style-name="P14">16 de Outubro de 2010, 13:30</text:p>
      <text:p text:style-name="P2">Lisboa, Portugal - Edifício da Rádio Televisão Portuguesa</text:p>
      <text:p text:style-name="P3"/>
      <text:p text:style-name="P3">A emissão do jornal da tarde da RTP é retomada a meio do intervalo comercial, o qual interrompe abruptamente para dar lugar a um bloco extra de notícias. O pivô de serviço, apanhado entre dois goles de água mineral com os quais tenta simultaneamente matar a sede e incutir calma a si próprio, <text:s/>pousa abruptamente o copo na secretária e começa a ler uma notícia que acaba de ser difundida nos meios de comunicação internacionais. O seu conhecido trejeito de consternação e seriedade acima do normal antevê o anunciar de um relato penoso:</text:p>
      <text:p text:style-name="P3"/>
      <text:p text:style-name="P3">- Retomamos a nossa emissão noticiosa para dar conta de uma informação de última hora que acabou de chegar à nossa redacção através da agência noticiosa Reuters... Ao que parece, um Boeing 747 da transportadora aérea Portuguesa acaba de se despenhar nos Alpes austríacos. Pelas informações que estão sendo avançadas no <text:span text:style-name="T5">site</text:span> da Reuters, seguiriam a bordo cerca de 134 passageiros... A nossa redacção já confirmou entretanto o sucedido junto da administração da TAP, a qual no entanto não nos adiantou muito mais do que aquilo que está a ser divulgado nos “media” internacionais, remetendo mais informações para um comunicado oficial que irá divulgar mais tarde. Tentaremos, logo que possível, obter mais esclarecimentos sobre esta trágica notícia... Entretanto retomaremos o nosso bloco noticioso, logo após um curto intervalo para compromissos publicitários... Voltaremos dentro de dois minutos, sensivelmente... <text:line-break/><text:line-break/>Sendo um programa com um índice de audiências bastante elevado, depressa a bombástica notícia se transforma em tema de conversa em muitos cafés e restaurantes e em muitas casas de norte a sul do país, e mais ainda quando a mesma começa a passar repetidamente em rodapé em todos os canais televisivos. Mas não é só em Portugal que se fala do trágico acidente. O assunto percorre rapidamente o <text:s/>mundo passando por muitas bocas que falam outras línguas que não a de Camões. A consternação e o desânimo pelo desastre rapidamente se transformam num fenómeno internacional, uma vez que o voo DZ345 da TAP transportava passageiros de mais de quinze nacionalidades diferentes, isto a julgar pelas últimas informações entretanto divulgadas por fontes junto da transportadora aérea. No entanto a grande fatia dos viajantes é mesmo de nacionalidade lusa. O <text:soft-page-break/>desastre aéreo é oficialmente confirmado cerca das 14 horas e 05 minutos, hora de Lisboa. Ao que parece são praticamente escassas a hipóteses de que tenha havido sobreviventes devido às circunstâncias do próprio acidente! A lista definitiva de passageiros ainda não foi oficialmente divulgada pelas autoridades.</text:p>
      <text:p text:style-name="P3"/>
      <text:p text:style-name="P14">Data e Hora: 16 de Agosto de 2010, 12:06</text:p>
      <text:p text:style-name="P23">Local:Alpes austríacos – Áustria,</text:p>
      <text:p text:style-name="P23"><text:s/>Região de Tirol (oeste), 100 metros abaixo do topo de Schalfkogel</text:p>
      <text:p text:style-name="P23"/>
      <text:p text:style-name="P24">O dia acorda no meio de uma borrasca imprevista. As condições atmosféricas na região lembram um inverno rigoroso e não uma bela e azul manhã amena de Agosto, tal como era de facto o estado do tempo há apenas cerca de cinco horas atrás, quando os primeiros raios de sol começaram a despontar por detrás dos cumes montanhosos mais imponentes. </text:p>
      <text:p text:style-name="P24"/>
      <text:p text:style-name="P24">O voo DZ345 da TAP seguia o seu percurso normal para a cidade de Viena quando a dada altura terá recebido informações pouco usuais provenientes da torre de controlo do aeroporto local. O piloto é aconselhado a alterar ligeiramente a rota, fazendo com que tenha de deslocar o aparelho mais para o norte de Itália, para as imediações da zona de maciço fronteiriço da Áustria, tendo ainda assim de sobrevoar perigosamente uma pequena parte da zona montanhosa. Segundo o controlador de tráfego aéreo, a presença de outros voos nas imediações e um anormal aglomerado de nuvens <text:s/>turbulentas que povoa a zona do Nordeste Italiano fazem com que a zona de trajecto mais segura e a opção de desvio mais rápida seja precisamente aquela que implica sobrevoar parte do maciço rochoso. Pese embora a causa do percalço não seja de facto muito comum, ela não é de todo inédita, nem é a primeira vez que tal opção é tomada, e muito provavelmente também não será a última pese embora o infeliz sucedido. T<text:span text:style-name="T1">anto </text:span>para a tripulação como para os passageiros do Boeing que naquele dia fora rotulado com a etiqueta DZ345, esta será mesmo a <text:span text:style-name="T1">sua derradeira viagem, </text:span><text:span text:style-name="T1">o</text:span><text:span text:style-name="T1"> seu destino final.</text:span></text:p>
      <text:p text:style-name="P24"><text:span text:style-name="T1"><text:line-break/></text:span>O contacto com a torre de controlo perde-se cinco minutos depois, por volta das 12:11. Foi nessa altura que o aparelho desapareceu dos monitores sem explicação aparente, transformando-se num fantasma dos céus que não mais viria a ser avistado nos radares.</text:p>
      <text:p text:style-name="P24"/>
      <text:p text:style-name="P24"/>
      <text:p text:style-name="P14">Data e Hora: Não definido</text:p>
      <text:p text:style-name="P2">Local: Não definido</text:p>
      <text:p text:style-name="P2"/>
      <text:p text:style-name="P5">A Farmadex é uma empresa farmacêutica de índole privada. Foi fundada em 2004 exclusivamente com capitais privados e encontra-se sediada em Viena de Áustria, possuindo actualmente dois laboratórios de investigação em pleno funcionamento. A sua actividade reparte-se pelas áreas da medicina farmacêutica e investigação genética e biológica.</text:p>
      <text:p text:style-name="P5"/>
      <text:p text:style-name="P5">A sede da empresa pode ser considerada como um pequeno milagre da arquitectura moderna e da tecnologia de ponta. É debaixo das suas próprias fundações que o edifício alberga o mais antigo dos dois avançados complexos laboratoriais destinados à pesquisa e investigação empreendidas pela companhia. O segundo, mais recente, foi criado em 2006 e situa-se em Portugal, na cidade de Leiria para ser mais preciso, partilhando este algumas das características arquitecturais do seu congénere austríaco. </text:p>
      <text:p text:style-name="P5"/>
      <text:p text:style-name="P5">Por debaixo do edifício mãe existe um conjunto de três pisos embutidos num mundo subterrâneo, encontrado-se cada um dos quais devidamente recheado de salas hermeticamente seladas. São como autênticos “bunkers” de privacidade, de sabedoria e de tecnologia vanguardista, onde diariamente trabalham arduamente cerca de quatro dezenas e meia de médicos, cientistas e investigadores, na ânsia de encontrarem novas soluções medicamentosas para alguns dos maiores flagelos que afligem e afectam a humanidade. <text:s/>Entre outros projectos de menor envergadura, a grande prioridade de investimento da Farmadex foi desde o primeiro dia da sua história a busca de uma cura definitiva para um dos maiores, senão mesmo o maior dos flagelos que assolam e perseguem a humanidade moderna; falo da SIDA! A doença criminosa que nos mata aos milhões, desde há várias décadas a esta parte! </text:p>
      <text:p text:style-name="P5"/>
      <text:p text:style-name="P5">Tudo o que se passa dentro deste gigantesco centro de experimentações encontra-se envolvido por uma nuvem de sigilo e secretismo. O acesso aos distintos sectores é feito com recurso às mais modernas tecnologias de biometria. A entrada de pessoal não autorizado nas instalações subterrâneas tem sempre como primeiro obstáculo (caso passem a primeira identificação na porta do <text:soft-page-break/>edifício) os próprios elevadores do complexo, os quais só podem ser accionados depois de todos os ocupantes, sem excepção, se identificarem mediante uma impressão digital e uma análise à retina. Basta com que apenas um deles faça com que o teste falhe para que os ascensores fiquem automaticamente bloqueados até que sejam reactivados manualmente por um supervisor. Deste modo um visitante ou um intrometido mais curioso nunca conseguirá sair do “hall” de entrada do rés do chão, para outro lugar ou direcção que não seja a porta da rua. O protocolo para entrar nas câmaras de refrigeração ou nos laboratórios de pesquisa propriamente ditos passa pelos mesmos dois mecanismos de segurança acrescentando ainda um terceiro, que é a introdução manual de um código de acesso composto por um PIN pessoal e único de quatro dígitos alfanuméricos, a qual é acompanhada da verbalização audível do nome do funcionário portador do “<text:span text:style-name="T5">token</text:span>” secreto. Apenas a introdução correcta do código em conjunto com a validação positiva do espectro sonoro da voz permite desbloquear as duas robustas trancas de aço de quinze centímetros de diâmetro que bloqueiam cada uma das pesadas portas das secções inferiores. Creio ser caso para se afirmar que a segurança aqui é quase paranóica.</text:p>
      <text:p text:style-name="P5"/>
      <text:p text:style-name="P5">A divisão existente em Portugal é bem menor do que a de Viena de Áustria, tanto em dimensão como em numero de recursos humanos, mas nem por isso se fica atrás no que diz respeito à capacidade tecnológica ou à qualificação dos seus colaboradores. O sistema de segurança e vigilância é aqui também bastante apertado e criterioso, sendo as regras a cumprir por quem ali trabalha exactamente as mesmas que se aplicam na Áustria. Actualmente trabalham quatorze pessoas na Farmadex de Leiria. </text:p>
      <text:p text:style-name="P2"/>
      <text:p text:style-name="P14">Data e Hora: 19 de Agosto de 2010, 11:30</text:p>
      <text:p text:style-name="P2">Local: Leiria, laboratório de investigação da Farmadex</text:p>
      <text:p text:style-name="P2"/>
      <text:p text:style-name="P5"><text:span text:style-name="T1">Estavam</text:span><text:span text:style-name="T1"> laboradas</text:span><text:span text:style-name="T1"> apenas duas horas na </text:span><text:span text:style-name="T1">manhã de</text:span><text:span text:style-name="T1"> quinta-feira do dia dezanove de Agosto de 2010, quando Alberto Bosh, 32 anos, doutorado em ciências da saúde pela Faculdade de Medicina de Coimbra </text:span><text:span text:style-name="T1">apanha de sobressalto</text:span><text:span text:style-name="T1"> os seus colegas </text:span><text:span text:style-name="T1">de laboratório</text:span><text:span text:style-name="T1"> </text:span>ao soltar um berro ensurdecedor, daqueles que só alguém que não cabe em si de contentamento ou de susto consegue emitir:</text:p>
      <text:p text:style-name="P5">- Eureka! Encontrámos!.... Joana!... Vem cá minha linda! - <text:s/>Alberto chegou-se junto da loira de olhos verdes e estampa-lhe um valente beijo na fronte sem mais nem menos. De seguida é Julian Steinbeck, o jovem estagiário austríaco que ao fim de três meses já fala um Português mais perceptível do que o de muitos Portugueses, quem tem a pouca sorte de ver a sua testa lambuzada pelos lábios eufóricos de Alberto. - Deixem-me só confirmar mais uma vez, preciso abrir bem os olhos para ter a certeza que não estou a sonhar... Olhem para aqui! - Os narizes dos dois jovens investigadores aproximaram-se curiosos do pequeno monitor de plasma que lhes era apontado. Os olhos deles rejubilaram numas órbitas inebriadas pelo espanto da revelação.</text:p>
      <text:p text:style-name="P5"/>
      <text:p text:style-name="P5">Não restavam quaisquer dúvidas acerca da importância do achado. Certamente haveria ainda um longo percurso a percorrer até que fosse devidamente patenteada e comercializada a descoberta, e tampouco se poderiam descurar os longos meses de testes em pacientes reais, necessários para confirmar a reacção e a evolução do organismo humano após o tratamento, mas o essencial estava lá. As expectativas do momento não podiam ser mais elevadas, as certezas de Alberto quanto à eficácia da medicação subiam perto da fasquia dos 99%. O “cocktail” de fármacos revertia completamente o estado de saúde dos ratos de laboratório aos quais o vírus havia sido propositadamente administrado. Só faltava testar em humanos mas o sucesso era já um dado adquirido no seio da equipa! Não se tratava de uma mera vacina preventiva mas sim da repressão total do vírus HIV em animais infectados. A cura para a SIDA havia chegado finalmente! <text:s/>Nesse dia, depois das 12 da manhã e até as 15 horas da tarde, ninguém foi visto a sair ou autorizado a entrar nas instalações da Farmadex. O edifício foi rigorosamente selado ao contacto externo. Todo o cuidado era pouco. As informações eram demasiado preciosas e valiosas para que alguém se pudesse dar ao luxo de cair num descuido, muito embora nem toda a gente se apercebesse <text:soft-page-break/>completamente do género ou da grandeza da página de história que ali acabara de ser escrita.</text:p>
      <text:p text:style-name="P5"/>
      <text:p text:style-name="P5">Precisamente às 11 horas e 50 minutos é feita a comunicação oficial às chefias do grupo na Áustria. Por uma questão de segurança não foram trocados quaisquer <text:span text:style-name="T5">emails </text:span><text:span text:style-name="T15">nem usados </text:span><text:span text:style-name="T5">smartphones.</text:span><text:span text:style-name="T15"> </text:span><text:span text:style-name="T15">P</text:span><text:span text:style-name="T15">ara diminuir o risco de fuga de informação </text:span><text:span text:style-name="T15">a</text:span><text:span text:style-name="T15"> boa nova foi contada através de um simples telefonema feito num</text:span><text:span text:style-name="T15"> </text:span><text:span text:style-name="T15">telefone com fios, à moda antiga. </text:span>O funcionário encarregue da chamada foi o próprio director do centro, Ricardo Melo, o qual comandava os desígnios do laboratório desde a data de inauguração. Evitando quaisquer formalismos desnecessários foi muito breve e parco quando começou a debitar as explicações, fazendo apenas questão de comunicar o essencial do assunto ao mesmíssimo CEO da companhia; Julius Lambert, cunhado do próprio Ricardo. O conteúdo das frases proferidas ficou-se por pouco mais do que uma indicação de que uma das equipas havia conseguido resultados positivos no projecto XV-101. Este acrónimo esquisito é o nome de código definido para o projecto cujo objecto de estudo visava encontrar uma cura viável para o síndrome da imunodeficiência adquirida, algo que para gáudio das partes envolvidas acabara mesmo de ocorrer. Mais tarde o director executivo faria questão de falar pessoalmente com o responsável pelo estudo. </text:p>
      <text:p text:style-name="P5"/>
      <text:p text:style-name="P5">Pouco passava da hora de almoço quando Julius resolveu telefonar directamente para o telemóvel de Alberto, desta feita sem grandes preocupações sobre possíveis fugas de informação ou espionagem. Quando o seu telefone começou a vibrar, Alberto sentiu dificuldades em segurá-lo e não conseguiu evitar tremer ainda mais do que era normal fazer por via dos seus genes nervosos. Pela primeira vez iria falar pessoalmente com o responsável máximo da empresa e isso acabara de lhe deixar a pele em carne de galinha. Talvez por isso tenha sido pouco lesto na escolha das primeiras palavras; <text:s text:c="105"/></text:p>
      <text:p text:style-name="P5"><text:line-break/>- Sim, sr, presidente, diga?... <text:s text:c="81"/><text:line-break/>- Alberto! Estas são as melhores notícias que alguém me poderia dar alguma vez! Muito parabéns! Parabéns a toda a equipa! - Retorquiu Julius, puxando a gaveta da secretária (também ele com as mãos ainda trémulas de contentamento) para retirar uma caixa de charutos cubanos por estrear. Com a devida cerimónia deitou fogo ao seu precioso “Hoyo de Monterrey”, chupando com assinalável gosto as primeiras “passas“. Nunca outrora um charuto cubano lhe dera tanto prazer como aquele. <text:soft-page-break/>Naquela altura aquilo era ainda melhor do que um orgasmo com Bella, a sua secretária, com a qual mantinha um pequeno “<text:span text:style-name="T5">affair</text:span>” à margem do seu casamento com Patricia Melo. - Preciso que me entreguem os vossos resultados quanto antes. Pessoalmente!... Não quero que a notícia saia das nossas fileiras. Também acho que não nos devemos alargar muito nesta conversa. Todo o cuidado é pouco e não nos podemos dar ao luxo de deixar escapar informação confidencial... Precisamos da documentação toda cá, e depressa!</text:p>
      <text:p text:style-name="P5">- E como vamos fazê-lo então? - Questionou Alberto, envolvido numa teia mista de ansiedade e excitação que providenciara a génese de um estranho “<text:span text:style-name="T5">cocktail</text:span>” emocional que lhe fervilhava há mais de duas horas por todo o seu ser. A resposta pela qual ele esperava e ansiava acabou por surgir:</text:p>
      <text:p text:style-name="P5">- Quero que seja você mesmo a fazer isso, Alberto. Está connosco desde o primeiro dia e sempre ouvi boas indicações acerca do seu trabalho. Além disso creio que esta honra lhe pertence já que o mérito é todo seu... - Alberto interrompeu de pronto para dar aso a alguma modéstia:</text:p>
      <text:p text:style-name="P5">- O mérito não é só meu. Apesar de ser eu o líder, reconheço que foi um trabalho árduo de toda a equipa. Acho justo que os meus colegas também tenham esse reconhecimento, pois eu sem eles nada poderia fazer... - Julius esboçou um sorriso abafado que o auscultador de Alberto não conseguiu decifrar. Não lhe contara nada que não esperasse ouvir.</text:p>
      <text:p text:style-name="P5">- Mandarei reservar de imediato um lugar no primeiro voo que parta amanhã de manhã de Portugal com destino a Viena. Quero os resultados dos testes num envelope selado, dentro de uma mala especialmente preparada para transporte de documentação crítica. E por último... - E foi aqui que o Português ficou deveras surpreso com o que os sinais eléctricos e as ondas de rádio trouxeram da Áustria até Portugal - … Quero que você se algeme à própria pasta. Não quero correr o risco de tê- -lo afastado um minuto sequer desses documentos. Nem sequer para ir à casa de banho. Pode ficar descansado que no aeroporto não lhe farão perguntas, trataremos disso... Se esses papéis caiem nas mãos da concorrência ou no colo de alguém sem escrúpulos, ficamos todos no desemprego e com a maior “cara de pau“ da história da indústria farmacêutica. Estamos a falar da descoberta do século. Sabe-se lá o que as mentes criminosas que polulam a nossa sociedade poderiam fazer com um “bomba” destas.... Todo o cuidado é pouco! - Voltou a repetir. Alberto começava a sentir-se preocupado e com algum receio. Agora que o corpo lhe libertava a mente e ele caía em si <text:s/>assentando os pés no chão, apercebia-se de que ser o carteiro responsável por este tipo de correio explosivo poderia ser uma enorme honra mas ao mesmo tempo também era uma grande dor de <text:soft-page-break/>cabeça. Não obstante o pequeno nó que entretanto se lhe tinha enrolado à garganta, acabou por concordar com as palavras do seu chefe e tudo o que conseguiu acrescentar foi um claro: “Sim. Com certeza!”.</text:p>
      <text:p text:style-name="P5">- Contactarei o responsável pela segurança aí em Leiria. Informá-lo-ei, na medida do estritamente necessário, para que ele providencie todos os processos necessários à segurança da operação... Se tiver dúvidas, os detalhes são com ele. Boa sorte! - Terminou Julius. Alberto voltou a repetir aquilo que parecia ser a única frase que agora conhecia; a declaração de concordância.</text:p>
      <text:p text:style-name="P14">Data e Hora: 20 de Agosto de 2010, 06:00</text:p>
      <text:p text:style-name="P2">Local: Arredores de Leiria</text:p>
      <text:p text:style-name="P2"/>
      <text:p text:style-name="P5"><text:span text:style-name="T1">O relógio marcava as s</text:span><text:span text:style-name="T1">eis horas da matina </text:span><text:span text:style-name="T1">em ponto</text:span><text:span text:style-name="T1">.</text:span> Foi este o horário vespertino que Alberto colocou como meta para o seu despertador no dia em que o seu mundo giraria mais do que o costume. O levantar do braço, movimento abrupto, sonolento e repentino, fez com que o telemóvel de toque espalhafatoso se estatelasse no soalho flutuante de madeira. A tampa que protegia a bateria do aparelho saltou de imediato para debaixo da cama, seguindo-se-lhe a própria bateria. Alberto tinha de estar nos laboratórios da Farmadex em menos de quarenta e cinco minutos. Com um olho fechado e outro entreaberto ajoelhou-se no chão e voltou a juntar as peças do telefone que por sorte não aparentava ter sofrido grande mazela. Foi com o mesmo trejeito de preguiça que se dirigiu à casa de banho e começou a fazer a barba. Dois cortes provocados pelo nervosismo miudinho e pelo nevoeiro gerado pela presença de ramelas nos olhos fizeram-se aparecer. Cerca de meia hora e cinco minutos depois Alberto tomava uma bica rápida no café da esquina. Exactamente dez minutos depois passava o cartão pessoal de funcionário pela ranhura que possibilitava o movimento rotativo da porta de entrada do prédio. Entrou, tão pontual quanto um relógio suiço.</text:p>
      <text:p text:style-name="P5"/>
      <text:p text:style-name="P5">Samuel, o responsável pela segurança da Faramadex de Leiria, esperava-o no átrio principal, junto à recepção. O fato, preto e apertado, envergava-o ridiculamente engomado como de costume. E Alberto não era o único a conjecturar sobre o como alguém conseguiria sequer respirar dentro daquela prisão de tecido. De quando em vez, a título de piada, alguém o questionava sobre isso. Samuel sempre se mostrara um homem de poucas palavras. Em dois anos de convivência esta seria certamente a primeira vez em que trocariam mais do que um simples cumprimento de circunstância. No chão, junto aos seus sapatos, também eles imaculadamente engraxados e luzidios como se acabassem de sair da montra da loja, uma mala cinzenta repousava no soalho, aguardando ansiosamente pela passagem de testemunho. <text:s text:c="65"/><text:line-break/></text:p>
      <text:p text:style-name="P5">- Bom dia! - Exclamou Alberto, esboçando um sorriso forçado. O seu interlocutor respondeu-lhe de igual modo.</text:p>
      <text:p text:style-name="P5">- Mesmo na hora. Perfeito! - Continuou Samuel. Sem demoras, agachou-se, pegou na mala e <text:soft-page-break/>passou-a para as mãos de Alberto. Em seguida mete a mão no bolso do casaco e retira um par de algemas cor de prata. De imediato prendeu uma das algemas no puxador da maleta. - Sabe como é... São questões de segurança muito importantes... O senhor Julius foi muito claro quanto a isto... Não o quer longe da mala, nem por um segundo sequer, daí as algemas... Desculpe mas tem de ser. - Samuel pareceu-lhe sincero pela forma preocupada como tentou explicar a situação. - De qualquer das maneiras, aqui tem a chave... Não lhe recomendo é que a use a não ser num caso de extrema necessidade, como por exemplo... - Apontou para a braguilha e simulou urinar. Houve uma pequena e fugaz troca de sorrisos inquietos que serviu para quebrar o gelo. Alberto enfiou o pulso na argola da algema. Depois, com um “click” breve e quase imperceptível, <text:s/>Samuel obrigou-a a fechar-se-lhe em volta do mesmo. - Considere ser este o seu o bilhete. Temos exactamente uma hora e cinquenta minutos para apanhar o avião. Vamos... Levá-lo-ei pessoalmente ao aeroporto. Durante o caminho falaremos sobre os detalhes da operação. </text:p>
      <text:p text:style-name="P5">- “Operação” - Esta palavra, e sobretudo o modo como ela fora pronunciada, fez com que os pêlos do braço se lhe arrepiassem todos de uma só vez. Afinal de contas só tinha de entregar uma mala com documentos num país distante, como é que uma missão aparentemente tão simples poderia ganhar o estatuto de “operação”?. Alberto sentiu uma pontada de ansiedade a deambular pelo seu corpo, uma sensação desconfortável, como um mau presságio. Durante as primeiras horas que passara na cama, na noite anterior a esta, às voltas para tentar adormecer, alturas houve, durante o estado de vigília, em que monstros de um futuro sem rosto lhe assolaram os pensamentos, assombrando-lhe o leito com cenários dignos de um filme policial. A informação que se preparava para levar até Viena poderia custar-lhe a vida. Percebera isso com clareza às primeiras horas da manhã. Era a descoberta do século. Ao menos a maior que ele viveria, sem sombra de dúvida. O que não devia faltar por aí era gente sem escrúpulos, disposta a tudo e mais alguma coisa, a fazer tudo o que fosse preciso sem olhar a meios para deitarem as unhas a tão valiosa informação. Os medos de Julius faziam todo o sentido. - “ Não sejas tão melodramático! Vais ver que tudo vai correr bem!... Acalma-te, respira fundo!” - Pensou, tentando conter o que lhe parecia ser o prenúncio de um ataque de pânico eminente, segundos antes de entrar para o BMW cinza que o levaria até ao aeroporto internacional de Lisboa.</text:p>
      <text:p text:style-name="P5"/>
      <text:p text:style-name="P18">Os habituais procedimentos antes do embarque não foram aqueles a que estava habituado. O porquê <text:soft-page-break/>de tais alterações viria depois. Limitou-se a seguir o segurança da empresa. Nas imediações da pista 2 esperava-os um jacto particular. Afinal não havia nada de voos comerciais. Por esta é que ele não estava à espera, e talvez por isso tenha ficado tão sem palavras quando Samuel lhe explicou a mudança de planos. O voo <text:span text:style-name="T5">charter</text:span> levaria apenas três passageiros a bordo, incluindo-se nessa lista o próprio piloto da aeronave e perfazendo-se o trio com Alberto e Samuel. Saltava à vista que a Farmadex não se poupara a custos. Pelo aspecto da carruagem <text:span text:style-name="T3">subentendia-se</text:span><text:span text:style-name="T1"> </text:span>que o mais importante seria mesmo o secretismo da deslocação. Com as devidas cunhas, num voo fretado como este evitavam-se alguns constrangimentos e determinadas verificações de segurança mais abusivas que por norma são levadas a cabo nos aeroportos. <text:span text:style-name="T1">Nada de inspecções e olhares indiscretos de terceiros sobre a bagagem dos passageiros ou sobre a maneira peculiar como a carga seria transportada pelo portador.</text:span> Quinze minutos volveram até que o Hawker 400XP de cor branca se despedisse do solo firme. Pelo que Alberto fez questão de inquirir junto do condutor do aparelho, a viagem duraria cerca de duas horas e trinta minutos<text:span text:style-name="T1">.</text:span></text:p>
      <text:p text:style-name="P5"/>
      <text:p text:style-name="P3">Os primeiros três quartos de hora não deixaram o estômago de Alberto descansar absolutamente nada. Apesar de bem recostado no confortável banco de pele de cor bege, incontáveis foram as vezes em que contemplou apreensivo o seu pulso esquerdo, o tal que havia sido feito prisioneiro de uma mala de documentação recheada de insegurança e conhecimento. Samuel fitava-o de quando em vez, e sempre que do seu estado de vigília se afastava por breves segundos, um sorrisinho inquietante e discriminador brotava dos seus lábios, serpenteando na direcção de Alberto. </text:p>
      <text:p text:style-name="P3">- “ Medricas! - Deve ser o que ele está a pensar... Que sou um medricas!” - Se alguém lho perguntasse naquele momento não saberia dizer com clareza se era o ar de gozo ou o olhar inquiridor do segurança aquilo que mais o afectava. Talvez fossem as duas coisas juntas. Talvez estivesse a levar a imaginação longe de mais e a ver o que não existia. A única coisa que sabia ao certo era que a sua presença o afectava ainda mais. - “ E se ele for corrupto?... E se ele foi pago para me matar e me roubar a informação?... Será que ele sabe detalhes acerca do conteúdo?... E será que o piloto é de confiança? Como sei que os dois não me prepararam uma cilada?... Pode muito bem acontecer. Cortam-me o pulso para me retirarem a pasta e depois atiram-me para fora do avião... Se calhar têm os dois pára-quedas... Roubam-me a pasta e depois saltam borda fora, deixando-me entregue ao destino... Ou então matam-me ainda a bordo e ... “.<text:line-break/><text:soft-page-break/></text:p>
      <text:p text:style-name="P3">- Exactamente! Com certeza! - Exclamou Samuel. Alberto sentiu o coração dar um pulo dentro da cavidade torácica, ficando com a clara sensação que o orgão não conseguira recuperar a posição inicial. Adormecera por breves segundos e despertara num estado de agitação impróprio para a saúde de qualquer um. Esbugalhou os olhos ao máximo e demorou outros tantos segundos a perceber que Samuel não se dirigia a ele. Falava ao telefone com alguém. Adormecer no meio de pensamentos tão nefastos é tão mau como tomar um comprimido indutor de pesadelos ou realidades paralelas. Simplesmente macabro! Agora era ele quem fitava o indivíduo que se sentava dois bancos ao lado, perscrutando ao pormenor o homem e as suas palavras, ainda em busca de quaisquer sinais externos que anunciassem o prelúdio de uma conspiração. Esperava um ponto de situação ou uma explicação mas mais não obteve do que um sorriso de gentileza rebuscado e com ar de artificialidade. Passaram mais dez ou quinze minutos até que as pálpebras de Alberto voltaram a travar nova batalha, da qual rapidamente sairiam derrotadas, caindo-lhe sem piedade sobre os olhos cansados, como o pano que se estende diante da vista enevoada de um frágil humano antes deste sucumbir a uma súbita e inesperada quebra de tensão arterial. Quando voltou a acordar fê-lo na pior das alturas...</text:p>
      <text:p text:style-name="P3"/>
      <text:p text:style-name="P3">Apressada... Era assim que se ouvia a voz do piloto pelo pequeno altifalante da carlinga. Samuel não estava na cadeira onde seguira até então. Encontrava-se à sua frente. Andava de pé no meio do corredor e dirigia-se acelerado à cabina do <text:span text:style-name="T5">cockpit</text:span>. Escutava-se o som assustador do vento a exercer violência contra a fuselagem. O barulho inquietante que vinha de fora parecia ter tomado conta do habitáculo, esgueirando-se furtivamente para o seu interior. Entrava vento pela fuselagem. O avião abanou duas vezes. Fê-lo primeiro para o lado direito resolvendo depois repetir o feito sobre o flanco esquerdo. As luzes do tecto e do tapete do corredor apagaram e acenderam outras tantas vezes. As máscaras de oxigénio romperam assustadoramente o alçapão que lhes servia de esconderijo e fizeram-se mostrar sobre as cadeiras do aparelho. O avião deu outro solavanco e perdeu definitivamente a horizontalidade de voo que só a grande custo conseguira manter até então. Algo de muito mau se passava. Uma nova e inesperada sacudidela para a esquerda fez com que Samuel perdesse o equilíbrio e se ajoelhasse sobre uma das pernas, junto à porta do <text:span text:style-name="T5">cockpit</text:span>, à qual teve de se segurar com vigor afim de evitar o <text:span text:style-name="T1">estatelamento</text:span> total. As luzes interiores voltaram a <text:soft-page-break/>apagar, mas desta vez não mais acenderiam. Se houve gritos de pânico, estes não tiveram a pujança suficiente para se fazerem ouvir acima do turbilhão de desastre que tomara de assalto a máquina voadora. Três minutos!... Foi quanto bastou para que o aparelho e o seu trio de ocupantes se desfizessem num mar destroços, em pleno solo rochoso e <text:span text:style-name="T2">encrespado</text:span>. Durante o caminho percorrido na sua viagem em direcção ao chão duro e firme, e apesar do mesmo ter sido feito rápido de mais para ser expressado em hábeis palavras, o Hawker fretado teve ainda tempo suficiente para aumentar o número de vidas humanas que resolvera sepultar consigo naquele dia fatídico. Nada mais nada menos, do que todos os que seguiam a bordo de um malogrado vôo de número DZ345, com o qual entrou em rota de colisão contra a mais céptica das estatísticas, num acidente sem quaisquer precedentes históricos. <text:s/>Atingindo de rompante sobre a sua asa esquerda, o possante Boeing que viajava numa rota semelhante a escassas centenas de metros de distância, não foi capaz de resistir aos golpes infligidos por este assassino de menor porte surgido do nada. O avião de passageiros despenhou-se mais ou menos na mesma zona com pouco mais de trinta segundos de intervalo em relação ao seu predecessor. Trinta minutos mais adiante, era ele que se transformava na catástrofe noticiosa do dia. Do jacto <text:span text:style-name="T5">kamikaze</text:span>, por desconhecimento, as notícias nos meios de difusão não deram conta alguma. <text:span text:style-name="T1">Apenas alguns executivos da Farmadex </text:span><text:span text:style-name="T1">e</text:span><text:span text:style-name="T1"> a torre de cont</text:span><text:span text:style-name="T1">r</text:span><text:span text:style-name="T1">olo </text:span><text:span text:style-name="T1">do aeroporto de Viena</text:span> sabiam que um pequeno avião tinha desaparecido no mesmo local, à mesma hora. </text:p>
      <text:p text:style-name="P3"/>
      <text:p text:style-name="P3">Por esta altura o dispositivo de geo-localização colocado na mala de Alberto continuava a emitir sinal perto do local do desastre embora não fizesse qualquer movimento há mais de trinta minutos, mais ou menos o mesmo espaço de tempo que passara desde que o sinal do aparelho desaparecera dos radares dos controladores em Viena e se imobilizara nos monitores holográficos instalados na sala da administração da empresa.</text:p>
      <text:p text:style-name="P3"/>
      <text:p text:style-name="P14"><text:line-break/>Data e Hora: 20<text:span text:style-name="T1"> de </text:span><text:span text:style-name="T1">Agosto</text:span><text:span text:style-name="T1"> de 2010, 13:40</text:span><text:span text:style-name="T35"><text:line-break/></text:span><text:span text:style-name="T1">Local – Alpes austríacos</text:span></text:p>
      <text:p text:style-name="P2"/>
      <text:p text:style-name="P3"><text:span text:style-name="T1">Começara a nevar.</text:span> O forte manto branco que resolvera cair incessantemente nas últimas duas horas, atrasava o início das operações de resgate. Os familiares dos passageiros do voo da transportadora Portuguesa choravam os seus queridos enquanto ansiavam por notícias oriundas do topo dos Alpes. <text:s text:c="2"/>Enquanto isso, na sede da Farmadex, mais do que chorarem-se as perdas humanas, choravam-se sobretudo as perdas materiais, e isto enquanto se trocavam dezenas de telefonemas e emails internos. Para um pequeno grupo de pessoas, o desaparecimento de uma pasta preta de kevlar com um aglomerado de papéis nas suas entranhas sobrepunha-se ao estilhaçar de centenas de vidas humanas. </text:p>
      <text:p text:style-name="P3"/>
      <text:p text:style-name="P3">Julius Lambert mandou reunir o Conselho de Administração para uma reunião de emergência. No meio de tanta azáfama, as condolências à família de Alberto e Samuel acabariam por ficar para segundo plano. O seu semblante denotava frustração, ansiedade e acima de tudo pânico e descontrole emocional. Além dele, havia mais sete pessoas naquela sala. Os dois vice-presidentes; Aaron Cotar e Marcus Dreifur, o responsável dos serviços de segurança da Farmadex; Julian Bernard, o qual coordenara grande parte da logística da operação, as duas técnicas responsáveis pelos departamentos de investigação e desenvolvimento (Áustria e <text:s/>Portugal); Roberta Levingston e Adriana Volvstein, respectivamente, ambas doutoradas com distinção em pesquisa clinica pela f<text:span text:style-name="T2">aculdade de <text:s/>Medicina de Viena</text:span>, o relações públicas da empresa; Nicholas Stratovsky, e <text:s/>por fim o engenheiro-arquitecto; Thomas Danash, o homem que tem a seu cargo a parte mais tecnológica e de infraestrutura. Um <text:span text:style-name="T5">hacker</text:span> por excelência. Com apenas 26 anos de idade, fora ele o mentor do avançado sistema de biometria integrado da <text:s/>Farmadex, o qual já se encontrava sob patente.</text:p>
      <text:p text:style-name="P3"/>
      <text:p text:style-name="P3">- Como é que uma coisa destas pode ter acontecido?? - Berrou Julius enquanto desferia um golpe seco e ruidoso no frágil tampo de vidro da mesa de reuniões. Meia dúzia de “clicks” e “clacks” acompanharam o nascimento de várias micro-fissuras na dita superfície para as quais todos olharam. - Não consigo imaginar que logo hoje o destino quisesse colher o nosso avião! Alguém me dê <text:soft-page-break/>explicações para o sucedido! Vocês viram as notícias?... É possível que o acidente do voo internacional tenha algo que ver com a perda do nosso jacto? Haja alguém que me elucide antes que eu perca as estribeiras!... - Olhares silenciosos de desconfiança e amedrontamento foram em silêncio trocados entre todos. Houve até quem conseguisse suplantar a ausência de som com um engolir de saliva visível e comprometedor. Essa pessoa foi Bernard. Julius retomou a conversa:<text:line-break/><text:line-break/>- Quero que me tirem isto a limpo, o mais brevemente possível! - Bernard inspirou fundo e decidiu-se a intervir, embora tenha começado por constatar o óbvio: - Temos de recuperar a documentação quanto antes. A pasta blindada utilizada pelos nossos serviços é feita do mesmo revestimento das coletes à prova de bala. Certamente estará intacta. O nosso principal problema é colocar alguém no local antes das autoridades. No meio de tudo isto creio que a meteorologia joga a nosso favor já que enquanto as situação actual se mantiver não se iniciarão as buscas. E se me dá licença tratarei disso quanto antes... - Julius acenou afirmativamente com a cabeça.<text:line-break/>- Estás por tua conta então. Quero essa mala aqui nesta sala no prazo máximo de 48 horas! Inviolada!<text:line-break/>- 48 horas?... Mas isso é quase impossível, e se continuar a borrasca não sei como... - Balbuciou Julian. - As veias sexagenárias da testa de Julius empolgaram-se e encheram-se de sangue numa questão de milissegundos. <text:line-break/>- Não quero mas nem meio mas.... Esta operação era da tua responsabilidade, não admito mais falhas. Estamos a falhar da descoberta do século... Vocês têm a perfeita noção daquilo que podemos ter perdido?... Trabalho de anos a fio.... Já para não falar em termos financeiros... Estamos a falar de vários biliões de euros, entre licenciamentos, vacinas, etc, etc... Não me interessa se é fácil ou difícil... se essa mala ainda estiver intacta... - Fez uma pequena pausa fechando as pálpebras. - … E espero bem que aquilo que me disse corresponda à verdade... quero-a aqui o mais rápido possível, não quero que ninguém lhe deite as mãos antes de nós. Isso seria o fim da Farmadex! O fim dos postos de trabalho de todos os que aqui estão!... Seríamos a chacota da indústria farmacêutica. Não quero que olhe a meios, faça o que for necessário mas traga-me aquela pasta o quanto antes!... Está autorizado a utilizar o helicóptero da empresa, informarei desde já o piloto. Ele vai ter de voar para lá se quiser manter o salário chorudo que ganha. - Depois apontou para a porta. - Pode sair, a partir deste momento está dispensado do resto desta reunião. - Bernard agradeceu e saiu de imediato. A <text:soft-page-break/>sua pele estava quase tão branca como a neve que sujava as ruas da cidade. A sua mente estava um caos e a aliança que esta fizera com <text:span text:style-name="T2">tremideira</text:span> fria que lhe percorria o corpo não o deixava raciocinar com clareza. Saiu do edifício e a sua primeira reacção foi dirigir-se ao pequeno quiosque de toldo amarelo que estava na esquina <text:span text:style-name="T2">da 45 com a 53</text:span><text:span text:style-name="T1">, para comprar um maço de cigarros e um isqueiro. Abriu o pacote e acendeu <text:s/>o redondo cartucho de papel, inspirando o fumo com tal força que fez com que sentisse um ligeiro ardor nos pulmões. Deixara de fumar há dois anos e meio. Hoje era o dia da recaída.</text:span></text:p>
      <text:p text:style-name="P3"/>
      <text:p text:style-name="P15">Julius deu por terminada a reunião cerca de vinte minutos depois de Bernard ter sucumbido à tentação do vício adormecido. Dela se concluiu que Adriana Volvstein viajaria para Portugal no dia seguinte para dar apoio ao núcleo Português, ajudando sobretudo na parte burocrática, nomeadamente no que dizia respeito ao seguro de vida dos funcionários que a haviam perdido, mas também para fazer um relatório completo sobre os últimos dias do laboratório Português. Analisaria a rotina e os passos diários de todos os envolvidos na investigação XV-101, recolheria depoimentos, faria uma data de inquirições e escarafuncharia por tudo quanto fosse canto do laboratório. Havia um montão de burocracia e papelada para resolver. Faria certamente o trabalho de investigação para o qual tinha as devidas qualificações, mas desta vez sentia que pelo menos por uns dias se iria tornar também numa espécie de investigadora criminal, tipo aquelas actrizes que surgiam na série de televisão norte-americana CSI (Crime Scene Investigation), que ela tanto adorava acompanhar na televisão por cabo. Embora à partida a missão que lhe fora incumbida não lhe parecesse demasiado complicada, a verdade é que ela não se sentia muito confortável sobre qual a melhor forma de passar à prática as pretensões de Julius. Fosse como fosse, o laboratório era, em última análise, da sua responsabilidade e fora ela quem escolhera Alberto para o cargo. Para ela era uma missão pessoal também já que era antiga amiga de faculdade dele. Haviam-se conhecido há uns anos atrás na faculdade de Viena onde Alberto tiraria o mestrado após um período de Erasmus. Por todas estas razões não tinha outro remédio senão aceitar a decisão sem deixar transparecer um pingo de incerteza ou hesitação. <text:line-break/><text:line-break/>O elemento mais novo do grupo, o jovem Danash, ficara com a árdua tarefa de investigar toda a infra-estrutura de rede de modo a perceber se alguma anomalia estivera presente no sistema, nas ultimas horas. Thomas, que por acaso até foi o último a sair da sala de reuniões, logo atrás de Roberta, foi o primeiro a estremecer com o que se passaria em seguida. Mal as suas mãos haviam acabado de cerrar as portas do gabinete atrás de si, um derradeiro golpe desferido com raiva fez ecoar por toda a ala o estilhaçar por completo do tampo da mesa, provocando-lhe um involuntário espasmo nos ombros ao qual Roberta deu a devida réplica sequencial.</text:p>
      <text:p text:style-name="P3"/>
      <text:p text:style-name="P3">Cerca de meia hora mais adiante, Julian voltava a entrar no edifício principal da Farmadex. Uma das duas recepcionistas loiras chamou-o:</text:p>
      <text:p text:style-name="P3"><text:soft-page-break/>- Sr. Bernard! O Dr. Julius pediu-me para o informar que tanto o piloto como o helicóptero estão prontos para partir, assim que o senhor entender.</text:p>
      <text:p text:style-name="P1">- Obrigado, Luigia. - Assim se chamava ela. E mais não disse. Dirigiu-se ao elevador que dava acesso ao terraço e consequentemente ao pequeno heliporto privado. <text:line-break/><text:line-break/>O Robisson R44 tinha mais um passageiro lá dentro para além do piloto do qual nunca soubera nem fazia questão de saber o nome. O outro pendura que o acompanharia na pequena excursão até aos Alpes era Marcus, um dos vices da empresa e o braço direito de Julius. Cumprimentou os dois e subiu a bordo. O piloto fez com que as pás do rotor iniciassem a sua azáfama barulhenta. Se tudo corresse como planeado, sensivelmente dentro de duas horas e meia teriam percorrido os mais de 400 km que os separavam do monstro de 3500 metros de altitude, denominado de Schalfkogel.</text:p>
      <text:p text:style-name="P1">- Só espero que voltemos todos. Voar com este tempo é de loucos! - Vociferou o homem do capacete no preciso momento em que tirou o aparelho do telhado. Excusado será dizer que este receio era partilhado por todos.<text:line-break/></text:p>
      <text:p text:style-name="P14"><text:span text:style-name="T2">CAPITULO V – O <text:s/></text:span><text:span text:style-name="T7">Schalfkogel</text:span><text:span text:style-name="T5"><text:line-break/></text:span><text:span text:style-name="T15">Data e Hora: 17 de Agosto de 2010, 11:50 <text:line-break/></text:span><text:span text:style-name="T15">Local: Algures sobre os Alpes Austríacos</text:span></text:p>
      <text:p text:style-name="P6"/>
      <text:p text:style-name="P1"><text:span text:style-name="T1">Aproxima</text:span><text:span text:style-name="T1">r</text:span><text:span text:style-name="T1">am-se pelo lado norte, ligeiramente descaídos a este. </text:span>À sua frente e à direita, podia ver-se com clareza a sequência esbranquiçada de topos desenhados pelo monte <text:span text:style-name="T5">Ramolkogel</text:span>, pelo <text:span text:style-name="T5">Spiegelkogel</text:span>, pelo <text:span text:style-name="T5">Firmisanschneide</text:span>, e finalmente pelo <text:span text:style-name="T5">Schalfkogel</text:span>. Uma sensação que todos sentiram de um modo ou de outro foi a noção do quão pequenos eles e aquele helicóptero eram, perante os tamanhos gigantes da natureza que os aguardavam à chegada. Marcus sentiu-se um anão no meio de tanta imensidão. Julian sentiu-se emocionado com a estranha sensação de bem estar e plenitude que o inundava da cabeça aos pés. <text:line-break/><text:line-break/>O dispositivo localizador emitia um “bip bip” cada vez mais ritmado. A distância triangulada por satélite indicava pouco mais de 2000 metros de distância em relação ao emissor.</text:p>
      <text:p text:style-name="P1">- Minha nossa! - Exclamou Marcus, sobressaltado. - Olhem ali em baixo! - Junto a umas escarpas rochosas, a cerca de cem ou cento e cinquenta metros de distância do ágil R44, e em direcção ao solo, <text:span text:style-name="T2">entreluziam</text:span> <text:s/>os restos metálicos das turbinas e da zona das asas de um enorme avião. Olhando com mais atenção, podia ver-se um assustador, algo intermitente, e deveras irregular, carreiro de pedaços de metal retorcidos e de pequenos objectos em chamas, o qual se estendia tanto para trás como para a parte da frente dessa posição intermédia de maior concentração de destroços. O cemitério do voo 345 estendia-se pela plenitude outrora pacata e adormecida da cordilheira. Por um breve momento Julian pensou sentir e ouvir na sua mente os gritos de terror das almas vitimadas pelo acidente a fazerem ricochete nas paredes rochosas e a ecoarem directamente em direcção a si. Sentiu um calafrio enorme na espinha, como se trespassado por uma miríade de fantasmas novos e desorientados, e não conseguiu sequer disfarçar o gesto de tremura, entrando quase em transe por breves milésimos de segundo. Um novo acelerar do ritmo do <text:span text:style-name="T2">geo-localizador</text:span><text:span text:style-name="T1"> despertou-o do tormento </text:span><text:span text:style-name="T1">em que ele próprio se enfiara</text:span><text:span text:style-name="T1">.</text:span></text:p>
      <text:p text:style-name="P1"/>
      <text:p text:style-name="P3">- 980 metros! Estamos bastante perto já, daí o sinal se estar a tornar tão intenso... - Comentou Marcus que focava agora o olhar no pequeno aparelho de polígonos tridimensionais, <text:s/>tentando <text:soft-page-break/>assim distrair e afastar a sua mente para longe de outros pensamentos mais claustrofóbicos e agonizantes. De qualquer forma eles também não poderiam fazer nada mais pelos corpos carbonizados e desprovidos de vida que jaziam sepultados no meio da neve gélida e outrora imaculada, daí que achasse que o melhor fosse mesmo concentrarem-se na missão que ali os trouxera.<text:line-break/>- Esperemos que o local seja de fácil acesso! - Ripostou Julian.<text:line-break/>- Não será fácil aterrar, se não for possível tentarei baixar ao máximo e manter o aparelho em suspensão... e terão de descer assim. Há demasiado vento lateral e com tanto branco é difícil ter a noção de todos os declives... - Completou o piloto da máquina, que até aí apenas abrira o bico por duas ou três ocasiões, sempre para dar actualizações de carácter técnico. De facto, não apenas ele permanecera grande parte da viagem <text:span text:style-name="T2">vetado</text:span><text:span text:style-name="T1"> ao silêncio. Durante as mais de duas horas de duração do voo, muito poucas palavras se haviam trocado entre o trio, apenas uma ou outra observação de circunstância e pouco mais. </text:span><text:span text:style-name="T1">Fora sobretudo um voo de consternação e apreensão. </text:span><text:span text:style-name="T1"><text:line-break/>- Por mim tudo bem. - Concordou Bernard. Marcus apenas acenou com a cabeça.</text:span></text:p>
      <text:p text:style-name="P3"><text:line-break/>O dispositivo assinalava a marca dos 120 metros no circulo mais interior em redor do ponto de emissão do sinal, quando os primeiros sinais físicos do <text:s/>Hawker se tornaram visíveis a olho nu. O pássaro de destroços metálicos enfeitava a paisagem com um mau gosto assinalável.</text:p>
      <text:p text:style-name="P3"><text:line-break/>- Ali está ele! - Apontou Julian, com alguma satisfação e alivio à mistura. Lá bem no fundo só agora ele realmente acreditava ser possível recuperar a mala perdida. <text:line-break/>- Acho que consigo pousar ali à frente naquele local mais plano, tem muito pouca neve e parece-me ser rocha firme por baixo. - Comentou o homem que tinha a seu cargo os comandos da pequena cabine voadora. - Afinal a sorte parecia querer sorrir-lhes. Não só tinham encontrado o avião como também tinham possibilidades de aterrar bem perto do local, numa zona onde o chão não se encontrava totalmente encoberto pelo mesmo manto branco que tapava quase tudo por ali. Para o sucesso total faltava apenas a <text:s/>última etapa da aventura que era recuperar intacta a documentação. Pousaram no solo.<text:line-break/><text:line-break/>Julian seguia na frente, uns míseros dois ou três metros à frente de Marcus, que resolvera <text:soft-page-break/>acompanhá-lo. Desde que partira de Viena que Bernard achava que a presença de Marcus se devia talvez a uma extrema e sobretudo infundada falta de confiança na sua pessoa, ou no mínimo a um excesso de zelo por parte do Conselho de Administração da Farmadex. Ele não assistira a toda a reunião, por isso não sabia de quem partira a iniciativa, mas tinha no entanto as suas suspeitas. Isso irritava-o um pouco mas não tanto assim como para se chatear demasiado com isso. Pensou para consigo: <text:line-break/>- “Concentra-te apenas em fazer o teu trabalho e mais nada.... Recuperas a porcaria da mala e logo à noite já estás a desfrutar no sofá... com a lareira acesa (<text:span text:style-name="T41">em AGOSTO? Isto não pode passar-se no verão!!! REVER!</text:span>) e a beber um bom copo de vinho enquanto vês o <text:span text:style-name="T2">joguito</text:span> do Áustria de Viena na TV”. - Ao ritmo de cada passo que ia cravando na fina película de neve ia também conseguindo afastar os pensamentos mais teimosos que habitavam a sua <text:span text:style-name="T2">psique</text:span> e libertar-se <text:s/>para a importante tarefa que tinha em mãos. O frio era imenso, com a pressa nem se agasalhara devidamente. Esfregou as mãos para se aquecer.<text:line-break/><text:line-break/>Ao contrário do aparelho da TAP, o pequeno jacto ainda mantinha muito da forma original. Estava, evidentemente, completamente destruído, com a espinha partida ao meio por assim dizer, mas pelo menos as asas e o “cockpit” ainda estavam acoplados ao restante esqueleto. Apenas a parte da cauda desaparecera quase por completo, parecendo ter sido rasgada pelos dentes afiados de um qualquer monstro imaginário. <text:span text:style-name="T1">Julian aproximou-se do aparelho, a porta de acesso ao interior encontrava-se do lado oposto. Decidiu contorná-lo pela parte da frente, passando pela cabina. Mais por instinto do que por qualquer outra coisa, apoiou as mãos sobre a base do vidro estilhaçado, esfregou-ou </text:span><text:span text:style-name="T1">para limpar a fina capa de neve </text:span><text:span text:style-name="T1">e debruçou-se de modo a poder espreitar para o interior. Viu exactamente aquilo que esperava: O corpo morto do piloto da aeronave, </text:span><text:span text:style-name="T1">sentado aos comandos, </text:span><text:span text:style-name="T1">com uma mancha enorme de sangue a brotar-lhe da fronte. O capacete, rachado pela metade, deixava-lhe parte do escalpe à mostra</text:span><text:span text:style-name="T1">. </text:span><text:span text:style-name="T1">Desviou o olhar e p</text:span><text:span text:style-name="T1">rosseguiu caminho </text:span><text:span text:style-name="T1">para </text:span><text:span text:style-name="T1">o lado oculto do aparelho, onde o impacto com o solo remexera e acumulara uma camada de neve ligeiramente mais alta </text:span><text:span text:style-name="T1">que o topo do aparelho</text:span><text:span text:style-name="T1">. Foi então que o seu coração deu um sobressalto colossal, e não foi por ver nenhum outro cadáver. Antes fosse.<text:line-break/><text:line-break/>A porta de entrada estava aberta. </text:span><text:span text:style-name="T1">D</text:span><text:span text:style-name="T1">ela emergia em direcção ao sopé da montanha </text:span><text:span text:style-name="T1">(</text:span><text:span text:style-name="T1">e também no </text:span><text:soft-page-break/><text:span text:style-name="T1">sentido inverso</text:span><text:span text:style-name="T1">)</text:span><text:span text:style-name="T1"> um conjunto de dois pares de pegadas. </text:span><text:span text:style-name="T2">Pelo menos duas pessoas haviam logrado sair do avião com vida, não tinha a mínima dúvida sobre isso.??</text:span><text:span text:style-name="T1"> E ao que parec</text:span><text:span text:style-name="T1">e</text:span><text:span text:style-name="T1"> as mesmas teriam acabado por regressar de novo ao abrigo da fuselagem, </text:span><text:span text:style-name="T1">isto </text:span><text:span text:style-name="T1">a julgar pelo </text:span><text:span text:style-name="T1">sentido do </text:span><text:span text:style-name="T1">segundo conjunto de pegadas. <text:s text:c="2"/>- “Com o desnorte talvez tenham tentado numa primeira instância refugiar-se fora do aparelho... e cedo perceberam que a ideia não era de todo a mais esperta... Não com estas temperaturas que por aqui se fazem sentir.” - Foi a explicação que primeiro lhe subiu à cabeça naquele instante de perplexidade e excitação. Marcus chegou até ele e interrompeu-lhe o precioso momento de reflexão </text:span><text:span text:style-name="T1">interna</text:span><text:span text:style-name="T1">.</text:span><text:span text:style-name="T4"><text:line-break/><text:line-break/></text:span><text:span text:style-name="T1">- O que aconteceu? Parece que viste um fantasma, homem. Estás pálido! - Perguntou.<text:line-break/>- Olhe para isto. - Apontou para o chão. - Parece que temos sobreviventes. </text:span><text:span text:style-name="T1">Dois.</text:span><text:span text:style-name="T1"><text:line-break/>- </text:span><text:span text:style-name="T1">Como?... </text:span><text:span text:style-name="T1">Mas será possível?... </text:span><text:span text:style-name="T1">Mas isso é óptimo, não devíamos ficar contentes? - Questionou Marcus, surpreendido pela aparente desilusão expressa no rosto </text:span><text:span text:style-name="T1">mal barbeado </text:span><text:span text:style-name="T1">de Bernard. <text:line-break/>- Não é isso... simplesmente não estava à espera... - Antes de entrar no interior do jacto, bradou por um par de vezes:<text:line-break/>- Está alguém aí? - Nem ele nem o vice sabiam o nome de nenhum dos </text:span><text:span text:style-name="T1">eventuais</text:span><text:span text:style-name="T1"> passageiros do Hawker ou qual o seu número efectivo. </text:span><text:span text:style-name="T1">Por lapso de Julius essa informação nunca lhes fo</text:span><text:span text:style-name="T1">ra</text:span><text:span text:style-name="T1"> fornecida. </text:span><text:span text:style-name="T1">A única resposta que obtiveram foi a do vento esquivo a assobiar no alto das montanhas e a raspar nas bordas da carcaça metálica estampada por entre os blocos de neve dura. Entraram.<text:line-break/><text:line-break/>O interior </text:span><text:span text:style-name="T1">em nada disfarçava a</text:span><text:span text:style-name="T1"> agitação sofrida a bordo nos últimos instantes da queda. O habitáculo outrora luxuoso e acolhedor parecia ter sido vítima de um ciclone enfurecido, como se colhido em resultado de um pico exagerado de testosterona climatérica. À primeira vista não se notavam </text:span><text:span text:style-name="T1">mais raios</text:span><text:span text:style-name="T1"> de luz a perfurar a fuselagem </text:span><text:span text:style-name="T1">que não fossem os provocados pelo rombo na secção central de onde se podia </text:span><text:span text:style-name="T1">espreitar os cumes dos alpes. </text:span><text:span text:style-name="T1">A </text:span><text:span text:style-name="T1">grande maioria dos bancos de pele clara estavam danificados e entortados nos seus suportes, apresentando ângulos e curvas distantes dos originalmente desenhados. Alguns haviam mesmo sido totalmente arrancados do local de encaixe, tal </text:span><text:span text:style-name="T1">não </text:span><text:span text:style-name="T1">fora a violência do impacto. As tubagens </text:span><text:span text:style-name="T1">e as máscaras </text:span><text:span text:style-name="T1">de oxigénio pendiam do tecto como se se tratasse de uma floresta de tentáculos mirabolante. Havia um par de revistas </text:span><text:span text:style-name="T1">cor de rosa</text:span><text:span text:style-name="T1"> desfolhadas e uma mala castanha completamente aberta a transbordar de roupa </text:span><text:soft-page-break/><text:span text:style-name="T1">impecavelmente passada a ferro. No banco do lado esquerdo da primeira fila a cabeça de um homem repousava recostada em silêncio, a meio caminho entre o suporte do banco e a irregular ma</text:span><text:span text:style-name="T1">n</text:span><text:span text:style-name="T1">cha de sangue semicongelada que dela esguichara contra a pequena parede lateral perto da quina da janela, <text:s/>muito provavelmente aquando do embate final. <text:line-break/>- Este não está vivo de certeza </text:span><text:span text:style-name="T1">absoluta</text:span><text:span text:style-name="T1">. - Disse Marcus, arregalando os olhos na direcção do outro e meneando a cabeça. <text:s/>Bernard chegou até junto do corpo azarado e confirmou o óbito. O cadáver do sujeito envergava um elegante fato preto, imitação quase perfeita de um modelo </text:span><text:span text:style-name="T6">Armani</text:span><text:span text:style-name="T1"> bastante conhecido, mas </text:span><text:span text:style-name="T1">claramente </text:span><text:span text:style-name="T1">contrafeito. Tinh</text:span><text:span text:style-name="T1">a o cinto colocado. A</text:span><text:span text:style-name="T1"> parte esquerda da têmpora </text:span><text:span text:style-name="T1">tinha </text:span><text:span text:style-name="T1">sido</text:span><text:span text:style-name="T1"> </text:span><text:span text:style-name="T1">completamente amassada, rebentada contra a parte mais exterior do bordo da minúscula janela de vidro duplo laminado. </text:span><text:span text:style-name="T1">Uma </text:span><text:span text:style-name="T1">cabeçada que lhe fora fatal. Ao contrário de Bernard que não pareceu </text:span><text:span text:style-name="T1">ficar </text:span><text:span text:style-name="T1">muito afectado </text:span><text:span text:style-name="T1">pela quantidade de carne e</text:span><text:span text:style-name="T1"> </text:span><text:span text:style-name="T1">de </text:span><text:span text:style-name="T1">sangue à </text:span><text:span text:style-name="T1">mostra</text:span><text:span text:style-name="T1">, Marcus foi obrigado a meter a mão sobre a boca num gesto de asco </text:span><text:span text:style-name="T1">que quase o levou ao vómito compulsivo</text:span><text:span text:style-name="T1">. Bernard <text:s/></text:span><text:span text:style-name="T1">debruçou-se sobre o corpo sem lhe tocar. </text:span><text:span text:style-name="T1">Colocou-lhe a mão no bolso do casaco na tentativa de encontrar uma carteira com identificação e teve </text:span><text:span text:style-name="T1">a </text:span><text:span text:style-name="T1">sorte </text:span><text:span text:style-name="T1">que procurou</text:span><text:span text:style-name="T1">. </text:span><text:span text:style-name="T1">- </text:span><text:span text:style-name="T1">Samuel </text:span><text:span text:style-name="T1">Lopes! - Leu. </text:span><text:span text:style-name="T1">O que o defunto não tinha consigo nem perto de si era uma pasta preta de </text:span><text:span text:style-name="T6">kevlar</text:span><text:span text:style-name="T1">. <text:line-break/><text:line-break/></text:span><text:span text:style-name="T2">- Chegue aqui depressa! </text:span><text:span text:style-name="T1">- Interrompeu Marcus. O seu parceiro de circunstância estava especado em frente da porta entreaberta da casa de banho, com o pulso direito a segurar com repugno na singela <text:s/>maçaneta dourada. Largou o puxador por breves momentos e inclinou-se para a frente, apoiando as mãos sobre os joelhos arqueados. Logo de seguida sai da sua boca um rápido e curto jorro de vómito. À segunda </text:span><text:span text:style-name="T2">asquerosidade</text:span><text:span text:style-name="T1"> perdera </text:span><text:span text:style-name="T1">finalmente</text:span><text:span text:style-name="T1"> a batalha </text:span><text:span text:style-name="T1">contra as</text:span><text:span text:style-name="T1"> náuseas. Julian aproximou-se, apressando-se de imediato a matar a curiosidade mórbida. Ao chegar perto de Marcus pegou-o ao de leve pelo ombro esquerdo, incentivando-o a erguer-se de novo, esforçando-se ele próprio para não deixar os seus olhos flutuarem por muito tempo sobre a poça de regurgito. Isso sim que o enojava e muito. Lembrava-se da sua infância e das vezes que o seu pai chegava bêbado as casa e depois vomitava onde quer que fosse, inclusive sobre a toalha da mesa ao jantar, mal punha as primeiras doses de comida dentro da boca alcoolizada. Julian puxou para si o pegador de cobre e escancarou a porta do WC. Sentiu-se atacado de surpresa pela agonia, conseguindo contudo ainda sim ser mais eficaz do que o seu colega na hora de controlar a vontade de expulsar repugnância pela goela fora.<text:line-break/></text:span><text:soft-page-break/><text:span text:style-name="T1"><text:line-break/>Sentado no chão frio e encostado à sanita estava um segundo cadáver, mutilado. Tratava-se de um indivíduo na casa dos trinta, trinta e poucos anos. O seu corpo não estava nem completo nem com a totalidade das peças que haviam sobrado alinhadas no devido lugar; a sua mão esquerda havia sido decepada um pouco acima da região do pulso e uma das suas pernas dormia completamente quebrada e dobrada para trás, servindo-lhe de aconchego macabro à coluna cervical. </text:span><text:span text:style-name="T1">Parecia um boneco de trapos estropiado.</text:span></text:p>
      <text:p text:style-name="P7"/>
      <text:p text:style-name="P3"><text:span text:style-name="T1">Mesmo não sendo nenhum especialista na matéria, os seus hábitos de assíduo consumidor de entretenimento, nomeadamente nos domínios da leitura e do cinema de </text:span><text:span text:style-name="T6">thriller</text:span><text:span text:style-name="T1">, levaram Julian a tirar algumas ilações: O golpe, embora eficaz, fora dado de forma algo desajeitada e pouco precisa, a julgar pelos dois pequenos sulcos paralelos ao ponto de separação. A arma do crime poderia muito bem ter sido um simples cutelo de cortar carne ou um facalhão de cozinha de trazer por casa. O escasso sangue existente no chão, semifresco e mal coagulado, testemunhava por si só um ferimento jovem e um corte “</text:span><text:span text:style-name="T6">post-morten</text:span><text:span text:style-name="T1">”. As características do ferimento e da mancha vermelha que recentemente se soltara esforçada da zona do </text:span><text:span text:style-name="T2">coto</text:span><text:span text:style-name="T1"> denunciavam o momento da ocorrência. Segundo os seus cálculos forenses puramente amadores, o hiato de tempo que se esgotara desde a altura do acidente seria de aproximadamente seis horas, e o braço teria sido destroçado há uma ou duas horas no máximo. O objectivo de tamanha atrocidade era mais do que evidente, até para um leigo. Para ele e para a Farmadex significava sarilhos, </text:span><text:span text:style-name="T1">e dos grandes!</text:span><text:span text:style-name="T1"><text:line-break/><text:line-break/>- Não me parece haver aqui sinais de luta... Tem algumas escoriações ligeiras e uma perna partida mas não creio que sejam muito mais do que consequências directas da descida brusca ou do impacto violento... </text:span><text:span text:style-name="T1">Foi apanhado na retrete no momento do embate. Como tem as calças em cima deduzo que terá tentado refugiar-se aqui, numa última tentativa desesperada de procurar abrigo e protecção. </text:span><text:span text:style-name="T1"><text:line-break/>- E quanto a isto?... Também acha que isto foi resultado do desastre?... - Contra-argumentou Marcus, apontando com seu dedo indicador para o pedaço de carne onde faltava o conjunto completo abaixo do pronador quadrado (vulgo músculo do pulso). - Julian não respondeu visto não sentir necessidade. Se a pergunta não era retórica então era de uma idiotice extrema. De uma forma </text:span><text:soft-page-break/><text:span text:style-name="T1">ou de outra ela seria ignorada sem pudor. Esperou uns segundos e <text:s/>disse depois:<text:line-break/></text:span><text:span text:style-name="T1">- O nosso homem trazia a pasta presa ao pulso, certo? É esse o protocolo, correcto? <text:line-break/>- </text:span><text:span text:style-name="T1">Creio que sim</text:span><text:span text:style-name="T1">. Tem alguma ideia do que possa ter acontecido aqui? Acha que isto aconteceu antes do acidente?... Ou... acha que o que esteve na origem deste acto foi a própria causa do acidente em si?...<text:line-break/>- Tudo boas perguntas... contudo lamento desapontá-lo se espera uma resposta igualmente genuína... Não faço a mínima ideia sobre a sequência de acontecimentos que se terá passado a bordo deste avião. </text:span><text:span text:style-name="T1">Sei que o corte do pulso foi feito depois de morto... e </text:span><text:span text:style-name="T1">sei que alguém levou aquilo que nós procuramos... Premeditado ou não... o facto é que esse alguém sabia exactamente onde estava o artigo de maior valor. Ao contrário do que fui levado a pensar no início, creio bem que as pegadas lá de fora não pertencem a nenhum destes tristes... Quanto a sobreviventes, nestas condições </text:span><text:span text:style-name="T1">seria</text:span><text:span text:style-name="T1"> demasiado ilógico que os houvesse, </text:span><text:span text:style-name="T1">nem um milagre</text:span><text:span text:style-name="T1">... Por isso só podem ser os rastos dos nossos </text:span><text:span text:style-name="T2">antecessores, </text:span><text:span text:style-name="T1">sejam lá eles quem forem... Alguém que não seguia a bordo esteve aqui antes de nós... - Fez uma pequena pausa para chupar umas golfadas de oxigénio e continuou com ironia: - … Ou este desgraçado morreu </text:span><text:span text:style-name="T1">mesmo </text:span><text:span text:style-name="T1">de forma caricata na sanita ou então </text:span><text:span text:style-name="T1">terá sido arrastado para cá e deixado neste estado </text:span><text:span text:style-name="T1">apenas </text:span><text:span text:style-name="T1">como </text:span><text:span text:style-name="T1">resultado de </text:span><text:span text:style-name="T1">brincadeira perversa</text:span><text:span text:style-name="T1">...<text:line-break/><text:line-break/>- Jesus, que merda! Só espero que já não estivesse com vida quando lhe fizeram tamanha maldade. - </text:span><text:span text:style-name="T1">Blasfemou</text:span><text:span text:style-name="T1"> Marcus, benzendo-se em seguida </text:span><text:span text:style-name="T1">não fosse um qualquer deus atento julgar mal as suas palavras</text:span><text:span text:style-name="T1">.<text:line-break/>- Estamos completamente lixados! A Farmadex será </text:span><text:span text:style-name="T1">gozada por toda</text:span><text:span text:style-name="T1"> da indústria farmacêutica, </text:span><text:span text:style-name="T1">os investidores fugirão a sete pés</text:span><text:span text:style-name="T1"> e nós seremos arrastados na intempérie. Seremos os palhaços de serviço... </text:span><text:span text:style-name="T1">Se ao menos não tivéssemos já agendado aquela maldita conferência de imprensa com toda a pompa e circunstância para daqui a duas semanas... Merda pá! Se aparecermos de mãos a abanar ou cancelarmos é o fim... </text:span><text:span text:style-name="T1">- Os dois olharam-se em silêncio, como que à procura de respostas enterradas na face alheia. De nenhuma delas se ass</text:span><text:span text:style-name="T1">o</text:span><text:span text:style-name="T1">mou nada de relevante.<text:line-break/>- Vou espreitar a parte da frente. Vou ao “</text:span><text:span text:style-name="T6">cockpit</text:span><text:span text:style-name="T1">”. - Decidiu Marcus por unanimidade. Julian tentou abrir a boca para o avisar daquilo que iria encontrar por lá, </text:span><text:span text:style-name="T1">um </text:span><text:span text:style-name="T1">intento </text:span><text:span text:style-name="T1">que </text:span><text:span text:style-name="T1">não passou despercebido.<text:line-break/>- Não se preocupe, eu também viu o piloto morto pela janela. Depois do que </text:span><text:span text:style-name="T1">já </text:span><text:span text:style-name="T1">vi aqui creio que nada mais me impressionará. </text:span><text:span text:style-name="T1">Além disso já tenho o estômago mais </text:span><text:span text:style-name="T1">do </text:span><text:span text:style-name="T1">que vazio.</text:span><text:span text:style-name="T1"> - Julian assentiu e </text:span><text:soft-page-break/><text:span text:style-name="T1">calou-se antes mesmo de dizer algo que fosse. <text:s/>Incomodado pelo olhar escancarado </text:span><text:span text:style-name="T1">e fosco</text:span><text:span text:style-name="T1"> do </text:span><text:span text:style-name="T1">falecido passou-lhe a mão pelas pálpebras e deixou-o submergi</text:span><text:span text:style-name="T1">r</text:span><text:span text:style-name="T1"> no </text:span><text:span text:style-name="T1">reino</text:span><text:span text:style-name="T1"> dos mortos.<text:line-break/><text:line-break/>A procura, </text:span><text:span text:style-name="T1">embora em vão,</text:span><text:span text:style-name="T1"> continuou ainda durante uns largos minutos, terminando apenas quando o </text:span><text:span text:style-name="T7">b</text:span><text:span text:style-name="T7">e</text:span><text:span text:style-name="T7">pper </text:span><text:span text:style-name="T16"><text:s/></text:span><text:span text:style-name="T16">de </text:span><text:span text:style-name="T17">Marcus </text:span><text:span text:style-name="T17">resolveu </text:span><text:span text:style-name="T17">interro</text:span><text:span text:style-name="T17">m</text:span><text:span text:style-name="T17">pe</text:span><text:span text:style-name="T17">r</text:span><text:span text:style-name="T6"> </text:span><text:span text:style-name="T17">a dizer que as condições atmosféricas começavam a mudar </text:span><text:span text:style-name="T17">de feição </text:span><text:span text:style-name="T17">e </text:span><text:span text:style-name="T17">que o melhor seria partirem</text:span><text:span text:style-name="T17">. Era o piloto do “</text:span><text:span text:style-name="T6">heli”</text:span><text:span text:style-name="T1">. Saíram desiludidos...<text:line-break/><text:line-break/>Haviam revistado todos os recantos da aeronave mas não encontraram muito mais do que simples e insignificantes vestígios de vidas passadas, meros </text:span><text:span text:style-name="T25">resquícios </text:span><text:span text:style-name="T1">de instantes de terror e sofrimento, inócuas lembranças de minutos de pânico e agonia. O corpo hirto de um piloto </text:span>com as barbas cobertas por finas partículas de gelo. O vulto desmembrado de um jovem com um futuro promissor. A carcaça vazia e frágil de um outrora possante homem. Mas nada de malas com documentos secretos! <text:span text:style-name="T5">Nicles </text:span><text:span text:style-name="T5">Picles</text:span>!<text:line-break/><text:line-break/></text:p>
      <text:p text:style-name="P17">II – Capitulo 2 </text:p>
      <text:p text:style-name="P12">Local: Viena</text:p>
      <text:p text:style-name="P2"/>
      <text:p text:style-name="P19">Depois de ter descarregado em Julian, Thomas Danash fora a segunda “vitima” da fúria de Julius Lambert. O jovem engenheiro de computadores e redes que iria acompanhar Adriana<text:span text:style-name="T1"> na sua viagem a terras Lusitanas. Mais que ninguém ele sabia que havia a hipótese, e bem forte diga-se de passagem, de que o sistema informático pudesse ter sido sabotado ou infiltrado de alguma forma, de modo a que alguém não autorizado tivesse conseguido obter acesso a informação privilegiada sobre as investigações laboratoriais em curso. </text:span><text:span text:style-name="T1">Um acto de pirataria e espionagem industrial. </text:span><text:span text:style-name="T1">Se alguém tivesse conseguido comprometer o sistema, parte da culpa recairia indubitavelmente sobre si, </text:span><text:span text:style-name="T1">e aí nem seria preciso recriminação alheia pois disso se encarregaria ele próprio</text:span><text:span text:style-name="T1">. Depois da última reunião de conjunto onde toda a direcção estivera presente, Julius chamara-o para uma pequena conversa particular. Danash desenhara toda a infraestrutura de rede da Farmadex. Não fora ele quem implementara directamente o sistema no laboratório Português, mas as directivas arquitecturais e de segurança seguidas pelos técnicos que efectuaram a instalação haviam sido as suas, daí ser compreensível a sua preocupação. O objectivo da inquirição de Julius era extremamente focado e <text:s/>simples; tentar perceber se seria real a possibilidade de ter havido uma quebra de segurança interna, uma falha protocolar que tivesse aberto algum tipo de brecha para o exterior, e por onde se tivesse esquivado ou diluído <text:s/>toda aquela informação confidencial. Algo que o jovem lhe explicou, de uma forma muito descarada e inocente, </text:span><text:span text:style-name="T1">talvez</text:span><text:span text:style-name="T1"> até </text:span><text:span text:style-name="T1">um pouco desafiante até</text:span><text:span text:style-name="T1">, ser sempre passível de acontecer em qualquer lado: “ - Por mais que se tente não há sistemas infalíveis ou cem por cento invioláveis. </text:span><text:span text:style-name="T1">Há sempre alguém mais esperto.</text:span><text:span text:style-name="T1">”, foi a expressão que ele utilizou a dada altura. Apesar de pouco avançado em idade biológica, os seus conhecimentos na área estavam num patamar bem mais elevado do que o espectável , mirando mesmo sobranceiramente acima da média dos profissionais da área. O seu mérito era mais </text:span><text:span text:style-name="T1">do </text:span><text:span text:style-name="T1">que reconhecido no seio da empresa.<text:line-break/><text:line-break/>A relação entre os dois homens era algo curiosa e disforme. Se por um lado, para o jovem se tratava sobretudo de uma relação empregado-patrão, sem demais afectos, para o CEO da Farmadex, embora </text:span><text:span text:style-name="T1">se esforçasse por não deixar transparecer muito mais que isso</text:span><text:span text:style-name="T1">, havia uma certa afinidade que crescera com o passar do tempo. Julius via Thomas como o filho que nunca conhecera </text:span><text:span text:style-name="T1">como </text:span><text:soft-page-break/><text:span text:style-name="T1">adulto</text:span><text:span text:style-name="T1">. Essa criatura por ele concebida num motel </text:span><text:span text:style-name="T1">rasca </text:span><text:span text:style-name="T1">de Paris nos primórdios dos anos oitenta, se </text:span><text:span text:style-name="T1">ainda fosse viva, estaria agora com os mesmos </text:span><text:span text:style-name="T1">vinte e sete</text:span><text:span text:style-name="T1"> anos do jovem “</text:span><text:span text:style-name="T6">geek</text:span><text:span text:style-name="T1">”. La</text:span><text:span text:style-name="T1">mbert</text:span><text:span text:style-name="T1"> fora casado durante doze meses e meio com uma jovem venezuelana, quinze anos mais nova do que ele, a qual conhecera num </text:span><text:span text:style-name="T1">prestigiado</text:span><text:span text:style-name="T1"> <text:s/>evento de moda na capital Francesa, </text:span><text:span text:style-name="T1">onde ela faria o seu “</text:span><text:span text:style-name="T10">debut</text:span><text:span text:style-name="T1">” profissional na “</text:span><text:span text:style-name="T6">passerelle”</text:span><text:span text:style-name="T1">. </text:span><text:span text:style-name="T1">Na altura ela ainda não tinha vinte anos cumpridos. </text:span><text:span text:style-name="T1">Eram ambos jovens e atraentes e a química foi instantânea. </text:span><text:span text:style-name="T1">Foi </text:span><text:span text:style-name="T1">na cidade luz que</text:span><text:span text:style-name="T1"> viveram como casal durante </text:span><text:span text:style-name="T1">alg</text:span><text:span text:style-name="T1">um tempo, queimando a chama de uma paixão ardente que não durou muito. </text:span><text:span text:style-name="T1">Tal como o romance também a carreira dela seria efémera, essa foi aliás uma das razões que esteve na origem da separação pois ele queria uma mulher para casa e ela queria conquistar o mundo e divertir-se.</text:span><text:span text:style-name="T1"> Fruto dessa relação fugaz nasceu uma criança que ele mal teve tempo de conhecer. <text:s/>Havia uma memória que continuava bem fresca no seu cérebro, à qual não deixava passar um único dia sem que lhe dedicasse um mísero minuto de atenção que fosse. Fora precisamente na manhã do dia 17 de Julho de 1983 e por intermédio de um advogado que a sua esposa lhe pediu </text:span><text:span text:style-name="T1">oficialmente </text:span><text:span text:style-name="T1">o divórcio, apenas alguns poucos meses depois de ter dado à luz o catraio, <text:s/>o qual na altura haviam alcunhado de Juan (apropriada versão masculina do nome da progenitora; Juanita ). </text:span><text:span text:style-name="T1">Para Juanita, a</text:span><text:span text:style-name="T1"> maternidade precoce cort</text:span><text:span text:style-name="T1">ar-lhe-ia</text:span><text:span text:style-name="T1"> as pernas </text:span><text:span text:style-name="T1">do estrelato.</text:span><text:span text:style-name="T1"> </text:span><text:span text:style-name="T1">A existência de </text:span><text:span text:style-name="T1">um marido ciumento </text:span><text:span text:style-name="T1">muitas vezes ausente foi a machadada definitiva numa relação que definhara </text:span><text:span text:style-name="T1">tão</text:span><text:span text:style-name="T1"> rapidamente </text:span><text:span text:style-name="T1">quanto começara</text:span><text:span text:style-name="T1">.</text:span><text:span text:style-name="T1"> <text:s/></text:span></text:p>
      <text:p text:style-name="P20"/>
      <text:p text:style-name="P19"><text:span text:style-name="T1">Julius </text:span><text:span text:style-name="T1">foi completamente</text:span><text:span text:style-name="T1"> apanhado de surpresa </text:span><text:span text:style-name="T1">quando ouviu a palavra “separação”</text:span><text:span text:style-name="T1">. </text:span><text:span text:style-name="T1">H</text:span><text:span text:style-name="T1">ouve </text:span><text:span text:style-name="T1">nele </text:span><text:span text:style-name="T1">uma tremenda dificuldade em lidar com a situação, a qual comparara na altura (e ainda o fazia nos dias de hoje ) a uma autêntica traição, </text:span><text:span text:style-name="T1">das piores que se podem fazer a um homem adulto</text:span><text:span text:style-name="T1">. </text:span><text:span text:style-name="T1">Sentiu-se enganado por uma mulher a quem comprava tudo do bom e do melhor, mas a quem um dia se esquecera de deixar continuar a sonhar.</text:span><text:span text:style-name="T1"> Deixando-se arrastar numa avalanche de raiva cega </text:span><text:span text:style-name="T1">foi insistindo </text:span><text:span text:style-name="T1">até onde podia</text:span><text:span text:style-name="T1"> </text:span><text:span text:style-name="T1">no não facilitar das coisas processuais. De tal modo que tudo fez para manter o casamento de pé, nem que fosse só no papel, ou, no mínimo dos mínimos, para garantir a custódia do rapaz nas instâncias de justiç</text:span><text:span text:style-name="T1">a. E</text:span><text:span text:style-name="T1">ra especialmente nesse segundo caminho que mais fé ele depositava, estando mais do que convencido em relação à superioridade prática dos seus atributos e argumentos financeiros em sede judicial. Que enganado que ele estava. E foi </text:span><text:span text:style-name="T1">principalmente </text:span><text:span text:style-name="T1">esta sua atitude de arrogância e insistência uma das principais razões que levaria </text:span><text:soft-page-break/><text:span text:style-name="T1">Juanita, na altura ainda formalmente </text:span><text:span text:style-name="T1">sua esposa</text:span><text:span text:style-name="T1">, a fazer o que fez, </text:span><text:span text:style-name="T1">a </text:span><text:span text:style-name="T1">aventurar-se <text:s/>numa saída mais </text:span><text:span text:style-name="T1">drástica </text:span><text:span text:style-name="T1">para o clima de confrontação</text:span><text:span text:style-name="T1">. </text:span><text:span text:style-name="T1">R</text:span><text:span text:style-name="T1">esolveu fugir com a criança para um país estrangeiro, mais precisamente para o Brasil como ele viria a descobrir semanas mais tarde por intermédio de um seu conhecido que trabalhava n</text:span><text:span text:style-name="T1">a segurança do</text:span><text:span text:style-name="T1"> aeroporto C</text:span><text:span text:style-name="T6">harles de Gaulle</text:span><text:span text:style-name="T1">. A partida aconteceu durante um fim de semana em que Julius estava fora em viagem de negócios, </text:span><text:span text:style-name="T1">na altura ainda à procura de investidores para aquilo que </text:span><text:span text:style-name="T1">começava a desenhar-se como a futura </text:span><text:span text:style-name="T1">Farmadex, </text:span><text:span text:style-name="T1">tendo ela conseguido o feito sem deixar </text:span><text:span text:style-name="T1">outro </text:span><text:span text:style-name="T1">rasto que </text:span><text:span text:style-name="T1">não fosse o do </text:span><text:span text:style-name="T1">país de destino</text:span><text:span text:style-name="T1">. Ela tinha lá alguma família, </text:span><text:span text:style-name="T1">emigrantes da Venezuela, </text:span><text:span text:style-name="T1">com a qual muito pouco convivera na última década, </text:span><text:span text:style-name="T1">um tio para ser mais preciso. P</text:span><text:span text:style-name="T1">ensou que talvez aí fosse mais seguro e </text:span><text:span text:style-name="T1">mais </text:span><text:span text:style-name="T1">fácil manter a criança longe do alcance dos olhos </text:span><text:span text:style-name="T1">de abutre </text:span><text:span text:style-name="T1">do pai, que certamente a procuraria ou a mandaria procurar primeiramente em Caracas, </text:span><text:span text:style-name="T1">na </text:span><text:span text:style-name="T1">sua terra natal. Mas ele não sabia nada disto pois dos parentes brasileiros nunca ela lhe falara jamais.</text:span></text:p>
      <text:p text:style-name="P7"/>
      <text:p text:style-name="P7">Quase três décadas passaram desde então, sem que o pai Julius voltasse a ouvir quaisquer notícias, fosse de um ou fosse de outro. Nem sinal de nenhum. Mas ele acreditava piamente que ambos seguiam vivos e bem de saúde, se bem que apenas o estado de um lhe importasse sobremaneira. Da “puta venezuelana” (muitas vezes se referia assim a Juanita) só gostaria de saber o paradeiro para pessoalmente lhe poder dar um bom par de estalos, no mínimo.</text:p>
      <text:p text:style-name="P3"/>
      <text:p text:style-name="P3">Mergulhado que estava nos seus pensamentos rancorosos de cachorro atraiçoado pelo dono, Julius nem deu notícia das convincentes batidas ocas com que Julian presenteou a porta do seu gabinete antes de entrar, e só notou a sua presença quando este já se encontrava bastante perto da sua escrivaninha. Atrapalhado, apressou-se a devolver à escuridão do interior da gaveta a moldura do clã “Juanes” que sempre guardara.</text:p>
      <text:p text:style-name="P3"><text:line-break/>- Porra homem, quase que me assustava... Não o senti entrar. <text:s/>E então? Traz-me boas noticias?... Pela sua expressão já percebo que as novas são más.</text:p>
      <text:p text:style-name="P3">- Temo que assim seja, senhor Julius. De facto, <text:s/>temo que sejam até bem piores do que aquelas que imagina. - Julius respirou fundo. Preparava-se para receber a notícia como se de um soco no estômago se tratasse. Um soco do Myke Tyson. <text:s/>Começou uma impaciente dança de dedos sobre o <text:soft-page-break/>tampo da mesa.<text:line-break/>- O que descobriu? </text:p>
      <text:p text:style-name="P4">- Fomos traídos e roubados! - Exclamou Julian, sem apelo nem agravo. O impacto pareceu ser, não de um, mas de dois socos desferidos em simultâneo. Julius sentiu-se a ficar sem ar e quase que era possível ver-lhe o fumo a sair pelas orelhas. Encheu de novo a caixa torácica, colocou as mãos atrás da cabeça e gritou:<text:line-break/>- O quê? Como assim? Explique-se homem!... - E ele assim fez, indo direitinho ao assunto. <text:line-break/>- Alguém sabia o que transportávamos naquele avião. Não posso garantir que o acidente tenha sido propositado... talvez sim talvez não. Mas o certo é que esteve lá alguém antes de nós os dois e levou os documentos... Vimos pegadas...<text:line-break/>- Não posso crer. Maldição! Mas como é possível que se nos tenham adiantado?<text:line-break/>- Provavelmente porque quem o fez foi alguém que sabia exactamente onde e quando procurar, só isso justifica que chegassem antes de nós... Alguém com acesso fácil e rápido ao local. <text:span text:style-name="T2">Encontrámos apenas os corpos dos passageiros e do piloto, um deles estava mutilado, tinha-lhe sido decepada</text:span> uma mão.... a mão que segurava a mala secreta certamente!... - Julius nem queria acreditar no que os seus ouvidos captavam. Mais do que indignado e revoltado estava chocado. Terrivelmente assustado com a perspectiva que Julian desfolhava. O pior dos cenários confirmava-se. Haviam sido roubados. Apenas uma dúvida assombrava ainda a sua mente; Teria sido espionagem de rivais ou ganância e traição de funcionários? Um “<text:span text:style-name="T5">inside job</text:span>” talvez?... Pensou durante uns segundos e achou que o melhor a fazer talvez <text:s/>fosse levar a cabo uma investigação interna. Bernard fitava-o, impávido, ansioso pela próxima frase. <text:s/><text:line-break/><text:line-break/>- Quero que vasculhe tudo o que conseguir. Preciso que se investiguem todos os envolvidos. Tem a minha permissão para investigar o assunto ou contratar mesmo um detective privado, se achar necessário. Mas nada de policia! Já vamos ter chatices de sobra quando as autoridades descobrirem que o avião que se despenhou foi <text:span text:style-name="T1">fretado</text:span> por nós.... E os media... nem quero pensar na pressão que vão exercer sobre a Farmacêutica... temos de nos começar a preparar... <text:s/>Vão começar a chover questões de todo o lado. - Julian engoliu em seco. A última coisa que precisava era de se envolver ainda mais nesta embrulhada. Mas o chefe tinha razão. As autoridades não podiam ser envolvidas. E por muito aliciante que pudesse parecer à partida ele não poderia continuar a investigação sozinho. <text:soft-page-break/>Precisava de alguém com outro tipo de experiência e qualificações. Alguém a quem pudessem comprar secretismo e disponibilidade, e acima de tudo vontade, que era algo que ele não tinha, <text:s/>sobretudo depois do que descobrira. Não se iria envolver numa guerra que não era a sua.<text:line-break/>- … Quanto a despesas... aprová-las-ei pessoalmente. - Continuou Julius. - Mais tarde terei mais detalhes do pessoal da contabilidade. Informá-lo-ei depois sobre isso. Agora pode ir para casa se quiser, imagino que queira descansar e aliviar a cabeça depois do que viu. Se não tem mais nada para me contar acho que estamos conversados... <text:line-break/>- Apenas uma coisa... Muito sinceramente creio que a melhor coisa a fazer é requisitar os serviços especializados de alguém. Muito temo que não esteja à altura do que se pretende...<text:line-break/>- Muito bem, respeito a decisão e agradeço a sua sinceridade no assunto. <text:s/>Mas conto consigo para tratar disso. Mais alguma coisa?... <text:line-break/>- Não! - <text:span text:style-name="T1">E dito isto retirou-se, deixando o chefe entretido com o tamborilar de dedos que entretanto recomeçara.</text:span><text:line-break/><text:line-break/>Julian chegou a casa completamente estafado, tanto psicológica como fisicamente estava de rastos. As emoções vividas nas montanhas eram mais do que suficientes para uma semana inteira de trabalho, quanto mais para um único dia só. Além do mais, como se não bastasse tudo isso, agora ainda tinha de se preocupar em contratar um investigador privado. Sabia lá ele como fazê-lo. Tinha alguns conhecimentos em empresas de segurança e vigilância, mas esses indivíduos, tal como ele, fazem sobretudo trabalho de protecção, segurança estática e vigilância electrónica através de CCTV <text:span text:style-name="T1">(abreviatura de Closed-Circuit Television, e que significa o uso de câmaras <text:s/>de vídeo para transmitir um sinal para um local específico, num conjunto de monitores). Não</text:span> era propriamente aquilo que se pretendia e não fazia a mínima ideia se os detectives se contratavam nas páginas amarelas ou se se requisitavam em bares obscuros, ou mesmo em recintos de apostas e casas de jogo, como se via nos filmes. Tanto quanto ele sabia até poderiam muito bem contratar-se através de anúncios de supermercado. Decidiu tomar um bom duche e uma refeição quente e só depois se debruçar de novo sobre o assunto. Antes de entrar na banheira, engoliu um “<text:span text:style-name="T5">shot”</text:span> de Vodka e queimou mais um cigarro, o qual lhe soube agora ligeiramente melhor que os anteriores. Para mal dos seus pecados o vicio da nicotina, adormecido durante tanto tempo, abria de novo caminho no seu cérebro. Lembrava-se de como era verdadeira uma frase que ouvira um dia de um amigo seu: “... Como se <text:soft-page-break/>costuma dizer, ninguém realmente deixa de fumar, mais tarde ou mais cedo volta-se sempre...”. Depois do banho e de comer os restos de <text:span text:style-name="T5">Wiener schnitzel</text:span> <text:span text:style-name="T26">(Escalope de vitela à moda de Viena)</text:span><text:span text:style-name="T32"> </text:span><text:s/>que haviam sobrado do dia anterior deixou-se adormecer no sofá a olhar para a janela. Lá fora começava a nevar suavemente, outra vez. Sonhou com os alpes e que havia ficado lá preso no meio de uma enorme borrasca...<text:line-break/><text:line-break/>Acordou pouco mais de meia hora depois, debaixo do ritmo impaciente do toque do telefone e com o coração aos saltos no peito. Era o seu patrão. Estava tudo acertado com o contabilista e só tinha de passar pela sede da empresa para ficar a par dos detalhes sobre os fundos que haviam sido postos à disposição da investigação. Levantou-se num ápice e dirigiu-se aos escritórios da Far<text:span text:style-name="T1">madex. Cerca de uma hora depois voltava a entrar no escritório do chefe. <text:s/>Julius aguardava-o com um ar pensativo. Foi directo ao assunto:<text:line-break/>- Está tudo acertado! - Disse. - Já estão libertos os fundos que a empresa pode disponibilizar de imediato para a nossa investigação privada. É bastante dinheiro mas não me importo que se gaste desde que se obtenham os resultados que todos ansiamos. A nossa fórmula vale bem mais. - Em cima da mesa estava uma pasta cinza metalizada. Julius abriu-a e destapou um interior recheado de notas de quinhentos euros. <text:line-break/>- São cem notas ao todo! - Exclamou. No total a</text:span> Farmadex estava-lhe a colocar nas mãos um total de cinquenta mil euros. Números bem tentadores que punham qualquer um à prova. Julian nunca havia visto sequer uma nota de quinhentos euros, quanto mais cem iguais. As suas pupilas dilataram involuntariamente. Por um breve instante sentiu um ligeiro arrependimento em relação à sua decisão de se afastar do caso.<text:line-break/>- Muito cuidado com isto! Confio em si, sei não me vai decepcionar, pois não? - Perguntou-lhe Julius, colocando a mão com veemência em cima da pasta, antes de lha entregar. Aquilo cheirou-lhe a insinuação. Resolveu contra-atacar de modo cínico e sarcástico.<text:line-break/>- Evidentemente que não. Sabe muito bem que pode contar com a minha lealdade. Quanto à minha honestidade, não creio que ela esteja a ser posta em causa, certo? - Julius sorriu e sacudiu a cabeça.<text:line-break/>- Cinquenta mil euros! Penso que é dinheiro mais do que suficiente para contratar quem quer que seja. Não me importa perder esse dinheiro desde que me traga resultados a sério... Mas agradecia que me mantivesse informado sobre as suas decisões e os custos associados... - “Claro” - Pensou <text:soft-page-break/>Bernard. “Muito me espantava se me desse este dinheiro todo assim sem mais nem menos, e não quisesse saber como o gasto. Confiança sim mas estupidez não”.<text:line-break/>- Mas com certeza. Nem eu pensava fazê-lo de outra forma. <text:s/>- O paleio ficou por aqui. Bernard aceitou a mala e saiu do escritório, pegou no carro e dirigiu-se a casa onde planeava ficar até ao dia seguinte. <text:line-break/><text:line-break/>Na viagem de regresso passou dois semáforos vermelhos de tão distraído que ia, com o cérebro inundado de questões e memórias recentes. Olhou umas quantas vezes para o banco do pendura. Aqueles cinquenta mil euros que cabiam numa pasta tão diminuta representavam mais dinheiro que aquele que ele alguma vez juntaria a trabalhar. As coisas era colocadas em perspectiva. Sentia-se a ser testado. Conduzia quase que por instinto, sem pestanejar, como se seguisse por um estreito passadiço onde só ele circulava. <text:s/>Felizmente o trânsito reduzido depois da hora de almoço foi um grande amigo da sua condução negligente e irresponsável.</text:p>
      <text:p text:style-name="P3"><text:line-break/>Desta vez Bernard não cederia à tentação da sesta, antes pelo contrário. Perdera o sono por completo. Estava muito cansado mas ao mesmo tempo demasiado agitado para que conseguisse ir muito para além do estado de vigília. Foi à cozinha e abriu a porta do congelador.<text:line-break/>- Bingo! Estava com sorte. - Ainda havia <text:span text:style-name="T5">cuvetes </text:span><text:span text:style-name="T15">de </text:span>gelo cheias. Tirou um copo do armário e despejou três pedras lá para dentro. <text:s/>Serviu um generoso copo de <text:span text:style-name="T5">whisky</text:span> <text:s/>“<text:span text:style-name="T29">Johnnie</text:span><text:span text:style-name="T36"> </text:span><text:span text:style-name="T5">Walker Black Label”</text:span> de doze anos, acendeu um cigarro e <text:s/>ligou a televisão. A <text:span text:style-name="T5">Sky News</text:span> estava a dar especial destaque à notícia do desastre aéreo do voo Português. Emitiam imagens cedidas pelo serviço austríaco de resgates de montanha (AMRS - <text:span text:style-name="Emphasis"><text:span text:style-name="T28">Austrian </text:span></text:span><text:span text:style-name="T27">Mountain </text:span><text:span text:style-name="Emphasis"><text:span text:style-name="T28">Rescue </text:span></text:span><text:span text:style-name="T27">Service), captadas a partir de um helicóptero de socorro.</text:span><text:span text:style-name="T33"> </text:span>As operações de busca e salvamento encontravam-se em marcha mas o difícil acesso ao local da tragédia ia tornar o processo moroso. Estimava-se que seriam necessários entre dois a três dias de trabalho para se recuperarem todos os corpos e mais alguns para limpar a área. Em rodapé lia-se que não tinha havido sobreviventes e que o número oficial de vitimas mortais era de <text:span text:style-name="T2">cento e quarenta e duas pessoas</text:span>, incluindo passageiros e membros da tripulação. Procurava-se a segunda caixa negra do avião, uma vez que a primeira já tinha sido encontrada. Julian pegou no comando e mudou de canal, para a <text:span text:style-name="T5">CNN</text:span><text:span text:style-name="T15">. O destaque era o mesmo mas no ponto em que apanhou a reportagem havia uma importante diferença. Igualmente em rodapé, </text:span><text:soft-page-break/><text:span text:style-name="T15">surgia uma frase que dava conta da existência de destroços de uma segunda aeronave a escassas centenas de metros do </text:span><text:span text:style-name="T5">Boeing, </text:span><text:span text:style-name="T15">algo que as autoridades ainda não sabiam ou não queriam explicar. Ainda não eram conhecidas quaisquer explicações oficiais sobre o assunto mas era o próprio repórter que estava a fazer a cobertura da notícia a partir da estação de </text:span><text:span text:style-name="T30">esqui de Sölden, no Tirol, quem levantava as primeiras suspeitas sobre uma eventual relação entre os dois acidentes. Durante cerca de vinte minutos entreteve-se a fazer </text:span><text:span text:style-name="T31">zapping</text:span><text:span text:style-name="T30"> entre os principais canais noticiosos da televisão por cabo. Alguns blocos de informação contavam já com painéis de convidados das mais diversas áreas, onde cada qual ia avançando com a sua teoria e explicação para os estranhos e coincidentes acidentes. Havia quem falasse em ataques terroristas e até quem ousasse formular inclusivamente algumas teorias de conspiração mais elaboradas. Todos estavam bem longe de conhecer a realidade. Bebeu o </text:span><text:span text:style-name="T31">whisky</text:span><text:span text:style-name="T30"> de um só gole e voltou a encher o copo com nova dose generosa. </text:span><text:line-break/><text:line-break/>Quando Bernard voltou a sair de casa já passava das três da tarde, do dia seguinte. Bebera até perder os sentidos e a noção do tempo. O maço de cigarros amarrotado estava totalmente vazio. A cabeça parecia que lhe ia estourar, o estômago parecia ter sido sugado por um buraco negro e o sabor a papel de música amargava-lhe a boca ressequida. Uma mistela de bebida energética com tabasco que havia visto numa “<text:span text:style-name="T5">Men´s Health</text:span>” colocou-o de novo em funcionamento. </text:p>
      <text:p text:style-name="P3"/>
      <text:p text:style-name="P3">Deambulou sozinho pelas ruas de Viena durante cerca de duas horas. Conhecia uma zona da cidade que tinha um paredão enorme, com cerca de um quilómetro de extensão, junto ao Danúbio, onde segundo constava se podia achar todo o tipo de anúncios, como na secção de publicidade de um qualquer supermercado só que com maior extensão e diversidade. <text:s/>Decidiu tentar a sua sorte e dirigiu-se para lá. O nevão resolvera dar-lhe uma pequena trégua e o frio já não era tão insuportável quanto isso. Estacionou o carro a uns dois quarteirões de distância e seguiu a pé. No extenso mural de tijolo havia imensos cartazes de animais desaparecidos e de gente a oferecer-se para prestação de serviços, na sua maior parte pessoal que oferecia serviços de limpeza ou outros que procuravam candidatos para servir à mesa em bares e restaurantes, serventes, ajudantes de supermercado, cabeleireiros, etc... <text:s/>mas também havia um ou outro papel de pessoas mais qualificadas, algumas das quais se davam mesmo ao trabalho de redigir uma espécie de <text:span text:style-name="T5">curriculum</text:span> improvisado no muro, <text:soft-page-break/>com números de contacto e tudo. Anúncios de cariz sexual eram aos montes, tanto de oferta como de procura. Enfim, uma verdadeira montra de recursos humanos e de talentos. Aquela zona, protegida por um arvoredo generoso e ladeada por uma fina capa de relva e outra de cimento, por onde circulavam transeuntes, bicicletas e <text:span text:style-name="T5">skates</text:span>, era um autêntico chamariz para curiosos e turistas acidentais, embora não houvesse qualquer registo disso em nenhum guia oficial de turismo da cidade. Triste mesmo era ver umas quantas fotos de adultos e crianças desaparecidas, casos aos quais as policias não haviam conseguido dar a devida e merecida resolução e que as famílias tentavam em desespero manter vivos. À sua frente um grupo de miúdos traquinas, com uma lata de <text:span text:style-name="T5">spray,</text:span> desenhava <text:s/>uns bigodes numa foto de um homem que aparentava ter uns cinquenta ou sessenta anos e que anunciava explicações de Inglês. <text:s/>Julian parou uns dois metros antes de chegar ao pé deles. Os miúdos desataram a fugir e a rir, talvez com medo que ele lhes ralhasse ou algo, mas ele apenas parara para fumar. Virou-se de fronte para a parede e puxou pelo quinto cigarro consecutivo desde que saíra de casa. Agora já lhe sabiam ao gosto de sempre. O maldito vício prazenteiro da nicotina entranhara-se-lhe novamente no organismo. Enquanto chegava o lume perto dos beiços deu por si a olhar para um pequeno papel amarelado, húmido, escrito com letra de imprensa e mal colado sobre duas manchas acastanhadas que deviam ser um qualquer tipo de cola barata, daqueles produtos que se compram nas pequenas lojas de bairro, onde o produto exposto ao público corresponde a todo o stock existente no local. Olhando com mais atenção reparou que existiam mais cópias do documento devidamente espaçadas entre si num raio de cinco metros para cada lado. “Nick Stuart – Detective privado” - Lia-se na primeira linha de tinta já algo debotada pela amargura do inverno. <text:s/>Seguia-se: “... Sigilo total e resultados garantidos.”, depois de três palavras imperceptíveis e antes de um número de telefone fixo. Na última linha: “ Ex agente da Interpol”. Bernard arrancou o papel da parede e guardou-o no bolso. Neste momento ele não sabia se aquela era uma solução, no entanto era certamente uma das possibilidades a ter em conta. Seguiu caminho. Não encontrou mais nada que lhe chamasse a atenção a não ser umas fotos sem rostos de duas meninas com corpos esculturais, a oferecerem-se para duvidosos serviços <text:span text:style-name="T1">de massagem asiática ao domicilio que subentendiam negócios de sexo. Sentiu-se excitado. <text:s/></text:span></text:p>
      <text:p text:style-name="P3"/>
      <text:p text:style-name="P3">Antes de voltar a casa parou pelo <text:span text:style-name="T15">“Durdan's”</text:span>, o bar irlandês que ficava apenas a um quarteirão do número 348 da Statford Street, onde comprara o seu modesto T1 duplex. <text:s/>Aquele antro de boémia <text:soft-page-break/>era um dos seus locais preferidos, e era por lá que se perdia durante horas, principalmente durante os fins de semana quando havia música ao vivo. Divorciara-se há cerca de três anos e desde então que vivia sozinho naquele apartamento de solteiro. A sua ex-mulher era natural da Irlanda e devido a isso ganhara profundo conhecimento e admiração sobre a cultura daquele país. Tirando a dedicação ao trabalho, não tinha muitos mais <text:span text:style-name="T5">hobbies</text:span> para além de um bom copinho de <text:span text:style-name="T5">whisky, </text:span>irlandês de preferência claro, ou uma caneca de <text:span text:style-name="T5">Guinness</text:span>, como acompanhamento de uma boa <text:span text:style-name="T4">jogatana</text:span> de póker ou como complemento de umas tacadas de <text:span text:style-name="T5">snooker</text:span>. Não era bom nem numa coisa nem noutra, mas ainda assim eram ocupações que o distraíam e libertavam da rotina monótona do dia a dia. Como chefe de segurança da Farmadex nunca tivera mais trabalho do que qualquer segurança de supermercado. Pelo menos até à data.</text:p>
      <text:p text:style-name="P3"/>
      <text:p text:style-name="P3">Eram quase sete e meia da tarde, cá fora um céu nada azulado começava a dar lugar ao escuro da noite, levando consigo a pouca claridade que conseguira furar o manto de nuvens brancas e castanhas que se apoderara da região. Não havia muita gente àquela hora no bar, a maior parte das pessoas já estariam em casa a prepararem-se para jantar, certamente. Num dos sofás do canto, junto aos <text:span text:style-name="T5">wc's</text:span> públicos, um grupo de três jovens, talvez estudantes da faculdade, ria às gargalhadas, muito possivelmente já meio tocados pelo álcool que borbulhava nas suas canecas de cerveja meio cheias. Havia uma quarta caneca em cima da mesa, mas do seu detentor não se avistava a presença, talvez tivesse apenas a bexiga mais reduzida que os restantes, pensou. Para além de Peter, o empregado de balcão barrigudo com um sotaque esquisito que era ao mesmo tempo o dono do local, apenas se via mais um cliente no estabelecimento; um velhote de barba russa e gasta que procurava aquecer o corpo singelo com um copo bem aviado de “<text:span text:style-name="T5">bourbon</text:span>”, <text:s/>e que estava sentado num dos bancos junto ao luzidio balcão de madeira de mogno. O “Durban's” nunca fora um local de grandes multidões e era sobretudo isso que o tornava acolhedor e intimista, algo que Julian muito apreciava. Era neste tipo de ambientes que conseguia abstrair-se de tudo e de todos, e acima de tudo era ali que conseguia pensar com clarividência, pois muita da gente que frequentava aquele sítio era pessoal de poucas palavras que não fazia muitas perguntas. Malta que só queria beber uns copos e pôr para trás o dia de trabalho ou de escola.</text:p>
      <text:p text:style-name="P3"/>
      <text:p text:style-name="P3">Sentou-se na ponta do balcão oposta à bancada, deixando propositadamente dois bancos de <text:soft-page-break/>intervalo entre si e o simpático velhote que apesar de não ser um regular da casa e de não se lembrar de alguma vez o ter visto por ali, muito amavelmente lhe esboçou um pequeno sorriso, enquanto com uma mão levantou o copo na direcção de Bernard, em jeito de brinde, na altura em que Peter trouxe a Julian o “duplo” que ele pedira. O recém chegado retribuiu o gesto, mas <text:s/>logo de seguida baixou os olhos sobre o copo e o balcão, não fosse o homem querer cavaquear. Ao fim de um par de goles que lhe picaram a garganta de forma quente e áspera, estendeu o pedaço de papel molhado e amarrotado à frente de si. Sem exagero, terá lido as mesmas linhas uma boa dezena de vezes, fazendo tempo enquanto a sua cabeça se convencia da próxima acção a tomar. Pediu mais um duplo. Bebeu tudo de um trago só e foi por muito pouco que conseguiu deter as ânsias que lhe subiam pelo “âmago” e evitar o amargo vómito. Tanto Peter como o velhote de barba grisalha fizeram uma cara esquisita, como se acabassem também eles de sentir a náusea alheia a trepar-lhes pela goela acima, ou a amargura do outro a descer-lhes pela garganta abaixo. Julian recompôs-se e levantou-se do balcão. Remexeu no bolso das calças à procura de moedas para o telefone. Dirigiu-se até ao canto da sala onde se encontrava a pequena cabine na companhia de uma mesita de apoio, e marcou o número do anúncio. Do outro lado da linha ninguém atendeu, em vez disso uma mensagem gravada debitou-lhe um nome e uma morada à qual se devia dirigir, sempre no período entre as catorze e as vinte horas, de segunda a domingo. Julian pegou num lápis que se encontrava sobre o bloco das páginas amarelas e introduziu mais umas moedas na máquina, voltando a repetir a chamada, de modo a conseguir apontar tudo. Nesse momento, sai da casa de banho o quarto elemento do pequeno grupo de jovens que continuava a parecer divertir-se à grande. A julgar pelo brilho estúpido que o seu olhar perdido exibia ao mirar Julian com estranheza, notava-se que rapaz estava visivelmente embriagado. Por isso e por ter saído da casa de banho sem abotoar a braguilha. Julian anotou as indicações dadas pelo atendedor automático e pousou o auscultador com firmeza, dirigindo-se depois à caixa para pagar a despesa. Saiu logo em seguida.</text:p>
      <text:p text:style-name="P3"/>
      <text:p text:style-name="P14">Capitulo III – A armadilha</text:p>
      <text:p text:style-name="P2">Local: Casa de montanha, Alpes Aústriacos</text:p>
      <text:p text:style-name="P2">Data e Hora: 16 de Agosto de 2010, 10:25 </text:p>
      <text:p text:style-name="P2"/>
      <text:p text:style-name="P2"/>
      <text:p text:style-name="P21">- A que horas está prevista a passagem? Confirma-me aí no monitor.</text:p>
      <text:p text:style-name="P3">- Dentro de sensivelmente cinquenta e cinco minutos a uma hora. Estão neste momento a passar sobre os pirinéus.</text:p>
      <text:p text:style-name="P3">- Perfeito! Tudo corre como planeado então. - Gracejou o sujeito de barba mal feita enquanto se deliciava a limpar o cano da sua carabina e a apontar para os animais embalsamados que decoravam com um gosto contestável as paredes da sala do chalé. No canto da mesma sala, junto à lareira, jazia um corpo baleado com um único tiro no centro da testa. Um homem na casa dos seus cinquenta e poucos anos. Do outro lado da lareira, junto ao sofá, uma mãe e uma filha amordaçadas e de mãos atadas assistiam impunes à preparação de um atentado. Stefanie e Nicole nada puderam fazer quando os dois homens que aparentavam ser alpinistas indefesos perdidos no meio da tempestade neve tomaram de assalto a residência mal estas abriram a porta para saírem ao seu encontro. O pedido de socorro não passara de uma <text:span text:style-name="T42">teatralização</text:span><text:span text:style-name="T1"> dos dois assassinos contratados.</text:span> <text:s/>Philipp, o homem da casa, teve menos sorte. Estava numa habitação anexa que funcionava como oficina e casa de embalsamento (o seu segundo <text:span text:style-name="T5">hobbie</text:span> para além de caçador) quando os gritos abafados das duas mulheres lhe chegaram aos ouvidos. Empunhou uma das espingardas da sua vasta colecção, colocou dois cartuchos e saiu em auxílio delas. Ainda teve tempo de apontar a arma a um dos indivíduos que as mantinha sob custódia. Esse era Jonas Strauss, o Israelita. O segundo mercenário era de origem asiática, Tyan Chang, Filipino.</text:p>
      <text:p text:style-name="P3"/>
      <text:p text:style-name="P3">Philipp viu a sua esposa a ser puxada pelas costas enquanto Nicole era segurada pelo pescoço com o cano da arma. Procurava uma aberta para disparar com certeza mas não contou com a presença escondida de um segundo homem que nessa altura já o tinha a ele próprio no centro da mira telescópica. Quando se apercebeu do pequeno feixe de laser era tarde demais. Tal como no velho Oeste a lei do mais rápido foi superior. O tiro certeiro ecoou abafado pelas montanhas mais próximas, tal como a resposta em gritos de horror de ambas as mulheres antes dos mesmos serem <text:soft-page-break/>extintos pela força. Com uma estância de esqui a três quilómetros como lugar povoado mais próximo, ninguém para além das encostas cobertas de neve ouviu tais distúrbios. Eram mercenários treinados, paramilitares. A dupla arrastou o corpo para casa e obrigou as mulheres a entrar. Jonas voltou uns metros atrás e recolheu duas mochilas de campista que entretanto haviam deixado caídas junto a um morro de neve.</text:p>
      <text:p text:style-name="P3"/>
      <text:p text:style-name="P3">O tempo passou lento e penoso para a dupla sequestrada dentro da sua própria casa. <text:s/>Como se não bastasse o facto de estarem frente a frente para o corpo de Phillip tombado sobre uma poça de sangue, ainda tiveram de suportar o pavor das constantes insinuações de carácter sexual proferidas pelo Filipino. Felizmente para elas que Jonas conseguiu sempre dissuadi-lo de tais intenções. Elas não faziam parte da missão.</text:p>
      <text:p text:style-name="P3"/>
      <text:p text:style-name="P3">De dentro das mochilas retiraram uma parafernália de equipamento informático e electrónico. Além de treino militar estes dois homens tinham um grande conhecimento de tudo quanto era tecnologia de ponta. Em pouco tempo conseguiram montar <text:s/>uma autêntica torre de controlo, com monitores que vigiavam o espaço aéreo em tempo real enquanto outros mostravam a evolução das condições meteorológicas. Dois outros pareciam interceptar comunicações podendo ver-se diversas ondas sinusoidais a oscilar umas abaixo das outras, em diferentes frequências. Num pequeno rectângulo no canto superior direito de um desses monitores analisava-se o espectro de voz e lengendava-se o escutado. No exterior haviam colocado duas antenas de formato parabólico, uma no telhado de cada uma das habitações, as quais captavam e transmitiam sinais de rádio analisadas depois por um algoritmo específico. </text:p>
      <text:p text:style-name="P3"><text:s text:c="4"/></text:p>
      <text:p text:style-name="P3">Passavam poucos minutos depois das onze e meia da manhã quando interceptaram as comunicações entre a torre de controlo do aeroporto de Viena e o Hawker fretado, que entretanto já tinha alguns dos instrumentos de navegação sabotados. O mesmo acontecia quase em simultâneo com o avião da TAP. Sem que os respectivos pilotos dessem conta do sucedido os dois <text:span text:style-name="T5">hackers</text:span> controlavam as comunicações e os instrumentos dos aparelhos, fazendo-se passar pelos legítimos controladores aéreos. Com indicações erradas e aparelhos avariados as duas aeronaves e os seus ocupantes passaram a ser como duas marionetas dirigidas para um fim fatídico comum. O que aconteceu em <text:soft-page-break/>seguida já todos nós sabemos.</text:p>
      <text:p text:style-name="P3"/>
      <text:p text:style-name="P13">falar dos suores frios e cheio de calor, acordar com dores de barriga, diarreia, vomitos, perder os sentidos, mau estar geral..</text:p>
      <text:p text:style-name="P3"><text:s text:c="3"/>TEM DE SER OUTRO CAPITULO</text:p>
      <text:p text:style-name="P14">Capitulo IV – Nick Stuart</text:p>
      <text:p text:style-name="P2">Local: Viena</text:p>
      <text:p text:style-name="P2">Data e Hora: Indeterminado</text:p>
      <text:p text:style-name="P2"/>
      <text:p text:style-name="P7">(TODO ISTO AQUI? ELE VOLTA A CASA DE NOVO? ALEM DISSO ERA TARDE, TINHA DE SER ATÈ ÀS 20, SÒ PODE SER NO DIA SEGUINTE...) </text:p>
      <text:p text:style-name="P7"/>
      <text:p text:style-name="P3"><text:span text:style-name="T1">Depois da passagem pelo “</text:span><text:span text:style-name="T17">Durdan's”</text:span><text:span text:style-name="T22"> Julian dirigiu-se a casa. E</text:span><text:span text:style-name="T1">stava determinado em procurar o tal detective nesse mesmo instante, mas precisava desesperadamente de tomar um duche quente para despertar o corpo e a mente do turpor em que se encontravam. Assim fez. Aqueles cinco minutos de puro relaxamento bem que gostaria de os ter multiplicado exponencialmente mas infelizmente não podia perder mais tempo, </text:span>tinha pouco mais de quarenta e duas horas para tentar manter o posto de trabalho, e acima de tudo eram também a sua reputação e o seu orgulho próprios que estavam em jogo. Depois do banho quente pegou no molho de chaves e um par de minutos depois foi com uma delas que <text:s/>fez roncar o poderoso motor do seu <text:span text:style-name="T5">Kia Ceed S Coupé</text:span><text:span text:style-name="T15"> comprado há uma semana</text:span>. Ia à procura do tal detective.</text:p>
      <text:p text:style-name="P3"/>
      <text:p text:style-name="P3">Anoitecera. A escuridão conquistara o último bastião de luz e agora tinha apenas as luzes dos candeeiros de rua como seus oponentes. <text:span text:style-name="T35">O nevão(OPS!!mudar as datas.... o acidente não pode ser em agosto),</text:span> tal como o vento que arrastava atrás de si os flocos brancos de chuva congelada, serenara um pouco, conferindo uma aura de bailado e alegoria celestial às partículas de céu solidificado que agora apenas embalavam com delicadeza sobre as ruas da cidade. O frio gélido aumentara na exacta proporção inversa a tudo o resto que diminuíra como era o caso do movimento nas ruas. Eram quase horas de jantar para uma grande maioria da população. Julian sentiu os músculos a entorpecerem-se-lhe por debaixo da pele enregelada, logo que deixou para trás o conforto do habitáculo onde o ar era acondicionado a uma agradável temperatura de 22º Celsius. Cá fora fora pouco passava dos 0º. </text:p>
      <text:p text:style-name="P3"/>
      <text:p text:style-name="P3">Chegara a um típico bairro de subúrbio. As casas, na sua maioria esteticamente muito semelhantes entre si, não era luxuosas mas ainda assim prometiam ser bastante acolhedoras. Não havia lixo nas <text:soft-page-break/>ruas nem “<text:span text:style-name="T5">graffitis</text:span>” a mancharem as fachadas. Dava a ideia de ser um sitio pacato e um bom lugar para criar uma família. Andou uma vintena de metros ou menos. Nem sequer teve tempo de fumar até ao fim o cigarro que acendera. O destacado relevo dourado do número 87 indicava-lhe indubitavelmente a porta correcta. Subiu os primeiros degraus da entrada e as luzes da alpendurada acenderam à sua passagem. Junto às caixa de correio havia outro papel de propaganda semelhante àquele que encontrara antes, mas este continha uma anotação manual extra com a informação do piso respectivo. Tocou à campainha do 2.º esquerdo. Sentiu-se observado pelo sistema de vídeo enquanto aguardava por uma resposta do outro lado, conseguia pressentir olhos curiosos e atentos do outro lado da câmara de vigilância.</text:p>
      <text:p text:style-name="P3"/>
      <text:p text:style-name="P3">- Quem é você ? O que procura? - Ouviu-se numa voz rouca e gasta.</text:p>
      <text:p text:style-name="P3">- O meu nome é Julian Bernard, procuro o detective <text:s/>Nick Stuart. É você?... Tenho uma proposta de trabalho para ele. - Julian puxou o seu cartão de identificação de cidadão nacional do fundo da carteira que trazia na algibeira do casaco, e virou a parte da frente para a minúscula câmara. Depois f<text:span text:style-name="T1">ez a mesma coisa com o cartão de funcionário da Farmadex, e por fim colocou os dois lado a lado, aproximando-os da lente.</text:span></text:p>
      <text:p text:style-name="P3">- Talvez!... E qual é a natureza do assunto que o traz por cá? É algo pessoal ou são assuntos empresariais? É que isso implica honorários diferentes. Se for algo a ver com esposas ou maridos infiéis, espionação para fins de divórcio, chantagem e afins, talvez seja melhor recomendar-lhe outra pessoa, não tendo a dar muita importância a esse tipo de coisas... são coisas de principiantes e com cheiro de ilegalidade.... - Fez uma pausa. - … A não ser que o cheque seja desmeserudamente avultado... <text:line-break/>- Não é nada disso! - Respondeu Julian com firmeza, ao que lhe pareceu ser uma espécie de testemunho de hipocrisia e de falsa moralidade. - Represento uma empresa, a Farmadex. Um laboratório de investigação médica bastante prestigiado, aqui de Viena... De certo já terá ouvido falar... E quanto ao tamanho do cheque, não se preocupe... dificilmente ele caberá nesta sua caixa de correio. - Aquelas últimas palavras acenderam um brilho repentino no olhar de Nick que continuava a analisar o perfil do seu interlocutor através do circuito interno de vídeo. - Já ouvi fala já. - Respondeu.<text:line-break/><text:line-break/><text:soft-page-break/>Nick Stuart não era o típico detective das histórias de banda desenhada ou do cinema. Não era propriamente um desses tipos que vive numa casa completamente entregue à desarrumação, e onde o bafo a álcool e a tabaco parece ser parte integrante da mobília. Também não era daqueles que desesperavam por um cheque para pagar as contas da luz, da água, do gás ou da televisão por cabo. Não! Nada disso! Julian não o sabia, mas Nick tinha uma reputação bastante boa no meio, e isso fazia com que <text:span text:style-name="T1">tivesse</text:span> conseguido angariar uma pequena mas fixa carteira de clientes, na sua maioria empresários de renome em Viena, e mesmo alguns fora da capital, os quais lhe garantiam com relativa regularidade uma entrada de rendimentos possibilitadora de dar continuidade ao conforto a que vivia habituado. No entanto, e por muito que por vezes o negasse à boca cheia, a verdade é que raramente recusava os malfadados trabalhinhos de índole matrimonial, pois quase sempre o contratante do serviço era alguém com bastantes posses, e mesmo que não tivesse necessidade orçamental para o fazer, não conseguia arranjar forma de <text:s/>resistir ao apego do materialismo. Sempre dava para comprar mais uns “<text:span text:style-name="T5">gadgets” </text:span><text:span text:style-name="T15">tecnológicos ou mais umas quantas revistas de banda desenhada para a sua colecção</text:span>. Ao contrário de Julian, nunca fora casado. Amigos, muito poucos eram os que tinha. Quanto a namoradas, apenas se lhe conheceram duas até data, embora a sua nova vizinha do 2.º direito; Vivian , se encontrasse bem encaminhada para encabeçar o terceiro lugar da lista. No próximo sábado à noite iriam jantar os dois na casa dela, encontrar-se-iam oficialmente pela primeira vez nesse dia. Para além da mãe, que vivia na outra ponta da cidade, não tinha mais família alguma. Não tinha irmãos ou irmãs, nem primos ou tios. O seu pai morrera há cerca de três anos e meio, vitima de um cancro no pâncreas, precisamente no dia em que Nick perfizera trinta e seis anos. Essa fora e certamente seria para sempre, a pior prenda de aniversário que alguma vez teria até morrer, até porque a relação com o seu pai sempre fora muito boa. Fora este quem o iniciara na profissão que também o próprio desempenhara com brio e dedicação durante cerca de vinte anos, embora o seu pai houvesse pertencido a uma espécie ligeiramente diferente de investigador independente; um misto de detective e <text:s/>“caçador de prémios e recompensas”. Ambos tiveram em comum uma passagem mais ou menos efémera pela <text:span text:style-name="T5">Bundespolizei</text:span><text:span text:style-name="T15"> no início das suas carreiras</text:span>. Se algo de positivo se pode dizer que tenha acontecido após a <text:s/>perda do pai, talvez isso fosse o fortalecimento da relação e dos laços afectivos com a mãe. Desde então que era tradição de Nick ir almoçar todos os domingos em casa da progenitora. Aquele dia era quase sagrado, e só numa rara ocasião em que ele estivera no estrangeiro durante uma semana inteira o ritual não se <text:soft-page-break/>cumpriu. O que ele ainda não sabia era que a nova trazida pelo estranho que se encontrava à porta da sua casa, lhe estragaria tanto esse como os restantes planos para o fim de semana. Um prenúncio de problemas que aparecera sem convite prévio.<text:line-break/></text:p>
      <text:p text:style-name="P8">- … Dê-se só um minuto, já lhe abro a porta para subir depois. - Bernard agradeceu. Nick destrancou a porta do prédio, e antes mesmo de se dirigir à porta de entrada para receber o convidado, entalou a sua <text:s/>9MM (uma <text:span text:style-name="T12">CZ </text:span><text:span text:style-name="T13">75 P-01 de fabrico Checo)</text:span><text:span text:style-name="T11"> </text:span>na parte de trás das calças de ganga, puxando a fralda da camisa havaiana sobre a mesma. Todo o cuidado era pouco. Ao longo dos anos aprendera a analisar muito bem o perfil dos indivíduos, quer seja pela forma como falam, quer pela maneira como se vestem, ou pelos pequenos tiques nervosos que inadvertidamente deixam escapar. Escusado será dizer que muita dessa perspicácia visual provinha dos seus tempos de jogador de <text:span text:style-name="T15">poker</text:span> semiprofissional, no início dos seus trinta anos. Como quase todos os jogadores de poker da era moderna começara por jogar online, até ao dia em que a audácia e a recompensa do vicio levam o individuo a sonhar com voos mais altos, e a fazer do jogo de cartas um modo de vida alternativo. Resulta para alguns mas não para todos, e definitivamente não resultara para Nick, pelo menos não durante muito tempo.<text:line-break/><text:line-break/>As primeiras impressões tranquilizaram-no ao vê-lo passar para o corredor. Não detectara nada de peculiar no forasteiro que o procurava e por isso deixou-o subir com naturalidade a dúzia de degraus que os separava. Não vislumbrara nada de estranho ou de suspeito nele, e confiara na sua forma directa e desprendida de abordar a questão, conseguindo assim disfarçar (mas tão somente aos olhos de um observador menos experiente, que não era o caso de Nick) e dissimular de alguma forma o nervosismo miudinho que lhe assolava com intermitência o ser. Percebia-se que era alguém seguro e decidido nas suas acções mas que recorria a um serviço daqueles pela primeira vez. No entanto, muito embora achasse que estava a ler bem o tipo, não correria quaisquer riscos. O excesso de confiança era um item que não constava da sua carteira de regras básicas de conduta e segurança, considerando-o mesmo como sendo algo mais próximo de uma premissa para uma carreira e vida curtas, do que outra coisa qualquer.<text:line-break/><text:line-break/>Julian apresentou-se formalmente estendendo a mão a Nick que retribuiu o gesto mantendo a outra <text:soft-page-break/>atrás das costas, próximo da sua “amiga”, não fosse o diabo tecê-las no último instante. Escancarou-lhe a porta e entraram os dois em casa. A primeira coisa em que Julian reparou foi na piada que jazia estampada na <text:span text:style-name="T5">t-shirt</text:span> que o pequeno grande detective de 1,70m de altura envergava. Escrito em inglês, na parte da frente, podia ler-se; “Shit happens… ”, e nas costas via-se um; “... every day on my toilette!”. Ao menos sabia que tinha pela frente alguém com sentido de humor, mesmo que este fosse de origem questionável. Teve vontade de rir mas refreou o impulso por se tratar de uma missão oficial.<text:line-break/></text:p>
      <text:p text:style-name="P3">Conversaram os dois durante cerca de cinquenta minutos. Julian não entrou em grandes pormenores sobre os projectos actuais da empresa que representava. Falou do acidente de avião e da localização geográfica da ocorrência, ironicamente também ela de natureza acidentada, mas manteve de fora os pormenores sobre as atrocidade que haviam tido lugar dentro do aparelho. Disse-lhe apenas que os ocupantes tinham morrido na queda e falou-lhe de uma pasta com documentação importante que tinha desaparecido, e a qual era urgente recuperar pois continha documentos importantes, mas nada de específico sobre o seu conteúdo ou sobre a descoberta laboratorial da Farmadex. Era só o que faltava; correr o risco de ter mais alguém interessado em ficar com os louros da descoberta científica (e sobretudo os lucros) para si próprio. Para sua sorte Nick também não fez qualquer questão de complicar as coisas. <text:s/>O detective trintão não parecia ser daqueles do tipo “mega-inquiridor” que perguntam até o nome do meio da mãe, o que face à ideia que Julian tinha dos indivíduos daquele ramo de trabalho em particular, parecia ser uma característica comportamental muito peculiar, <text:s/>já que via-los como sendo criaturas extremamente bisbilhoteiras, embora normalmente discretas quando em acção. Mas em favor do homem que tinha pela frente jogavam, incontestáveis, os resultados práticos dos seus métodos de investigação pouco ou nada padronizados, embora, claro, ele não tivesse outra forma de o saber a não ser por uns pequenos recortes de jornais que estavam numa vitrine por cima do sofá da sala, e que testemunhavam o seu contributo em algumas investigações de homicídios e desaparecimentos. A balança parecia começar <text:span text:style-name="T1">finalmente </text:span>a pender para o lado de Julian já<text:span text:style-name="T1"> que notava um interesse em crescendo por parte do seu interlocutor.</text:span></text:p>
      <text:p text:style-name="P3"/>
      <text:p text:style-name="P3">Do outro lado da mesa de negociações tínhamos Nick Stuart, um sujeito medianamente excêntrico para o qual não era preciso saber mais do que o estritamente necessário para garantir o sucesso de <text:soft-page-break/>qualquer investigação <text:span text:style-name="T1">que decidisse levar a curso</text:span>. Vestia o fato de macaco e não mais o largava até se dar por satisfeito. Até hoje apenas houvera um caso que não conseguira desvendar, e esse era um tormento que ainda o assolava de quando em vez. Como profissional bem ensinado estava habituado a que os clientes se mostrassem relutantes em revelar pormenores mais íntimos sobre os cenários das investigações, e sabia mesmo que o excesso de perguntas é algo que frustra e que com frequência afugenta aqueles que tão oportunamente se aproximam com uns números gordos escritos num pedaço de papel com valor bancário. E os números eram de facto bem redondos e aliciantes: <text:span text:style-name="T1">20.000 euros, era o que ganharia à partida só para aceitar o trabalho, sem depender do resultado final. </text:span>Foi este o valor total que Julian afirmou perfazer o fresquíssimo bloco de notas de 500 euros que trazia enrolado num saco de papel reciclado , e que colocou sobre a mesa de madeira de pinho, em redor da qual se discutia a contratação. Outros 20.000 euros seriam entregues no final da investigação caso ela fosse bem sucedida, mas havia ainda mais, se conseguisse recuperar a mala em quarenta e oito horas teria ainda direito a um bónus adicional de <text:span text:style-name="T1">25% sobre o valor global, perfazendo deste modo a módica quantia de cinquenta mil euros. </text:span>Julian viu uma beata no cinzeiro e levou a mão ao bolso. Pediu autorização para fumar um cigarro, a qual lhe foi gentilmente negada:</text:p>
      <text:p text:style-name="P3">- Agradecia que não o fizesse, levei muito tempo para me livrar desse vício... e além disso este fim de semana vou receber aqui uma pessoa para jantar e ... não queria que a casa ficasse demasiado empestada com o cheiro do tabaco... É uma coisa importante. - Com grande à vontade, talvez em parte contagiado pela alegria causada pelos pedaços de papel de tom rosado, piscou de modo matreiro o olho a Julian, que também não sendo parvo nenhum, logo percebeu que havia um espécime de saia envolvido na combinação. Voltou a meter o maço de cigarros na algibeira. <text:line-break/><text:line-break/>- As restantes despesas... bem como os meios para atingir o fim ficam totalmente a seu cargo e belo prazer. Penso que esse dinheiro é mais do que suficiente para começar! O único que lhe peço é descrição e que não comprometa de forma alguma o bom nome da Farmadex. Não queremos muita publicidade, sobretudo se for má, se é que me faço entender?... - Concluiu Julian, deixando no ar uma espécie de <text:s/>recomendação pretensiosa, como quem se queria referir ao recurso a actos menos transparentes. Bem ou mal interpretado o certo é que Nick não se mostrou minimamente incomodado com dita alusão. Impenetrável, nem uma expressão que se visse ele esboçou sequer. </text:p>
      <text:p text:style-name="P3"><text:line-break/><text:soft-page-break/>- E o que o faz pensar que eu consigo recuperar essa pasta, sr. Julian? Tudo quanto sabemos é que o avião se despenhou nessa zona das montanhas.... e você diz-me que houve alguém que chegou primeiro que vocês ao local e levou uma pasta com documentos?... É possível que tenha sido algum dos sobreviventes... se é que os houve? Não me contou essa parte.... Hummmm! - Suspirou, quase em tom de gozo. - ... Há qualquer coisa que não está a bater muito bem... Cheira-me que não me está a contar a história toda... - <text:s/>A parte que Julian mais temia era esta mesmo, e talvez fosse por isso que a vontade de fumar aumentara logo de imediato. Ficou embarassado pois tinha plena consciência que havia um conjunto básico de questões às quais não conseguiria esquivar-se de forma alguma. Eram as perguntas da praxe. </text:p>
      <text:p text:style-name="P3"><text:line-break/>O detective prosseguiu: - … Compreendo que queira ressalvar assuntos internos da companhia, e eu também não vou por esses caminhos, não é o meu feitio. Mas preciso que seja honesto comigo nas poucas perguntas que lhe faço.... são coisas básicas e necessárias.... e a questão que lhe vou fazer prometo que é única, se você me der a resposta que eu quero, claro... - Fez uma pequena pausa para respirar fundo e coçar a testa abaixo da linha do cabelo. - Diga-me... exactamente... o que foi que encontrou quando chegou ao local? Que cenário <text:s/>encontrou no avião?... E por favor deixe-se de tretas! - Exclamou sem meias palavras num tom de voz ligeiramente mais ríspido, sem receio algum em afugentar a clientela. Julian hesitou na hora mas Nick insistiu uma vez mais e voltou a reformular a questão desta vez colocando tudo de verdade numa só frase. Ao cabo de uma mão cheia de segundos, ao ver que a resposta não surgia nem sequer envergonhada, empurrou o molho de notas na direcção de Bernard num sinal de recusa. Foi tão somente nessa altura que a mão de Julian se decidiu a imitar tal movimento, desta feita no sentido inverso, fazendo com os euros fossem devolvidos à sua posição inicial. Julian decidira-se finalmente a destapar o véu sobre os contornos violentos do acidente. Começou a contar os pormenores macabros da sua pequena mas atribulada excursão aos alpes.</text:p>
      <text:p text:style-name="P14">III – Capitulo 3</text:p>
      <text:p text:style-name="P2">Data e Hora: 20 de Outubro de 2010, 10:00</text:p>
      <text:p text:style-name="P2">Local: Aeroporto Internacional de Lisboa<text:line-break/></text:p>
      <text:p text:style-name="P3">Um iluminado céu de Outono brilhava resplandecente nesta manhã de sexta-feira. O avião que trazia Thomas e Adriana até terras lusas fazia-se à pista sem sobressaltos. Para Adriana era apenas mais uma das suas visitas regulares. Passava a maior do tempo no laboratório austríaco mas de quando em vez visitava a divisão Leiriense, umas três ou quatro vezes por ano, para ser mais exacto. Já para o jovem “<text:span text:style-name="T5">geek</text:span>”, a vinda a território Português era uma estreia absoluta. O único país estrangeiro onde alguma vez estivera havia sido a Suíça, num fim de semana passado numa estância de esqui com um grupo de antigos amigos da faculdade. </text:p>
      <text:p text:style-name="P3"/>
      <text:p text:style-name="P3">Depois de desembarcarem e recolherem a bagagem tomaram um café rápido no primeiro quiosque que encontraram. Já antes haviam tido oportunidade de conhece Xavier, o substituto do malogrado Samuel, que os aguardava junto às portas de desembarque envergando ao alto uma folha de papel A4 onde constavam os seus nomes. Cinco minutos depois dirigiam-se para o exterior da zona das chegadas, onde o mesmo Xavier se apressou a encaminhá-los para dentro de um BWM 320 de cor negra metalizada, erradamente estacionado em segunda fila, mas que ainda passava desapercebido aos olhares do agente da autoridade que circulava pelo local. Xavier não percebia grande coisa de Inglês e por isso não houve muita conversa entre eles durante o caminho. A viagem até à cidade do Liz não durou muito mais do que uma mísera hora. </text:p>
      <text:p text:style-name="P3"/>
      <text:p text:style-name="P3">Da parte da manhã não houve tempo para muito mais do que algumas formalidades a apresentações, bem como as habituais palavras de consolo pelas vidas perdidas de colegas de trabalho. A refeição do almoço, ligeira mas prolongada, foi feita a quatro. Para além dos dois visitantes; Joana, a companheira de equipa do falecido Alberto, e o director do laboratório Português; Ricardo Melo, foram os restantes elementos presentes em redor dos pratos de arroz de marisco e bacalhau com natas que foram servidos. Os forasteiros estavam deliciados com o repasto. Um vez terminada a refeição era hora de se lançarem de cabeça na árdua tarefa de persecução de respostas aos “ comos” e aos “porquês” da recente tragédia.</text:p>
      <text:p text:style-name="P3"><text:soft-page-break/></text:p>
      <text:p text:style-name="P3">Cerca das quinze e trinta, o pequeno grupo de trabalho reunia-se de novo, desta feita na sala de reuniões da empresa. A chegada de uma quinta pessoa desfizera o quarteto do almoço; João Pedro, o jovem recém licenciado em Engenharia Informática e Telecomunicações pela Escola Superior de Tecnologia, que há dois anos atrás (<text:span text:style-name="T2">VER TEMPO</text:span>) executara no terreno as instruções oriundas de Áustria, e mais especificamente de Thomas, para a instalação do sistema de detecção de intrusos e <text:span text:style-name="T5">backup</text:span><text:span text:style-name="T15"> de dados</text:span>. O agora <text:span text:style-name="T5">freelancer</text:span>, contratado na altura em <text:span text:style-name="T5">part-time</text:span> pela Farmadex leiriense, era assim antes de mais nada um dos primeiros suspeitos de Thomas devido ao seu envolvimento e conhecimento técnico. A conversa que se seguiria seria toda ela feita em Inglês para que o jovem informático austríaco pudesse perceber o que se dizia. Era o único que não entenderia uma única palavra se ela fosse proferida na língua de Camões. Ironicamente seria ele um dos indivíduos mais propícios a descobrir alguma coisa no que a sistemas informáticos e fugas de informação pudesse dizer respeito. A última palavra seria a sua. A “supostamente inviolável ” <text:span text:style-name="T5">intranet</text:span> da Farmadex era obra sua!</text:p>
      <text:p text:style-name="P3"/>
      <text:p text:style-name="P3">Não foi preciso ver o jovem português a suar durante muito tempo para se perceber que nada tinha a ver com o sucedido. De igual modo, a palidez da sua face ao ouvir as primeiras vozes e os primeiros dedos a ecoar e a apontar na sua direcção, não deixavam grande margem para dúvida, nem mesmo para aquele aglomerado de inspectores amadores que entretanto o circundara. Estava aterrado e emanava inocência.</text:p>
      <text:p text:style-name="P3"/>
      <text:p text:style-name="P3"><text:span text:style-name="T43">- Podes ir rapaz, desculpa lá a maçada! - Exclamou a voz do director. Aproximou-se do pequeno intercomunicador que havia na sua secretária e pressionou o botão preto, aproximando-se do microfone: - Sara?...</text:span><text:line-break/>- Sim, sr. Director?... - Ouviu-se do outro lado.<text:line-break/>- Acompanhe o jovem João à saída... Ah! E outra coisa... dê-lhe uma garrafa de água fresca, que ele é bem capaz de precisar... - A assistente repetiu a mesma frase de anteriormente no mesmo timbre vocal, soando estranhamente como se de uma cassete gravada se tratasse em vez de alguém real de carne e osso. João retirou-se, cabisbaixo e visivelmente perturbado.<text:line-break/><text:line-break/><text:soft-page-break/>- Bem, está visto que este interrogatório não nos levou a lado nenhum. - Concluiu o sr. Melo. <text:s/>- Precisas de ver mais alguma coisa Thomas? <text:line-break/>- Várias coisas! Ainda nem tive tempo de começar. Primeiro preciso de ver o computador do Alberto, depois quero ir à sala dos servidores. - Argumentou ele.<text:line-break/>- Com certeza! A Joana acompanhá-los-á. Se precisarem de alguma coisa estarei à vossa inteira disposição. Podem encontrar-me no meu gabinete. <text:line-break/><text:line-break/><text:span text:style-name="T1">O pequeno escritório que Joana partilhara durante ano e meio com Alberto estava impecavelmente arrumado. </text:span>O espaço que se encontrava lacrado e inutilizado desde o dia do acidente por ordem da administração não era muito grande mas era bastante funcional. Os dossiers estavam divinamente alinhados nas prateleiras e não se viam quaisquer papeis noutro sítio que não fosse o respectivo cesto. Tudo estava imaculado.<text:line-break/>- O Alberto era um fanático pela arrumação. Um verdadeiro obsessivo-compulsivo. Não podia sair daqui e ver uma caneta fora do lugar, que entrava logo em paranóia. - Confessou <text:s/>Joana, antecipando aquilo que poderia ser um comentário óbvio, dadas as condições de arrumação do local. <text:line-break/>- Só tinham um computador para os dois? - Questionou Thomas, algo perplexo por apenas ver uma máquina na ampla secretária onde se encostavam duas robustas, e certamente confortáveis, cadeiras de executivo.<text:line-break/>- Sim! De secretária sim, mas partilhávamos também um portátil da empresa. As regras de segurança não nos permitem trazer os nossos portáteis particulares cá para dentro. Nem mesmo equipamento acessório de armazenamento pode entrar ou sair das instalações sem a devida requisição por escrito. Estou a falar por exemplo de discos portáteis, cartões de memória, “<text:span text:style-name="T5">pens” </text:span><text:span text:style-name="T23">USB, etc...</text:span><text:line-break/>- Tal como nós na Áustria. - Acrescentou Adriana.<text:line-break/>- Um portátil da empresa? E onde está esse portátil? - Perguntou o informático.<text:line-break/>- Está ali! - Exclamou ela, apontando para um cacifo que se aprontou a abrir. Lá dentro não estava o que ela dizia.<text:line-break/>- Oh não! Desapareceu! <text:s/>Que estranho, costumava estar aqui.<text:line-break/>- Talvez o tenha levado com ele. - Sugeriu Adriana. <text:line-break/><text:soft-page-break/>- Talvez. É provável sim. - Concordou a outra, ainda incrédula com a ausência da máquina. - Isto foi tudo lacrado depois do acidente... Ordens das chefias na Áustria... Creio que depois disso, até hoje, somos mesmo os únicos que aqui entrámos, a par do director<text:span text:style-name="T1">. Por isso se não está cá foi porque o Alberto o levou, quase de certeza. O dr. Melo poderá confirmar, certamente.</text:span><text:line-break/> - Thomas, que não tencionava perder tempo algum a lamentar-se, já entretanto se havia antecipado às colegas, fazendo despertar o computador de secretária da sesta. Joana deu-lhe as credenciais de acesso que eram pedidas no ecrã. Uma mensagem de erro impediu que ele entrasse no sistema. A palavra passe ou o nome estavam incorrectos. Tentou uma segunda e uma terceira vez para ter a certeza que não estava a teclar incorrectamente. Lançou um mirar de esguelha na direcção de Joana. <text:line-break/>- Não pode ser! - <text:span text:style-name="T2">Exasperou</text:span> <text:s/>ela. - Como é possível. Os dados são correctos, são esses mesmos que eu disse, de certeza absoluta. Desta feita o olhar de Thomas não duvidou. Na sua cabeça já se começava a desenhar uma possível explicação. Joana fez questão de ser ela própria a digitar os dados de acesso. Tal <text:s/>como era mais ou menos óbvio o resultado foi exactamente idêntico ao anterior. <text:line-break/>- Faz sentido. - Insinuou ele, sem explicar qualquer detalhe sobre aquilo que afirmava. - Não fazemos muito mais aqui. Não vale a pena ficar a tentar fazer “<text:span text:style-name="T5">brute force”</text:span><text:span text:style-name="T15"> disto</text:span>. Preciso aceder à sala dos “<text:span text:style-name="T5">mainframes”. - </text:span><text:span text:style-name="T15">Pediu.</text:span> Antes de sair apontou o endereço IP e o nome da máquina, os quais estavam escritos em letras garrafais num <text:span text:style-name="T5">“post-it”</text:span><text:span text:style-name="T15"> colado ao lado da tomada de rede.</text:span><text:line-break/><text:line-break/>Joana aprontou-se a acompanhá-los à sala dos servidores. O trio abandonou a sala e voltou a fechá-la à chave e com o código, deixando-a prontamente <text:s/>reduzida a um único ocupante; o peixinho dourado de plástico que flutuava num pequeno aquário tipo balão, alheio a tudo e todos.</text:p>
      <text:p text:style-name="P3"/>
      <text:p text:style-name="P3">Iam em passo apressado, desejosos que estavam de descobrir uma pista que fosse. Não demoraram mais do que quatro ou cinco minutos até chegarem à sala blindada. O acesso era extremamente limitado e apenas se podia entrar na habitação após um rigoroso teste de biometria redundante que incluía uma análise da íris e outra da impressão digital em simultâneo. O processo finalizava-se com a passagem de um pequeno cartão de identificação onde estão gravados os dados do portador e os correspondentes níveis de acesso, <text:s/>sobre a cabeça de leitura respectiva. Por sua vez esta informação <text:soft-page-break/>é verificada contra uma base de dados central de funcionários. Nela estão definidas as regras dos diferentes níveis de acesso privilegiado. Como se pode facilmente perceber, (ou talvez nem tanto assim devido ao detalhe técnico) não era nada fácil alguém de fora conseguir entrar no local sem permissões para tal, ou melhor dizendo; isso era praticamente impossível, o que levantava ainda mais alto a possibilidade <text:span text:style-name="T1">de estarem perante um caso de espionagem ou de traição interna. Pelo menos era esta a opinião generalizada na altura.</text:span></text:p>
      <text:p text:style-name="P3"/>
      <text:p text:style-name="P3">Thomas aproximou-de de um terminal que estava mais ou menos a meio daquele labirinto de bastidores e cabos de rede, e sentou-se diante do monitor adormecido. Pressionou a tecla ENTER e uma “<text:span text:style-name="T5">prompt”</text:span> linux surgiu gloriosa, emergindo com todo o seu esplendor de tons esverdeados no meio da escuridão formada por <text:s/>milhares de pixeis apagados. Temida por muitos, a linha de comandos era como que a sua especialidade. Sentiu-se em casa. Inseriu as credenciais de administrador do sistema e entrou na rede interna da empresa. O brilho da sua alma emergiu do fundo dos seus olhos.</text:p>
      <text:p text:style-name="P3"/>
      <text:p text:style-name="P3">A primeira coisa que Thomas fez foi aceder ao registo de máquinas e utilizadores locais. Tal como suspeitava não havia quaisquer registos de actividade dos utilizadores Alberto e Joana na respectiva máquina. Os ficheiros de “<text:span text:style-name="T5">logging”</text:span> relativos àquele endereço de IP haviam sumido totalmente. Era como se eles nunca tivessem utilizado sequer tal aparelho, o que sabia ser completamente falso. As pastas de rede daqueles dois utilizadores estavam completamente vazias. Acedeu remotamente à máquina e procurou pelas respectivas pastas de utilizadores. O veredicto foi igual; Nada! As pastas remotas que sincronizavam periodicamente com as suas correspondentes no servidor central haviam sido também elas despojadas de todos e quaisquer dados. Encontrar o computador pessoal dos jovens cientistas parecia ser outro deserto sem oásis à vista. Todos os ficheiros das pastas pessoais de ambos haviam sido apagados. Alguém invadira o sistema e as provas disso, ao serem inexistentes, eram bem claras. Haviam sido saqueados!<text:line-break/></text:p>
      <text:p text:style-name="P3">Forçado a precipitar-se por outros caminhos, começou a vasculhar todos os ficheiros de “<text:span text:style-name="T5">log”</text:span> dos últimos vinte dias. Durante cerca de uma hora Thomas esteve à beira de se fundir com o computador tornando-se ambos num único ser cibernético. Felizmente tal não aconteceu. Joana <text:soft-page-break/>assistia com curiosidade ao continuo e frenético batimento de estranhos caracteres que se iam revezando no ecrã. Aquela cena trouxe-lhe à memória uma das criações da sétima arte que mais haviam marcado a história do cinema de efeitos especiais na ultima década, e que ela tanto gostara; o filme Matrix. Curiosamente, não era película que entusiasmasse demasiado o protagonista que tinha diante de si, mais adepto de produções nos géneros de comédia ou horror. <text:line-break/><text:line-break/>- Preciso de um café! - Mencionou Thomas a dada altura. Os seus dedos rápidos e ágeis acabavam de participar no envio de um telegrama ao cérebro, exigindo uma dose extra de cafeína como reivindicação para se manterem activos na árdua tarefa que tinham pela frente. - ... E que seja cheio, ou mesmo duplo! - <text:s/>Foi a própria doutora quem se cedo se ofereceu para lho ir buscar pessoalmente, aproveitando a oportunidade para se deliciar com um para si mesma, e sobretudo para se livrar daquele tilintar de teclas enfadonho e entediante. A pesquisa inglória durou cerca de meia hora mais. Nem mesmo o poder excitante da droga conseguia evitar os bocejos intermitentes de Joana, que entretanto se sentara às avessas na cadeira, abraçando a parte do encosto, aconchegando-se cada vez mais e mais, aproximando-se perigosamente do momento em que certamente adormeceria sem dar por isso. <text:line-break/>- Acho que temos aqui algo! - Exclamou o jovem em tom sereno. Os seus olhos brilharam no escuro e as pupilas dilataram de contentamento enquanto as respectivas íris reflectiam por momentos o brilho proveniente da superfície de cristais líquidos. A sua alma rejubilava novamente. - Tenho aqui um padrão de acesso muito esquisito, dois dias antes de ocorrer o desastre. Parece que o nosso “<text:span text:style-name="T5">hacker”</text:span> nos deixou algumas pistas sobre a sua passagem pelo sistema.. Típico! - Desabafou, sorrindo. - … Estes tipos gostam mesmo de se vangloriar, muitos só pecam mesmo pelo facto de terem um ego ainda maior do que a própria inteligência.... <text:s/>- Abanou a cabeça, continuando a sorrir. Começava a ficar eufórico - … Reconheço esta assinatura de algum lado. Acho que estou perto de conseguir algo... - Thomas nem se apercebia que ia relatando para uma audiência constituída apenas por um teclado QUERTY, um monitor <text:span text:style-name="T5">“lcd”</text:span> e um rato óptico sem fios. Joana, que havia mesmo adormecido uns segundos antes de tão relaxada que se debruçara sobre as costas da cadeira, sonhava já com outros mundos menos cibernéticos do que a realidade daquela sala. Adriana também não estava presente. Tinha ido à rua fumar um cigarro sem que ele a tivesse ouvido mencioná-lo ou desse sequer pela sua falta. Por aquela altura já corria no seu sangue uma <text:span text:style-name="T1">mistura </text:span><text:soft-page-break/><text:span text:style-name="T1">atípica de “</text:span><text:span text:style-name="T6">bits”</text:span><text:span text:style-name="T1"> e “</text:span><text:span text:style-name="T6">bytes”</text:span><text:span text:style-name="T17"> de excitação que só os informáticos mais devotos conhecem e compreendem.</text:span><text:line-break/><text:line-break/>Havia nos registos do sistema uma pequena frase assinada com um “<text:span text:style-name="T5">nickname”</text:span><text:span text:style-name="T15"> do qual Thomas se esforçava para recordar a pertença. Aos poucos a memória avivava-se-lhe. Provavelmente deviam ser já os efeitos da cafeína a enganar de forma matreira os receptores de adenosina. Aquela assinatura familiar era algo que ele havia visto mais do uma vez num determinado fórum “</text:span><text:span text:style-name="T5">online”</text:span><text:span text:style-name="T15"> de segurança informática. Um daqueles “</text:span><text:span text:style-name="T5">sites”</text:span><text:span text:style-name="T15"> onde “</text:span><text:span text:style-name="T5">hackers”, </text:span><text:span text:style-name="T15">“</text:span><text:span text:style-name="T5">crackers” e “gurus</text:span><text:span text:style-name="T15">” do ramo </text:span><text:span text:style-name="T7"><text:s/>(TODO METER DEFINIÇÔES RODAPÉ)</text:span><text:span text:style-name="T15"> discutem as últimas em falhas de segurança de redes e sistemas, trocando informações valiosas sobre os “</text:span><text:span text:style-name="T5">exploits” </text:span><text:span text:style-name="T15">mais recentes, e onde alguns mais gabarolas e incautos se vangloriam pela descoberta de novas vulnerabilidades, ou clamam para si a invasão de um monte de sistemas afectados ou mesmo a criação de um novo vírus, “</text:span><text:span text:style-name="T5">worm” ou “trojan”</text:span><text:span text:style-name="T15">. - “Knowledge is </text:span>PsYcH@troniK's power<text:span text:style-name="T15">” - Era essa a frase com que o tipo assinava os seus “</text:span><text:span text:style-name="T5">posts”</text:span><text:span text:style-name="T15"> no fórum. Uma banal e pouco imaginativa adaptação da famosa frase de Sir Francis bacon: “Knowledge is power”, carimbada com o ego maciço do usurpador. <text:s/>A mesma sequência de palavras que Thomas via agora repetida algumas vezes nos registos de actividade dos servidores da companhia. <text:s/>- Acho que temos qualquer coisa. - Voltou a repetir o jovem.<text:line-break/>- Ahhnnnnnn? Desculpa?... - Perguntou a doutora que o ouviu como uma voz no interior da própria cabeça, ainda meio perdida na fronteira entre o sonho e a realidade. Thomas esforçou-se para traduzir em termos mais leigos os termos mais técnicos do seu vocabulário pejado de estrangeirismos. <text:s/>Se é verdade que tinham agora uma verdadeira pista, também não é menos certo dizer que o mistério só se complicava e adensava ainda mais. Sabia o nick de um </text:span><text:span text:style-name="T5">hacker</text:span><text:span text:style-name="T15"> mas não sabia quem ele era na realidade.</text:span></text:p>
      <text:p text:style-name="P16">Capitulo V </text:p>
      <text:p text:style-name="P9">Local: <text:s/>Viena, Áustria</text:p>
      <text:p text:style-name="P10"/>
      <text:p text:style-name="P10">Era sábado. O dia do encontro finalmente chegara. À noite jantaria pela primeira vez a sós com Beatrice. Nick levantara-se cedo como fazia quase sempre aos fins de semana. Por mais que tentasse nunca conseguia ficar na cama muito para além das nove horas da matina. O seu relógio interno funcionava, <text:s/>achava ele, e como se tal fosse possível, com mais precisão do que a de um despertador de fabrico suíço, mas daí também ele nunca tinha tido um para poder realmente comparar. Deitara-se cedo na noite anterior. Julian saíra dali por volta das 20:15. Às 21:00 estava Nick a meter os triângulos de pizza “<text:span text:style-name="T5">mozarella</text:span>” que haviam sobrado do almoço no microondas, e foi com relativa facilidade que conseguiu derrotar quase meia garrafa de um tinto de reserva Português; Borba D.O.C colheita de 2002, que comprara numa loja de produtos importados, enquanto via uma reposição de “A janela indiscreta”, um dos clássicos do grande mestre Alfred Hitchcock de quem era fã incondicional. Depois do pachorrento jantar perdeu ainda cerca de uma hora mais a meditar sobre a conversa que tivera com o seu mais recente cliente. Antes do relógio apontar pela segunda vez no dia para o ponteiro das doze <text:s/>já ele cochilava na sua almofada e colchão ortopédicos. Adormecera suavemente no meio de uma erecção despoletada por uma fantasia erótica com Beatrice, o pedaço de pecado carnal que morava ao lado. Amanhã seria um grande dia. Assim esperava.</text:p>
      <text:p text:style-name="P10"/>
      <text:p text:style-name="P5"><text:span text:style-name="T15">Observando-se pela janela do mesmo prédio, mas dois pisos acima, um qualquer transeunte mais coscuvilheiro poderia perceber que também ali a noite havia terminado jovem. Depois do seu habitual treino nocturno de trinta minutos alternado entre a esteira e a bicicleta de “</text:span><text:span text:style-name="T5">spinning</text:span><text:span text:style-name="T15">”, Beatrice pouco mais fez do que tomar duche, jantar e folhear mais umas quantas páginas do livro que andava galvanizada a ler; “ A <text:s/>Catedral do Mar”, um romance histórico do espanhol Ildefonso Falcones que acompanha a vida e as peripécias do jovem Arnau, durante o período de construção da grande Catedral de Santa Maria Del Mar em Barcelona. No 2.º direito as luzes haviam-se apagado perto das 23:45. Ao contrário do detective, Beatrice não fantasiava com o encontro do dia seguinte nem tampouco com o <text:s/>seu anfitrião. Conhecia muito pouco de Nick, e pelo que conhecia tinha a ideia de que o aceitar do convite para jantar não passara de um acto irreflectido no calor do </text:span><text:soft-page-break/><text:span text:style-name="T15">momento, e de um gesto do qual se iria arrepender quase de certeza. Como leitora ávida que era, as suas primeiras impressões sobre ele fizeram-no apresentar-se-lhe a ela como o típico detective de romance policial, que vive rodeado de podridão e mergulhado em solidão, numa casa onde o pivete a álcool e o </text:span><text:span text:style-name="T16">tresande</text:span><text:span text:style-name="T15"> a tabaco convivem lado a lado com a desarrumação e a falta de cuidados de higiene básicos. Não fora essa a nota que ficara depois das primeiras duas ou três vezes que falaram, mas o seu instinto e a sua experiência também lhe haviam ensinado que os homens podem por vezes mostrar-se bipolares consoante os objectivos que tenham em mente, principalmente se o negócio envolver mulheres atraentes. Quanto mais pensava nisto, mais vontade tinha de não comparecer ao jantar, os únicos ímpetos que a impulsionavam em sentido contrário eram a inequívoca atracção física que disparou que nem uma faísca quando ambos se cruzaram pela primeira vez no ginásio que existia no final da rua e que ambos frequentavam ocasionalmente, a qual se manteve nas subsequentes conversas de café, e por outro lado a capacidade de persuasão que ele mostrara, aliada ao seu bom domínio do vocabulário e à sua inteligência confirmada pela percentagem de cultura geral supra-mediana que exibira.</text:span></text:p>
      <text:p text:style-name="P3"/>
      <text:p text:style-name="P14">CAPITULO VI</text:p>
      <text:p text:style-name="P2">Local: Leiria</text:p>
      <text:p text:style-name="P2"/>
      <text:p text:style-name="P3"><text:span text:style-name="T1">Depois de compartilhar as novas com Adriana, Thomas decidiu telefonar pessoalmente a Julius. Tinha descoberto algo que poderia muito bem ser um importante ponto de partida para uma </text:span>investigação mas profunda. Aquele “<text:span text:style-name="T5">hacker”</text:span> que entrara no sistema teria com certeza algo que ver com o desaparecimento dos documentos resultantes da investigação. Todos os registos informáticos daquele dia <text:span text:style-name="T1">(anterior ao acidente)</text:span> tinham desaparecido misteriosamente do servidor principal. A data evaporara-se do calendário cibernético da intranet da empresa sem pedir licença. Era como se tivessem fechado tudo para férias e todos tivessem saído à pressa diluídos numa nuvem de fumo. Nenhuma actividade registada nos diários de bordo dos discos rígidos. Não porque não a tivesse havido de facto, mas sim porque alguém se predispusera a apagá-la sem <text:span text:style-name="T1">misericórdia</text:span> , tentando eliminar todo e qualquer registo digital da descoberta ali feita, talvez para depois deitar também mão às versões em papel, se as houvesse claro, eliminando assim todas as provas físicas da nova fórmula milagrosa. Thomas tinha certeza do que falava. A própria colega de equipa do falecido Alberto era a primeira a jurar a pés juntos que se lembrava perfeitamente de ver o companheiro de pesquisa a dar a normal entrada dos registos e resultados dos testes no computador pessoal, e depois de se gravar no disco fora ela própria quem se tinha encarregado de copiar o respectivo conteúdo para a pasta que sincronizava com o “<text:span text:style-name="T5">mainframe”</text:span> principal. Se agora não estava lá nada era porque alguém teria apagado posteriormente essa informação, e quase com toda certeza que quem o fez não <text:s/>se esqueceria de antes assegurar uma cópia para si. E não tinha dúvidas algumas que a alcunha dessa pessoa era <text:s/>PsYcH@troniK. <text:line-break/><text:line-break/>Atenderam do outro lado. Julius não estava exaltado desta vez. Thomas esperava um pouco mais de entusiasmo. Talvez o facto de finalmente se encontrar um indício sobre o que teria acontecido naqueles dois dias fatídicos, o deixasse apenas ligeiramente mais tranquilo<text:span text:style-name="T1">. Do mal o menos, p</text:span>elo menos agora tinham uma pista para perseguir os presumíveis culpados.<text:line-break/></text:p>
      <text:p text:style-name="P3">- <text:s/>Bom trabalho Thomas! - Começou por dizer calmamente. - Eu sabia que podia contar contigo. Foi por isso mesmo que te contratámos... E desculpa se antes fui um bocado rígido de mais contigo, <text:soft-page-break/>mas esta situação pode ser o nosso fim... e logo depois de uma descoberta destas.</text:p>
      <text:p text:style-name="P3">- Não precisa explicar-se sr. Julius, eu compreendo perfeitamente a sua posição. Estou em crer que agora temos algo sólido por onde iniciar uma investigação mais séria... Eu vou descobrir quem é esse “<text:span text:style-name="T5">hacker</text:span>” e vou <text:s/>encontrá-lo. - Cerrou o punho direito com convicção e desferiu um golpe no ar como se segurasse um martelo invisível. <text:line-break/>- Agradeço o teu entusiasmo e dedicação Thomas, e quero que o faças, mas não quero que o faças sozinho. Aliás... Temo que agora a situação se possa vir a complicar mais tomando outros rumos, foi por isso que contratámos um investigador privado. Quero que tu o ajudes no que puderes e lhe passes toda a informação que consigas obter com as tuas pesquisas nos computadores. O seu nome é Nick Stuart... É um detective dos mais conceituados aqui de Viena... Mas aviso-te, Thomas... Isto pode tornar-se muito perigoso daqui em diante. Não sabemos com quem estamos a lidar e não quero que corras riscos desnecessários, é para isso que pagamos um detective experimentado...<text:line-break/>- Não se preocupe com isso sr. Julius, sei bem tomar conta de mim. - E sabia mesmo. Julius sabia bem que sim pois conhecia bem a sua história de vida...<text:line-break/><text:line-break/>Thomas perdera os seus pais num acidente de viação pouco depois de ter completado dezoito anos. Estava no último ano do secundário, antes de entrar para a universidade e perseguir o seu sonho de se tornar um especialista em computadores e redes informáticas. Desde pequeno que sempre demonstrara apetência para as máquinas. Adorava desmontar todos os brinquedos eléctricos e electrónicos que lhe compravam. Era super curioso e só descansava quando via a carcaça esquelética dos brinquedos que assassinava com brutalidade. O seu destino profissional traçava um caminho seguro do qual ele não tomava conhecimento, mas que não escapava aos instintos mais treinados dos seus progenitores. Desde consolas de jogos a computadores, tudo estes lhe proporcionaram para alimentar um talento inato que desde cedo corria nos seus genes.</text:p>
      <text:p text:style-name="P3"><text:line-break/>Thomas recebeu a macabra notícia quando se encontrava no “<text:span text:style-name="T5">Blue spinner</text:span>”, o salão de jogos onde passara a maior parte da sua puberdade. Era um domingo à tarde. Estava prestes a bater o recorde de pontuação da máquina de “flippers” pela segunda vez na mesma semana quando, um amigo, seu vizinho, entrou ofegante e lhe disse em vóz trémula as <text:s/>palavras mais dolorosas que alguma vez ouvira. Os seus pais haviam morrido à saída da autoestrada A4, quando regressavam de uma curta <text:soft-page-break/>visita a Bratislava, na Eslováquia. Curiosamente, o então ainda miúdo não chorou. Não o fez no funeral nem tampouco a essa manifestação visível de dor sucumbiu nos primeiros dois ou três dias após a tragédia. Passaram-se quatro dias até verter as primeiras lágrimas em casa da sua avó Beatriz, que o acolheu nessa altura. Seria ela quem tomaria conta dele, até este entrar na faculdade no ano seguinte. A casa dos pais acabaria por ser vendida e o dinheiro revertera a favor dos seus gastos na universidade. Thomas sempre fora muito próximo da velhota, mais dela do que de um avô de nome pouco ortodoxo; Narciso, muito pouco efusivo na demonstração de afectos e carinhos, embora fosse igualmente detentor de um coração mole e bondoso. Durante o tempo que durou a sua estadia no “<text:span text:style-name="T6">campus”</text:span><text:span text:style-name="T1"> </text:span>da Faculdade de Ciências e Tecnologia de Viena, não deixou fugir um único fim de semana em que não <text:s/>fosse visitá-los. Se não fosse no sábado ia no domingo. E não se pense que com o decorrer do tempo algo nessa atitude mudou. Mesmo após o terminar do curso e <text:s/>já depois de ter conseguido o primeiro emprego como programador numa “<text:span text:style-name="T5">startup</text:span>” nascida dentro do universo <text:s/>da própria universidade, continuava a vê-los com regularidade todos os fins de semana, <text:s/>sem excepção, tal como sempre fizera. Prometera-lhes isso. Esta seria a primeira prevaricação da regra e durante uns tempos poderia não ter oportunidade de voltar a repor a promessa. Falara com eles antes de viajar para Portugal e teria de telefonar-lhes agora, uma vez que o regresso seria adiado por tempo indeterminado. Com certeza que eles entenderiam. Mesmo que ficassem tristes por um lado, como seria natural e de esperar, pelo outro saberia que o orgulho com que eles o olhavam dissiparia a nuvem de distância que os impedia de estarem juntos nesta altura.<text:line-break/> </text:p>
      <text:p text:style-name="P14">CAPITULO VII</text:p>
      <text:p text:style-name="P2">Local: Viena, Áustria</text:p>
      <text:p text:style-name="P2"/>
      <text:p text:style-name="P5">- Só faltava um arranjar um cd do Barry White! - Proferiu Nick em voz alta enquanto terminava de pôr os pratos sobre a mesa de jantar, sabendo bem que mesmo que tivesse um não o colocaria no leitor. - Nem oito nem oitenta. Há que ter alguns limites senão isto parece muito artificial e demasiado “<text:span text:style-name="T5">cliché</text:span>”. - <text:span text:style-name="T1">Quando parou de falar sozinho olhou para o relógio de parede e viu que só já faltavam vinte minutos para as oito e trinta, a hora marcada para o encontro.<text:line-break/> <text:s text:c="13"/></text:span><text:s text:c="26"/><text:line-break/>Nick Stuart ficou de rastos quando Beatrice tocou à campainha do seu apartamento, exactamente oito minutos depois do combinado. Não porque ela viesse vestida de modo provocante, muito pelo contrário. Estava vestida com bastante descrição, demasiada, achou ele, que bem gostaria de a ter visto aparecer com um top e uma mini-saia <text:s/>curta a condizer com uns sapatos de salto alto. Ficou de rastos porque <text:s/>se sentiu perdido nas palavras ao ver tamanha beleza na simplicidade com que ela apareceu para jantar. Vinha com o cabelo apanhado atrás num rabo de cavalo que dava vontade de acariciar, quanto mais não fosse para sentir o toque sedoso do cabelo dela pela primeira vez a escorrer por entre os seus dedos sedentos de voltar a sentir o nobre toque daquela parte do corpo feminino. Usava um vestido de noite azul turquesa, simples, de cortes bastante discretos, folgado o quanto bastava para não ser demasiado provocante mas engenhosamente escolhido para ainda assim deixar transparecer toda a sensualidade que emanava daquela mulher esbelta de feições estranhamente belas, frágeis e meninas.</text:p>
      <text:p text:style-name="P3">- Olá. Boa noite. - Sorriu ela. Nick respondeu-lhe exactamente com as mesmas palavras como se fosse apenas um eco que ali estava. O seu cérebro inteligente mas momentaneamente embasbacado não se lembrou de mais nada e foi ela quem voltou a pronunciar-se:<text:line-break/>- Posso entrar?<text:line-break/>- Sim, claro. Mas onde é que estão as minhas maneiras... desabafou ele no meio de um sorriso verdadeiro e rasgado. <text:s/><text:line-break/><text:line-break/><text:span text:style-name="T1">O jantar correu bastante bem, t</text:span>endo em consideração que era o primeiro encontro, que ele não cozinhava nada de muito elaborado há muito tempo, e que nem sequer estava com uma mulher há <text:soft-page-break/>quase dois anos, seria de esperar que se espalhasse ao comprido. Mas não! Nick Stuart havia-se esmerado como anfitrião. Os pratos estavam decorados com a precisão e sensibilidade de um verdadeiro “<text:span text:style-name="T5">chef</text:span><text:span text:style-name="T15">”. A Internet faz milagres nos dias de hoje. A mesa estava impecavelmente decorada com uma toalhas tranversais em tom roxo escuro <text:s/>e uns guardanapos a condizer. Os talheres eram os melhores que tinha. O tinto </text:span><text:span text:style-name="T34">“</text:span><text:span text:style-name="T37">Pinot Noir” blaufränkisch</text:span><text:span text:style-name="T38"> era de uma colheita excelente, e só podia ser assim dado o preço que lhe custara</text:span><text:span text:style-name="T39">.</text:span><text:span text:style-name="T40"> </text:span><text:span text:style-name="T39">A televisão desligada e a luz ambiente reduzida conjugada com as</text:span><text:span text:style-name="T12"> duas velinhas </text:span>em tom amarelo no centro da mesa davam o toque de mestre à cena. Ele sentiu que ela reparou em todos os pormenores. As mulheres reparam sempre nisso embora muitos homens não o consigam perceber.<text:line-break/><text:line-break/>Como era mais ou menos expectável, e para não fugir muito à regra em relação às curtas conversas anteriores, a primeira parte do paleio girou em redor das últimas novidades em relação às profissões de um e de outro. A dela; advocacia, era muito mais interessante do que ele pensara no início, sobretudo pelo estranho caso de duplo homicídio seguido de tentativa suicídio em que ela tinha entretanto começado a trabalhar. A dele era deveras excitante para ela, ficando a moça com a curiosidade ainda mais aguçada quando ele lhe contou que tinha um novo caso entre mãos, envolvendo o desastre aéreo que ocorrera no início da semana, <text:s/>e do qual não podia adiantar mais detalhe algum. <text:line-break/><text:line-break/>- Respeito esse sentido de profissionalismo. - Disse ela. - Hoje em dia não é costume vermos muito disso. Especialmente neste caso, sendo eu mulher... poderias ser tentado a contar-me para me impressionar... mas não vejo isso, e aprecio-o. - Nick sorriu e coçou a região por cima da orelha direita. - Percebo perfeitamente o que dizes. Mas acima de tudo levo a minha profissão muito a sério, e um dos meus segredos para o sucesso é precisamente <text:s/>a descrição que ofereço aos meus clientes... Além do mais, creio que essa coisa do tentar impressionar é coisa de gente mais nova do que eu... Coisas de putos, acho eu... Creio que nós já passámos essa fase, se é que me entendes. Talvez se esta conversa tivesse tido lugar há uns cinco anos o fizesse... mas agora... - Acabou por não terminar a frase. <text:line-break/>- <text:s text:c="2"/>Mudemos de assunto então. - Pediu ela. Durante uns quatro ou cinco segundos apenas sorriram um para o outro. Estavam a entender-se às mil maravilhas e sabiam-no.<text:line-break/><text:soft-page-break/> <text:line-break/>Falaram um pouco sobre os respectivos trajectos de vida e por último, como genuínos apreciadores que eram, deram por eles a discutir as últimas estreias no cinema e os grandes clássicos da sétima arte que cada um mais admirava, encontrando alguns pontos em comum especialmente quando a película remontava ao período da década de oitenta ou noventa. Não se bebeu muito durante o jantar, talvez por ambos recearem o que pudesse acontecer se algum se deixasse embalar pelo poder desconcertante do álcool. Uma garrafa chegou para os dois. O alguém beber demais poderia deitar tudo a perder. As coisas poder-se-iam precipitar antes do tempo ou algum dos dois poderia dizer alguma coisa que mais tarde se viesse a arrepender. Assim, de cabeças frescas e pouco intoxicadas não havia lugar para tais receios. <text:line-break/><text:line-break/>Nick e Beatrice deram a noite por terminada ao fim de duas horas e um quarto de convívio. Era unânime o sentimento do tempo ter passado a voar, sinónimo de um agradável serão e de mútuo prazer na companhia. <text:s/>Não ouve qualquer tentativa ou insinuação de cariz mais sexual. Despediram-se simplesmente:<text:line-break/>- Muito obrigado pelo jantar, Nick. Esta tudo delicioso... Adorei o arroz de marisco. Não é fácil arranjar bom marisco em Viena. Acho também incrível como mesmo tendo sido feito duas horas antes estava com aquele aspecto fabuloso, e o paladar delicioso... Eu não conseguiria fazer melhor. - Os olhos de Nick brilharam como as luzes de um comboio a sair de um túnel escuro. Era o ego dele a disparar fogo de artificio imaginário. - … E adorei a nossa conversa. - Concluiu.<text:line-break/>- Obrigado. Ainda bem que gostastes. Para mim foi óptimo. Não posso imaginar como pudesse ter tido uma noite melhor... - Por um breve instante sentiu uma cena de sexo escaldante a sujar-lhe uma parte do cérebro. O detective apressou-se a varrê-la de lá com maior velocidade do que aquela com que ela se materializara. - Mas próxima vez deixo que sejas tu a convidar-me. - Arriscou, na tentativa de incentivar um pronuncio de convite para novo encontro, por parte de Beatrice. Resultou em cheio:<text:line-break/>- Vamos ver, vamos ver. Pode ser que sim. - Respondeu na matreirice, apenas a tentar dar a ideia de nada ser garantido. A vulgar e esperada observação da praxe. - Durante esta semana não dá pois vou estar fora da cidade em trabalho, mas no próximo sábado, se estiveres interessado, o jantar é em minha casa.<text:line-break/><text:soft-page-break/>- Combinado então! - Exclamou ele, satisfeito com a sugestão. Teve vontade se se aproximar da face dela e de se despedir com um beijo mas hesitou. Não conseguia decifrar qual a disponibilidade dela e não quis deitar tudo a perder na provocação de uma situação desnecessária e potencialmente constrangedora. <text:s text:c="4"/></text:p>
      <text:p text:style-name="P3"/>
      <text:p text:style-name="P15">Adriana partiu para Viena no sábado <text:span text:style-name="T2">dia 30 de Setembro, o</text:span> dia a seguir ao funeral de Alberto, cujo corpo chegara a Leiria na manhã da quinta feira anterior. Junto com os colegas de laboratório do falecido; Joana e Juliana, Adriana apresentou pessoalmente as condolências à família do defunto em nome de toda a Farmadex. A explicação oficial para a trágica morte de Alberto continuava a ser acidente de aviação, embora oficiosamente dentro da companhia se começasse a desconfiar de atentado, sobretudo depois de Thomas fazer o seu relatório no final da sua estadia. Nas edições noticiosas de todos os canais de televisão nacionais dava-se conta do terrível acidente aéreo envolvendo de algum modo duas aeronaves, continuando as causas do aparato a serem um mistério totalmente inexplicável para as autoridades austríacas. Em portugal sabia-se menos ainda. </text:p>
      <text:p text:style-name="P3"/>
      <text:p text:style-name="P3">Da pequena comitiva que a Farmadex enviou à terra de Camões, Thomas foi o único que não compareceu no funeral, marcando apenas uma breve presença no velório da quinta-feira à noite. Partiu para Barcelona na sexta de manhã, depois de ter convencido Julius a deixá-lo embarcar na possível aventura fazendo-o acreditar que poderia dar uma ajuda preciosa a um tal de Nick Stuart, um detective provado que a empresa contratara para perseguir as pistas do misterioso <text:span text:style-name="T5">hacker</text:span><text:span text:style-name="T15"> que se conseguira infiltrar na </text:span><text:span text:style-name="T5">Intranet</text:span><text:span text:style-name="T15"> da organização.</text:span> <text:s text:c="4"/><text:line-break/></text:p>
      <text:p text:style-name="P14">Capitulo XXXXX</text:p>
      <text:p text:style-name="P5"/>
      <text:p text:style-name="P3">Era época alta de turismo na cidade. O aeroporto <text:span text:style-name="T5">Del Prat</text:span> fervilhava em aglomerados dispersos de pessoas que em muito faziam lembrar um exército de formigas guerreiras numa encruzilhada de carreiros terminados por <text:s/>balcões de “<text:span text:style-name="T5">check in”</text:span><text:span text:style-name="T15">. Apesar do elevado número de viajantes ali presentes naquela tarde de domingo, reinava uma sensação de acalmia pelo recinto, havendo muito pouco ruído para além de uma ou outra senhora mais exaltada descarregando a reclamação da praxe sobre um funcionário mais azarado. De modo igual, o terminal das chegadas, onde tudo fluía com normalidade, também não dava conta de grandes confusões que pudessem distrair ou atormentar a leitura atenta que Nick fazia do </text:span><text:span text:style-name="T7">El país</text:span><text:span text:style-name="T15">. O seu espanhol dos tempos de faculdade tivera nessa altura melhores dias, estando agora um pouco enferrujado numa ou outra palavra, mas nada que fizesse com que não percebesse perfeitamente o significado de cada frase completa. 35º Centígrados! Era o valor que a página da meteorologia previa como temperatura máxima na cidade para o dia de hoje. Levantou os olhos e mirou na direcção do pequeno painel de parede que registava o mesmo tipo de informação. A diferença era de apenas um grau na escala de Celsius. A previsão do jornal perdera a contenda por ficar ligeiramente aquém do real... e o relógio não chegara sequer ao ponteiro das três da tarde. Com um bocado de sorte até às quatro o mercúrio ainda subia mais um degrau. Felizmente trouxera roupa leve mas nem mesmo isso evitava que uma ou outra gota de suor mais destemida se atirasse do alto da sua testa para o vazio, talvez por <text:s/>vislumbrarem alguma miragem de piscina ou praia tropical, e daí acharem que estavam de férias em algum lugar das caraíbas, habituadas que estavam a nunca saírem da toca no clima gélido da Áustria. Olhou para o relógio outra vez. Estava na hora. Dirigiu-se à máquina das bebidas, pegou numa água com gás, deu um forte gole e seguiu para o local de onde Thomas deveria surgir a qualquer momento. No </text:span><text:span text:style-name="T5">placard</text:span><text:span text:style-name="T15"> </text:span><text:span text:style-name="T5"><text:s/></text:span><text:span text:style-name="T15">informativo anunciava-se a chegada do voo da Iberia.</text:span></text:p>
      <text:p text:style-name="P3"/>
      <text:p text:style-name="P3">Na sua posse tinha apenas uma foto do miúdo e dele pouco mais sabia do que o nome e quem era o seu empregador, que neste caso era uma das poucas coisas que teriam em comum. Isso e o facto de terem sido escolhidos para formar a dupla improvável que tentaria descobrir o paradeiro e a identidade de PsYcH@troniK, o suposto autor moral do crime informático, e possivelmente <text:s/>uma das pessoas directamente ligadas ao acidente que vitimara Alberto. Na sua mente irrequieta já se <text:soft-page-break/>começavam a formular hipóteses para o móbil do crime. Tratando-se de roubo de documentos confidenciais (ele ainda não sabia o que era exactamente o que era) sobre uma descoberta inovadora, passível de se tornar num marco na história da ciência e da medicina em particular, era dado mais do que adquirido que um achado do género valeria muito dinheiro, bastante dinheiro mesmo, e o dinheiro é o motivo de cinquenta por cento de tod<text:span text:style-name="T1">os os crimes. Os restantes cinquenta repartem-se por motivos tão dispersos quanto as vinganças, os ódios, os ciumes, os casos de oportunidade súbita, e os acessos esporádicos de loucura ou paranóias mentais. Neste caso deveria de ser o guito. </text:span><text:span text:style-name="T2">Existem quatro formas de ficar rico; herdar uma herança, roubar, ganhar uma fortuna no jogo, ou trabalhar por isso e subir a pulso. Destas apenas duas podem ser controladas pelo homem. (meter num dialogo?? )</text:span><text:line-break/><text:line-break/>Escreveu Thomas/Nick em letras garrafais que pintou na contracapa do jornal e exibiu-a no ar mal os passageiros do voo 346 começara a fazer a sua aparição pelo túnel. Estavam-se quase a esgotar os candidatos quando surgiu um rapaz de bermudas azuis e <text:span text:style-name="T5">t-shirt</text:span> amarela cujos olhos se fixaram de imediato na inscrição que constava do jornal. Nick tirou a fotografia do bolso da camisa e confirmou o suspeito. Era o jovem Thomas Danash, sem sombra de dúvidas. Cumprimentaram-se.<text:line-break/><text:line-break/>- Thomas? Nick Stuart. Prazer em conhecê-lo. - Gracejou o mais velho, estendo-lhe a mão. O jovem correspondeu de jeito semelhante ao cumprimento. Sem vontade de perderem muito tempo em apresentações enfadonhas dirigiram-se para a saída. - Peço-lhe que se abstenha de quaisquer comentários sobre o que nos traz cá antes de chegarmos ao hotel. Apanharam um táxi e dirigiram-se para a hospedaria <text:span text:style-name="T5">Hostal Barcelona City Centre</text:span>, onde tinham sido reservados dois quartos separados por exigência de Nick. A viagem desde o aeroporto demorou uns trinta minutos. O local onde iriam ficar alojados situava-se bem no centro do bairro de <text:span text:style-name="T5">Eixample</text:span>, muito perto da <text:span text:style-name="T5">Plaça</text:span> <text:span text:style-name="T5">Catalunya</text:span> e a um passo das <text:span text:style-name="T5">Ramblas</text:span>, do <text:span text:style-name="T5">Passeig de Gràcia</text:span> e da não menos famosa casa <text:span text:style-name="T5">Batlló</text:span> do arquitecto<text:bookmark text:name="firstHeading"/> Catalão mais conhecido no mundo inteiro; Antoni Gaudí.</text:p>
      <text:p text:style-name="P3"/>
      <text:p text:style-name="P3">O lugar não era minimamente luxuoso, mais parecendo uma daquelas pensões económicas para estudantes de Erasmus. Sublinhe-se o “parecendo”, porque de facto naquela altura do ano nada era barato em Barcelona, muito menos no coração da zona turística. Condene-se também aquele que <text:soft-page-break/>pense que estavam perante uma qualquer espelunca reles. Nada disso! Era um local modesto mas minimamente asseado e acolhedor. Além disso a rapariga loira da recepção era bastante agradável, tanto à vista como pelo nível das preciosas e detalhadas informações <text:s/>que prestava a cada turista que ali chegava para pernoitar uma ou outra noite. E para todos os efeitos eles nada mais eram do que dois turistas austríacos com desejo de conhecerem a capital da Catalunha, por isso não foram excepção. Os dois pombinhos italianos que lhes antecederam ouviram-na com um falso interesse que não passou de modo algum despercebido a Nick, a julgar pela carantonha <text:s/>que a rapariga fez, mordendo o lábio inferior e soprando a plenas bochechas, logo que <text:s/>terminou a sessão de esclarecimentos e viraram costas à esbelta “chica” de salto alto e mini-saia branca pelo pescoço. Nick e Thomas não caíram no mesmo erro, quanto mais não fosse porque ela os cativava quanto bastava com a sua aparência sedutora. Ouviram-na com atenção pois então.<text:line-break/><text:line-break/>Dos dois quartos que lhe foram atribuídos, um deles não tinha janela para a rua, e esse foi o que calhou a Thomas sem que lhe fosse proporcionado azo para grande discussão. O ar condicionado libertador e refrescante compensava esse mal menor. Depois de arrumarem as respectivas trouxas foi nessa habitação que entraram para conversar. Nick não perdeu tempo:</text:p>
      <text:p text:style-name="P3"/>
      <text:p text:style-name="P3">- Então conta-me lá o que sabes sobre esse tal <text:span text:style-name="T15">pirata informático</text:span>, e os pormenores do porquê de virmos precisamente aqui, a Barcelona. - Enfatizou. Thomas foi igualmente lesto na justificação.</text:p>
      <text:p text:style-name="P3">- Encontrei provas de que os servidores em Portugal foram comprometidos. Vi indícios nos computadores da rede que me levaram a acreditar que um determinado <text:span text:style-name="T5">hacker;</text:span> Psych@tronic, esteve por detrás dos ataques. Durante vários dias andei pelos fóruns online <text:s/>onde ele costuma aparecer. Sites de segurança informática . Deixei alguns “<text:span text:style-name="T5">posts</text:span>” sobre matérias que lhe interessam, esperei a minha oportunidade e conseguir entrar num chat com ele... foi assim que consegui rastrear o endereço IP, até aqui... Barcelona... mais concretamente numa morada algures no <text:span text:style-name="T5">Passeig de Gràcia</text:span>... algures entre o número 34 e o 38, a duas ruas de distância de onde nos encontramos agora.<text:line-break/>- Isso é fantástico! Excelente trabalho de detective, diria eu. Se estiveres correcto, e acredito que sim pelo que me falaram de ti... estamos no bom caminho. Provavelmente esse tipo tentará vender a informação... Se é que não tinha já comprador à partida, que lhe terá devidamente encomendado o serviço.<text:line-break/><text:soft-page-break/>- Como assim? - Perguntou Thomas, curioso sobre a reflexão de Stuart.<text:line-break/>- Penso que como eu, também não sabes ao certo que tipo de informação foi roubada, estou certo?<text:line-break/>- Sim, exacto! Tudo o que sei é tem que ver com uma importante descoberta num projecto ultra-secreto da farmadex. Um avanço cientifico importantíssimo em alguma coisa no campo da medicina certamente, pois é essa a nossa actividade.<text:line-break/>- Certo. Provavelmente uma cura para alguma doença ou a descoberta de um elixir mágico para os males da sociedade. Tanto me faz! - Desabafou Nick, com desprezo . - Seja aquilo que for é com toda a certeza algo que vale bastante dinheiro. Tem de ser algo extremamente valioso para meter criminosos informáticos e detectives particulares ao barulho. Informação “<text:span text:style-name="T5">top secret</text:span>”. Não creio que esse tipo de informação tenha interesse para alguém que não esteja directamente ligado ao mesmo ramo da tua empresa... Ao mesmo ramo ou então à sua antítese, estás a ver?... Uma organização ou alguém que tenha a lucrar com a mesma descoberta, reivindicando-a para si, utilizando para proveito próprio, ou então alguém <text:s/>que tenha interesse em que aconteça exactamente o contrário, ou seja, que nada se saiba sobre essa descoberta, que nada nem nenhuma informação chegue sequer a ver a luz do dia. Talvez um negócio que sobreviva de algo que essa descoberta venha pôr em causa ou dar um forte abanão... percebes? - Thomas abanou a cabeça em sinal de concordância. Mesmo assim Nick resolver repetir o conceito.<text:line-break/>- Podemos muito bem estar perante um caso de espionagem industrial. De certeza que alguém pagou bom dinheiro para que essa informação lhe chegue às mãos, quer seja para a destruir à posteriori ou para tirar proveito dela.<text:line-break/>- Compreendo perfeitamente. - Respondeu o jovem. Faz todo o sentido. Pensando melhor no assunto <text:s/>é muito provável que o Psych@tronic seja apenas um peão no meio de um tabuleiro de xadrez...<text:line-break/>- Ora estás a ver! Bem me parecia que tinhas pinta de detective. <text:line-break/>- Talvez. - Disse, com um sorriso modesto nos lábios.<text:line-break/>- Amanhã começamos a fase de reconhecimento da zona. - Disse Nick. - Acho que o melhor que temos a fazer hoje é mesmo tentar descansar um pouco. Combinamos daqui a duas horas para sairmos para jantar?... Pago eu. - Thomas concordou. <text:s/><text:line-break/><text:line-break/>No dia seguinte a operação “olhos de águia” como lhe chamou Nick por brincadeira começou por <text:soft-page-break/>volta das nove da manhã. Tomaram o pequeno almoço num pequeno café situado nuam esquina do <text:s/><text:span text:style-name="T5">Passeig de Gràcia</text:span><text:span text:style-name="T15"> com uma transversal, precisamente do lado contrário da rua relativamente <text:s/>às moradia de números entre o 34 <text:s/>e o 38. No 34 havia um salão de cabeleireiro, no 36 um pequena sex-shop e no 38 uma modesta loja de venda e reparação de computadores e componentes informáticos.<text:line-break/>- Daqueles três estabelecimentos que achas que é o que tem maior probabilidade de albergar o nosso </text:span><text:span text:style-name="T15">homem? - Questionou Nick, por entre o triturar da tosta mista que pedira para comer.<text:line-break/>- O 38 sem dúvida! - pronunciou Thomas cheio de convicção.<text:line-break/>- Parece demasiado óbvio não è? Contudo não podemos pôr de parte nenhuma das outras hipóteses para já. - Deu nova dentada e continuou a falar sem perder tempo a esvaziar o que já tinha na boca. - Precisamos de um motivo para entrar lá sem levantar suspeitas. Precisas de alguma peça para o teu computador?<text:line-break/>- Não, nada.<text:line-break/>- Pois agora passas a precisar. Inventa qualquer coisa. É o teu ramo. Precisamos de ganhar tempo lá dentro para podermos observar com atenção o local. - Thomas pensou durante dois ou três minutos.</text:span></text:p>
      <text:p text:style-name="P3"><text:span text:style-name="T16">- Já sei! - Disse por fim. …. BLAH BLAH BLAH</text:span><text:span text:style-name="T15"><text:line-break/><text:line-break/>Entraram na loja. À primeira vista era uma loja de informática completamente normal, igual a tantas outras espalhadas por esse mundo fora. Não estava ninguém ao balcão e não se via vivalma por perto. <text:line-break/>- </text:span><text:span text:style-name="T5">Buenos dias</text:span><text:span text:style-name="T15">! </text:span><text:span text:style-name="T5">En qué puedo ayudarlos</text:span><text:span text:style-name="T15">? - Ouviu-se de repente. A voz vinha de trás de enorme LCD de 22 polegadas que estava em cima de um pequeno móvel preto, e detrás do qual um jovem que deveria andar pela casa dos trinta e poucos anos estava escondido a teclar. Thomas apercebeu-se que ele estava a jogar um jogo do tipo </text:span><text:span text:style-name="T5">First Person Shooter, </text:span><text:span text:style-name="T15">que lhe pareceu ser</text:span><text:span text:style-name="T5"> </text:span><text:span text:style-name="T15">o </text:span><text:span text:style-name="T5">“Call of Duty 2” </text:span><text:span text:style-name="T15">que o próprio também jogava de quando em vez</text:span><text:span text:style-name="T5">. </text:span><text:span text:style-name="T15">O </text:span><text:span text:style-name="T5">hombre </text:span><text:span text:style-name="T15">levantou-se depois de perder no jogo a última vida que lhe restava e veio ter com eles.<text:line-break/>- </text:span><text:span text:style-name="T5">En qué le puedo ayudar</text:span><text:span text:style-name="T15">? - Perguntou de novo, desta feita dirigindo-se precisamente ao jovem Danash que era quem não entendia patavina de espanhol.<text:line-break/>- </text:span><text:span text:style-name="T5">El non te entiede</text:span><text:span text:style-name="T15">. - Disse Nick. - </text:span><text:span text:style-name="T5">No habla espanõl. Hablas Inglês? - </text:span><text:span text:style-name="T15">Perguntou</text:span><text:span text:style-name="T5">. </text:span><text:span text:style-name="T15">O jovem respondeu afirmativamente e começaram então a falar em Inglês. Nick começou a empatá-lo </text:span><text:soft-page-break/><text:span text:style-name="T15">começando por dizer que andava à procura de um portátil barato que tivesse uma boa autonomia, </text:span><text:span text:style-name="T15">mas que quem percebia mais do assunto era Thomas, por isso pediu-lhe a sua colaboração. Era o pretexto que haviam combinado, a compra de um </text:span><text:span text:style-name="T5">laptop</text:span><text:span text:style-name="T15">.</text:span><text:span text:style-name="T5"> </text:span><text:span text:style-name="T15">Thomas recebeu o testemunho e começou ele a fazer conversa com o rapaz, enquanto Nick deambulava sem rota certa, fingindo curiosidade por alguns dos artigos ali expostos. Num misto de coincidência e bisbilhotice deu uma pequena espreitada pelo canto do monitor que servira de campo de batalha virtual minutos antes. O painel mostrava agora a lista de </text:span><text:span text:style-name="T5">High scores. </text:span><text:span text:style-name="T15">Sabia muito bem que era isso que ali se exibia na tela pois vira muitos daqueles ecrãs durante os anos passados no “</text:span><text:span text:style-name="T5">Blue spinner</text:span><text:span text:style-name="T15">”. Os seus olhos rejubilaram com a imagem que o seu cérebro lhes ordenou que focassem. Nas primeiras dez posições surgiam dois nomes de jogadores diferentes... unicamente dois. Nas primeiras três posições do pódio figurava “Juanito79” , e também da quinta à oitava posição, nas restantes três surgia um nome bem caricato; </text:span>“Psych@tronic_R<text:span text:style-name="T15">ulez!!!”. O pseudónimo que os trouxera à cidade onde nascera o famoso pintor Joan Miró.<text:line-break/>- “Bingo!” - Exclamou em silêncio dentro da sua cabeça que funcionava agora em modo “</text:span><text:span text:style-name="T5">Sherlock Holmes</text:span><text:span text:style-name="T15">”, olhando para tudo com paciente minúcia, conjugando peças soltas de um puzzle do qual ele não fazia ideia do número de peças que o constituiriam. Por ora apenas tinha como adquirido que achara uma e uma só, embora de grande dimensão. Pelo menos duas pessoas usavam aquele computador mas agora só ali estava uma, e essa tinha um crachá ao peito que o identificava como “Juan Carlos”, funcionário da “</text:span><text:span text:style-name="T5">La Tienda Informática</text:span><text:span text:style-name="T15">” da qual envergava também uma camisola azul. Muito dificilmente não seria ele o <text:s/>“Juanito” nascido em 1979, a não que houvesse apenas um jogador que usasse duas identidades diferentes, contudo esta era uma hipótese extremamente remota pelo que aprendera ao longo da sua dura experiência de vida como “enfiador” de <text:s/>moedas em ranhuras de máquinas “</text:span><text:span text:style-name="T5">arcade</text:span><text:span text:style-name="T15">”. Mesmo assim teria de tirar a prova dos nove, mas não agora... Juntou-se aos dois rapazes que discutiam características e faziam comparações entre dois modelos distintos.<text:line-break/>- Então... já me conseguiste arranjar uma boa máquina? - Perguntou ele a Danash.</text:span></text:p>
      <text:p text:style-name="P11">- Sim, parece que sim. Este aqui custa 499 euros e vem muito bem equipado. Acho que devias ficar com este. - Respondeu o outro, referindo-se ao computador portátil que segurava com uma das mãos apenas, como se fosse um “<text:span text:style-name="T5">garçon”</text:span> experimentado a equilibrar uma bandeja de canapés. - O miúdo vendedor ousou esboçar aquele sorriso matreiro de quem sente que está prestes a fazer uma <text:soft-page-break/>venda. - Óptimo! Se tu o dizes acredito – Exclamou Nick cheio de entusiasmo. Depois virou-se para o espanhol. - Desculpa, mas não pude evitar de reparar no jogo que estavas a jogar... É que o meu sobrinho também joga bastante aquilo, sabes... mas vive um bocado frustrado porque nunca conseguiu chegar ao fim. Queixa-se sempre que aquilo é demasiado difícil. Consegues chegar ao final do jogo? É assim tão complicado quanto isso?<text:line-break/>- Bem, de facto não é fácil não. Nunca consegui chegar ao final nem andar lá muito perto. O meu colega é que é o maior especialista. Eu apenas me desenrasco, mas com o tempo lá chegarei com certeza... - O teu colega?... Disse Nick em tom de interrogação.<text:line-break/>- Sim, o meu colega aqui da loja é que é um grande craque. É um barra em jogos e computadores em geral. - O detective estava satisfeito. Ouvira precisamente aquilo que queria ouvir. Mudou imediatamente de assunto. <text:line-break/>- Bem, então está feito. Levo este mesmo. - O jovem apressou-se a colocar a máquina de zeros e uns no expositor e disse que ia buscar uma embalagem selada com o mesmo produto. Entrou para uma porta que existia no canto esquerdo, por detrás do balcão, deixando-a entreaberta, o que fez com que fosse possível observar algumas das várias estantes que compunham aquela espécie de mini armazém tecnológico. Nick aproveitou o momento para sacar do seu mini “<text:span text:style-name="T5">kit”</text:span> de espionagem, e à boa moda da serie “CSI” que ele tanto criticava mas que até gostava de ver, usou um pequeno cotonete que embebeu num estranho liquido azul que vinha dentro de um minúsculo boião de vidro, para besuntar a superfície do teclado do computador que segundos antes havia sido manipulado por Thomas e por “Juanito”. Depois, com uma rapidez e destreza quase indescritíveis, colou por breves milésimos de segundo uma pequena película de plástico transparente sobre a mesma superfície. Quando a retirou tinha nelas as impressões digitais de duas pessoas. Com a sua própria mão voltou a esfregar com movimentos apressados a dita camada de plástico, eliminando os vestígios gordurosos da operação que acabara de levar a cabo. Guardou as provas para “análise futura”, disse. Thomas assistia atónito sem pestanejar. Quando o jovem regressou com o material embalado já a operação havia finalizado. Efectuaram o pagamento e no preciso momento em que se dirigiam para a porta de saída da loja esta é trespassada por um jovem que trazia um pólo azul exactamente igual ao de “Juanito” que o identificava como colega de trabalho do primeiro. Não trazia crachá ao peito por isso continuaram sem saber o nome dele. Quando os três se cruzaram o jovem cumprimentou-os com um sorriso e um aceno de cabeça. Retribuiram o gesto. Mesmo quando iam a passar para o <text:soft-page-break/>lado de fora conseguiram ouvir parte do que soou a Nick como uma troca de testemunho e revezamento para <text:s/>almoço. <text:line-break/>- Vamos passar para o outro lado da rua! - Ordenou. Regressaram à pousada. Voltariam mais ao entardecer, próximo da hora de fecho das lojas para seguirem o presumível perpetrador do furto de informação até casa. Era importante saber onde ele morava para prosseguirem com a expiação.</text:p>
      <text:p text:style-name="P3"><text:span text:style-name="T15"><text:s/><text:line-break/>A “</text:span><text:span text:style-name="T5">La Tienda informática</text:span><text:span text:style-name="T15">” fechou as portas ao público por volta das 19:00 locais. O suspeito baixou a grades de segurança e trancou-as a cadeado. <text:s/>Colocou a mochila às costas e saltou para cima do </text:span><text:span text:style-name="T5">skate</text:span><text:span text:style-name="T8"> </text:span><text:span text:style-name="T18">que lhe servia de meio de transporte. Com descrição o detective e o seu jovem aprendiz seguiam todos os seus passos do lado oposto da avenida. Pelo caminho o rapaz parou num pequeno quiosque de esquina para comprar o que à distância parecia tratar-se de uma lata de refrigerante. Cerca de cinco minutos depois acabaria por se deter junto à porta principal de um pequeno edifício de apenas três andares de altura, forrado com mármore rosa e branca. Com um pisar brusco na parte traseira do </text:span><text:span text:style-name="T8">skate </text:span><text:span text:style-name="T18">fê-lo saltar no ar indo parar com destreza às suas mãos. Colocou-o dentro da mochila e entrou. A iluminação de rua já estava acesa numa altura em que o sol acabava de se esconder por detrás do monte </text:span><text:span text:style-name="T24">Tibidabo. Nick tirou o seu saco de turista das costas e procurou </text:span><text:span text:style-name="T24">depressa pelos binóculos de bolso que sempre trazia consigo. Apontou na direcção do prédio e começou a percorrer toda a fachada espreitando minuciosamente para a intimidade de cada janela, e alternando entre todas com uma rapidez e destreza inigualáveis. Com a luza acesa havia uma habitação no 1.º andar e outra no 3.º, as duas do lado direito. Passados três ou quatro minutos acendeu-se uma terceira, também ela no terceiro andar, mas desta feita no bloco mais central do prédio. Ajustou o </text:span><text:span text:style-name="T8">zoom </text:span><text:span text:style-name="T18">e a focagem nos valores máximos que o aparelho deixou. As persianas não estavam corridas. Havia um cortinado semitransparente no meio da janela que embora não deixasse transparecer tudo o que se existia no interior da habitação, era ainda assim suficientemente prestável ao ponto de ter deixado perceber uma figura humana no seu interior a desfazer-se de algo que envergava às costas.<text:line-break/>- Só pode ser ele! - Exclamou Nick. <text:line-break/>- Estás a vê-lo? Perguntou Thomas. <text:line-break/>- Sim! - Respondeu. - Creio que sim. Tenho quase 99% de certeza que o nosso amigo é o feliz dono ou arrendatário do 3.º andar, ao centro.<text:line-break/></text:span><text:soft-page-break/><text:span text:style-name="T18">- 3.º frente?<text:line-break/>- Exacto!<text:line-break/>- E o que fazemos agora?<text:line-break/>- Por agora mais nada, já sabemos onde o tipo mora. Gostava de seguir os seus passos durante um ou dois dias, para ver se há algo suspeito. Talvez se encontre com outras pessoas envolvidas no caso. É uma hipótese que não podemos excluir... É importante sabermos de antemão o máximo que conseguirmos sobre o seu modo de vida e sobre com quem convive, antes de pensarmos sequer num tipo de confronto mais directo. - Nick continuava a espreitar pelas lentes enquanto falava, sem nunca desencostar o olho do plástico. - … Não nos convém assustá-lo. - Acrescentou.<text:line-break/>- Claro, concordo plenamente. <text:s/><text:line-break/><text:line-break/></text:span><text:span text:style-name="T18">Voltaram nessa mesma noite, por volta das onze horas, depois de se banquetearem com um jantar divinal num restaurante tailandês que existia perto do local onde estavam hospedados. O delicioso sabor do “</text:span><text:span text:style-name="T8">Pad Thai” </text:span><text:span text:style-name="T20">de frango ainda lhes fluía por debaixo da língua quando chegaram à rua onde vivia o suspeito número um. </text:span><text:span text:style-name="T19">Era sexta-feira à noite</text:span><text:span text:style-name="T21"> e por isso e àquela hora já se podia ver bastante gente a deambular pelas ruas em amenas cavaqueiras e acessos despiques de galhofa. Grupos de jovens e menos jovens surgiam de todas as esquinas e recantos, preparados para mais uma noite de folia. Muitos deles traulitavam “</text:span><text:span text:style-name="T9">espanholices</text:span><text:span text:style-name="T21">” regadas de bom humor e algum álcool à mistura. O ambiente era agradável, animado, e acima de tudo havia barulho e movimento suficientes para <text:s/>que se <text:s/>dissimulassem na paisagem citadina sem que ninguém se importasse muito com eles. O “pirata” estava em casa. A luz da sua habitação denunciava-o.<text:line-break/>- Deve ter poucos amigos. - Sublinhou Thomas, quando ambos comentaram a estranheza do facto do tipo estar em casa em vez de andar nas ruas a apreciar a beleza selvagem dos espécimes femininos, tais como <text:s/>as que constituíam o grupo de cinco “</text:span><text:span text:style-name="T9">chicas” </text:span><text:span text:style-name="T21">super maquilhadas, quais tigrezas provocadoras e espampanantes, que deixaram escapar uns sorrisos atrevidos ao passarem pelos dois no passeio, provavelmente de gozo, precisamente no momento em que Nick puxou dos seus binóculos raquíticos. Thomas parecia ter ficado hipnotizado com o intenso rasto de perfume com que elas impregnaram o ar à sua passagem. Que mais poderia justificar a sua cara de parvo e o sorriso estúpido com que ficara estático a observá-las depois?.</text:span><text:span text:style-name="T19"><text:line-break/><text:line-break/></text:span><text:soft-page-break/><text:span text:style-name="T18">Nick conseguia ver uma sombra que se movia de um lado para o outro. Essa passou ainda umas três ou quatro vezes diante da janela antes de resolver acercar-se da mesma. Conseguiu aí ver-lhe a face e confirmar novamente a sua identidade; sem sombra de dúvidas o jovem guedelhudo da “</text:span><text:span text:style-name="T8">La Tienda Informática</text:span><text:span text:style-name="T18">”. Durante os cerca de cinco minutos em que esteve na varanda a fumar, o duo improvisado de detectives foi obrigado a comportar-se de modo discreto, já que do alto da varanda era bem possível que toda e qualquer pessoa no raio de visão do marmanjo <text:s/>fosse escrutinada </text:span><text:span text:style-name="T18">durante o ritual de abastecimento de nicotina e alcatrão. O individuo voltou a entrar mais ou menos ao mesmo tempo que outro alguém entrava também na porta do prédio, um movimento que só Thomas presenciou, uma vez que Nick de imediato havia tornado a apontar as lentes em frente dos olhos na direcção do parapeito.<text:line-break/>- Acabou de entrar mais alguém na habitação. - Disse Stuart a dada altura. - Oh! Oh!... - Parece-me que estão a discutir.. Consigo perceber pelas sombras na parede que a coisa começou logo agitada.<text:line-break/>- Eu há pouco vi alguém entrar cá em baixo na porta do prédio. - Disse o jovem. Nick ouviu-o mas não disse nada. O tumulto adensara-se no interior da habitação. Por uns breves instantes viu o que pareceu ser alguém a passar um garrote pelo pescoço do outro. No calor da luta voltariam a passar novamente diante do seu ângulo de visão e a cena macabra confirmou-se. Um dos indivíduos desaparece por entre os braços do outro, derrotado pela asfixia de certeza absoluta. Acabara de testemunhar um assassinato!<text:line-break/>- Merda! - Temos problemas. Acho que um do gajos acabou de matar o outro. Não sei qual. - Ainda mal tinha acabado de proferir a frase anterior quando as luzes da habitação se desligaram, ficando entregue às trevas e à escuridão e à morte.<text:line-break/>- O quê? Como?... - Gritou Thomas, provocando uma pequena reacção num grupo de três jovens embriagados que acabara de passar por eles. Parecia tê-los assustado de alguma forma, e houve até um deles que balbuciou qualquer coisa que nem um espanhol sóbrio perceberia, de tão arrastada que a sua voz soou ao sair daquela boca bêbada.<text:line-break/>- Mataram um dos gajos. - Insistiu Nick, pouco ou nada <text:s/>preocupado com o tom de voz ou se alguém os ouvia ou não. - Vamos pelas traseiras. Depressa! - Exclamou. - Não! - Exitou. - Espera! Há pouco disseste que alguém entrou pela porta da frente... Se entrou também pode sair... Temos de nos dividir. - Reformulou. - Eu vou pelas traseiras e tu vigias a porta da frente, pelo sim pelo não. Mas não te iludas! Não quero que te aproximes demasiado nem sequer tentes confrontar o gajo. Se </text:span><text:soft-page-break/><text:span text:style-name="T18">Se alguém sair nos próximos dez minutos dá-me um toque para o telemóvel... Mas não faças mais </text:span><text:span text:style-name="T18">nada! Não te armes em herói, ouviste? Temos um assassino entre mãos e não precisamos de mais corpos! - Berrou Nick com rispidez.<text:line-break/><text:line-break/>Palmilharam as duas dezenas de metros que os separavam do passeio do outro lado da rua em menos de cinco segundos. Thomas ficou escondido atrás de um trio de contentores de lixo, seguindo as indicações de Nick, fazendo do local um posto de vigia improvisado ao número 27 da “Calle del Alcalde“. Nick entrou pelo beco que dava acesso às traseiras daquela linha de prédios, de arma em riste. Avistara escadarias de incêndio no beco e talvez houvesse também outras na parte de trás. Correu para o escuro.</text:span></text:p>
      <text:p text:style-name="P3"><text:span text:style-name="T18"><text:line-break/>Nick tinha razão em relação às escadas de incêndio. De facto nas traseiras do prédio existia um pequeno pátio sombrio onde umas escadas cinzentas ziguezagueavam entrelaçadas pela parede acima, parecendo mais umas trepadeiras metálicas do que um objecto criado artificialmente pela mão humana. Pelo menos na penumbra que apenas os candeeiros mais altos das ruas próximas deixavam alumiar trémula e timidamente, era essa a sensação que ele tinha. Pensou num dos seus escritores de eleição do género fantástico. Não seria difícil a um génio visionário como H.P. Lovercraft olhar para aquelas silhuetas embutidas contra a parede de mármore fria e imaginar vida a sair daquele monstro de tentáculos feitos de ferro negro. Um gato preto passou à sua frente e debaixo do primeiro vão de escadas.<text:line-break/>- “Ainda bem que não sou supersticioso porque isto não me parece bom presságio” - Pensou, momentos antes de colocar os pés no primeiro degrau. Puxou pela arma a começou a subir pé ante pé. Acabara de chegar ao nível do segundo piso quando ouviu o som de uma persiana a levantar seguido do timbre do destrancar e do abrir da janela correspondente. Alerta, encostou-se à parede e colocou-se por debaixo do lanço de degraus que subia até ao terceiro piso, de onde lhe pareceu vir o barulho. E estava certo mais uma vez! Pela janela ao centro um vulto humano colocou um pé de </text:span><text:span text:style-name="T18">fora, e depois o outro. Fosse quem fosse preparava-se para deixar a habitação quando algo inesperado o fez hesitar. O som descarado do telemóvel traiu o detective na hora menos apropriada para o fazer. Era Thomas a tentar ligar. O suspeito inverteu a marcha e foi num ápice que em vez de descer resolveu subiu até ao telhado descampado do prédio.</text:span></text:p>
      <text:p text:style-name="P3"><text:soft-page-break/><text:span text:style-name="T18">- Alto aí! Pára ou disparo! - Gritou Nick numa espécie de dialecto estranhamente parecido com castelhano. - Percebendo-o ou não, o facto é que o intruso não parou para ver quem estava por ali e Nick não teve a mínima hipótese de perceber muito mais do que umas sombras a escaparem-se por debaixo de uma lua esquartejada por uma malha de ferro fundido. Depressa correu no seu encalço e quando deu por si estava envolvido numa perseguição diabólica pelos telhados de barcelona. Um a um, o suspeito foi galgando telhados de prédios contíguos e conquistando varandas. Nick partiu com algum atraso mas nem por isso desistiu, pelo menos a não ser quando foi forçado a isso. Depois de deixar caídos por terra alguns vasos de flores e um estendal carregado de roupa interior de uma varanda próxima do cimo de um prédio bege de quatro andares, tropeçou num pequeno tubo de respiração que se assomava ao luar através do tecto do último piso e estatelou-se no chão, perdendo os sentidos em poucos segundos. Acordou cerca de cinco minutos depois, novamente ao ritmo do toque irritante que o delatara anteriormente. Atendeu com voz ainda dormente:<text:line-break/>- Thomas?... És tu? O que aconteceu?... <text:line-break/>- Vi um tipo suspeito a sair do edifício e telefonei-lhe de imediato tal como havíamos combinado. Estou a tentar ligar à mais de cinco minutos. O que é que se passou?... Parece cansado...<text:line-break/>- Foi o estúpido do gato... Só pode ter sido! - Exclamou em voz arrastada, culpabilizando o felídeo pela “</text:span><text:span text:style-name="T8">mala pata</text:span><text:span text:style-name="T18">” que tivera. <text:line-break/>- O quê?...<text:line-break/>- Nada. Vem ter comigo ao beco ao lado do prédio. E desligou em seguida deixando o rapaz a coçar a fronte. <text:line-break/><text:line-break/></text:span><text:span text:style-name="T18">- O que aconteceu? - Estás a sangrar! - Nick nem sequer se deu conta do fio de sangue que lhe escorria tímido a um canto da testa, provocado pelo golpe sofrido aquando da queda. Raspou as costas da mão sobre a testa e dissimulou a fina risca de liquido avermelhado provocado pelo golpe. <text:line-break/>- O tipo escapou-se pelos telhados... graças ao teu telefonema oportuno não o consegui apanhar e ainda por cima ganhei este principio de hematoma jeitoso. - O tom sarcástico com que proferiu estas palavras foi bem notório.<text:line-break/>- Desculpa, mas apenas fiz aquilo que combinámos. Vi um tipo a sair que me pareceu ser o mesmo que vira entrar momentos antes. Daí ter telefonado. Ainda pensei em segui-lo mas achei melhor não.<text:line-break/>- Pois, fizeste bem! A culpa foi minha... Esquece isso... Agora tenho de entrar lá dentro...Não sei se </text:span><text:soft-page-break/><text:span text:style-name="T18">tu deves fazer o mesmo, podes não estar preparado para isto... <text:s/><text:line-break/>- Temos de alertar as autoridades! - Exclamou Thomas.<text:line-break/>- Claro que temos. - Só temos de explicar-lhes o que diabos estamos a fazer a aqui, qual a nossa ligação com este tipo e com a Farmadex, e depois pode ser que eles até sejam bonzinhos e não nos mantenham sobre custódia uns dois ou três dias até esclarecerem o assunto, contando claro está que não nos prendam por homicídio.<text:line-break/>- Agora está apenas a ser irónico, já percebi.<text:line-break/>- Pois ainda bem que percebeste. Se quiseres entrar comigo entras mas livra-te de tocares em alguma coisa. E já agora, pelo sim pelo não... - Meteu a mão na algibeira do casaco e retirou uma daquelas embalagens de luvas de cozinha. - Calça isto! - Ordenou. Thomas obedeceu de imediato. Entraram pela janela que pouco antes servira de fuga ao assassínio do único suspeito que tinham.<text:line-break/><text:line-break/>Era a casa tipica de um jovem solteiro. A desarrumação era a principal linha escolhida como motivo decorativo. Um caixa de pizza ainda fechada repousava em cima da mesa da sala de jantar. Nessa altura Thomas teve um “</text:span><text:span text:style-name="T8">flashback” </text:span><text:span text:style-name="T18"><text:s/>e lembrou-se que o sujeito que vira há minutos atrás entrar no prédio depois de tocar à campainha e falar pelo intercomunicador aparentava levar uma embalagem </text:span><text:span text:style-name="T18">de formato semelhante debaixo do braço, junto ao corpo. Comentou esse facto com Nick.<text:line-break/>- Talvez tenha sido o nosso </text:span><text:span text:style-name="T8">“pizza boy” </text:span><text:span text:style-name="T18"><text:s/>o autor da façanha. <text:line-break/></text:span><text:span text:style-name="T5"><text:line-break/></text:span><text:line-break/>NADA disto, não vou desperdiçar a cena do detective, mas antes o Julian vai lá de helicóptero... e quando há aquela reunião, já ele tinha ido e voltado com as mãos a abanar. Daí depois a cena do detective para seguir alguma pista que tenha ficado no local, talvez pelos restos dos explosivos encontrados, alguma cena assim marada!! </text:p>
      <text:p text:style-name="P3">ver a cena que o jorge disse que dava um filme de ficção cientifica, usar o telefone com NFC, cinema , taxi, etc...</text:p>
      <text:p text:style-name="P3">meter um game de poker que dá em blood bath</text:p>
      <text:p text:style-name="P3"/>
      <text:p text:style-name="P7"/>
      <text:p text:style-name="P7"/>
      <text:p text:style-name="P3"><text:soft-page-break/>ia investigar a cena</text:p>
      <text:p text:style-name="P3">As primeiras autoridades chegaram ao local cerca de quarenta minutos depois</text:p>
      <text:p text:style-name="P3">INCLUIR HIATO DE TEMPO:<text:span text:style-name="T1"><text:tab/>LEIGO</text:span><text:line-break/>vida assimcoAbaixo dos 1000 metros ISTO È DEPOIS DE TER VINDO <text:s/>DOS ALPES!!! EPÀ ELES AS AUTORIDADES NÂO SABEM BEM ONDE O VOO 345 caiu ainda, só sabem mais ou menos que foi nessa zona. Estes tipos da farmadex é que tiveram essa indicação da colisão com outro aparelho e tinham a localização exacta.</text:p>
      <text:p text:style-name="P3">Falar do backround de Alberto <text:span text:style-name="T14">Bosh</text:span>. (apesar de ter dado o badagaio cedo na história</text:p>
      <text:p text:style-name="P3"/>
      <text:p text:style-name="P15"/>
      <text:p text:style-name="P3"><text:line-break/><text:line-break/></text:p>
      <text:p text:style-name="P24"/>
      <text:p text:style-name="P24">------------------------------------------------------------------------------------------------------------------------</text:p>
      <text:p text:style-name="P24">Sinopse: </text:p>
      <text:p text:style-name="P24">Num laboratório de investigação médica e cientifica (privado) situado algures num país europeu (por ex: Portugal), um restrito grupo de cientistas/médicos faz uma descoberta que revolucionará indubitavelmente os meandros da ciência médica. Uma descoberta pela qual a comunidade cientifica lutava há décadas. É finalmente descoberta a cura para o flagelo da SIDA! </text:p>
      <text:p text:style-name="P24"/>
      <text:p text:style-name="P24">Cientes da grandeza do descobrimento e de todas as consequências/impactos que o mesmo acarretará aquando da sua divulgação pública, decide-se guardar máximo sigilo durante algum tempo, até que a situação seja analisada e ponderada pela empresa farmacêutica Danash"mãe", a mesma que financia o referido departamento de investigação. Contudo,e como medida auxiliar de protecção, não são feitas quaisquer comunicações sobre a descoberta para o exterior. </text:p>
      <text:p text:style-name="P24"><text:s/></text:p>
      <text:p text:style-name="P24">No máximo secretismo, a fórmula secreta do composto é selada dentro de um envelope azul (o tipo de invólucro usado para transporte e identificação de documentos sigilosos dentro da referida companhia, que são entregues em mão, e que só podem e devem ser abertos por membros do conselho de administração). O documento é encarcerado dentro de uma pasta blindada e é o próprio responsável da equipa de investigação quem, seguindo num voo da TAP (por ex:... ou num voo privado), vai entregá-la pessoalmente ao conselho de administração, levando-a algemada ao pulso. </text:p>
      <text:p text:style-name="P24"/>
      <text:p text:style-name="P24">No entanto, algo corre mal durante a viagem, e o voo acaba por ser desviado da sua rota original, acabando por se despenhar algures nos Alpes Austríacos. Não houve sobreviventes. Atentado ou acidente? O corpo do cientista é identificado, mas da mala que transportava nem sinal! Acidente <text:soft-page-break/>dirão alguns. Atentado saberão muito poucos! Estranhamente, e quase em simultâneo, a rede informática do laboratório de investigação é atacada, e toda a informação existente nos servidores é eliminada. Todo o trabalho de anos a fio é perdido num ápice. Agora apenas existe uma cópia da fórmula, e essa desapareceu sem rasto! </text:p>
      <text:p text:style-name="P24"/>
      <text:p text:style-name="P24">Por detrás de toda a intriga e mistério, existe uma teia de conspiração internacional que envolve uma ou algumas das maiores industrias farmacêuticas do mundo, as quais têm rios de dinheiro a perder se os seus medicamentos (usados no tratamento de doentes com SIDA) se tornarem completamente obsoletos. Alguém terá traido alguém e alguém terá espiado alguém. O certo é que a fórmula desapareceu e se encontra em parte incerta. Quererá alguém eliminar esta concorrência e salvaguardar o seu negócio de milhões? Ou apenas usurpar-se do fruto do trabalho alheio, a todo o custo, recolhendo os dividendos para proveito próprio? A primeira será a mais acertada! </text:p>
      <text:p text:style-name="P24"/>
      <text:p text:style-name="P24">Uma equipa de investigadores privados (ou apenas uma pessoa) é contratada pela empresa que fez a descoberta, com o intuito de se descobrir o que realmente aconteceu e tentar recuperar o documento (sobre o seu conteúdo nada é explicado/revelado). Os meandros da investigação irão levá-lo(s) a uma viagem por vários países, a um thrilher de acção e perseguição que mais parece um puzzle sem fim à vista. É um negócio à escala global que está em jogo e em risco. O perigo ronda por toda a parte e ninguém é digno de confiança... E certamente muitas cabeças rolarão até que se descubra o que realmente aconteceu ao "envelope azul"...</text:p>
      <text:p text:style-name="P22"/>
      <text:p text:style-name="P22">pode ser raptado e deixado no meio do sara e sem água, completamente perdido, lembrar cadaveres</text:p>
      <text:p text:style-name="P24">Há um que é encontrado sem olho e sem dedo (cena de biometria)</text:p>
      <text:p text:style-name="P24"/>
      <text:p text:style-name="P24">SCANNER CORPORAL, EXISTEM NOS AEROPORTOS, FAZEM RAIO X</text:p>
      <text:p text:style-name="P24">eles vão seguir pistas do psychotronic até barcelona, vaõ segui-lo eplos telhados de barcelona, e vão acabar por perdê-lo, mas ele perde um flyer de um dos bares que costuma frequentar, e eles vão-se se encontrar com ele lá. Ele vê-se encurralado e está disposto a contar o que sabe, apenas lhe <text:soft-page-break/>pagaram. Só que quando ele conta o que sabe (quem o contratou), e acabm por combinar umas cenas (ele tem uma cópia numa pen, daquilo que sacou, mas não percebe nada daquilo porque são fórmulas secretas (ele pode até tentar obter mais dinheiro, fazendo chantagem, embora já esteja encuralado por causa de poderem contar à bófia. Só que quando vão a casa dele, à noite, perto da casa Batló, eles encontram a porta do apartamento aberto, a casa tá toda virada do avesso e o gajo tá despachado no chão, com um tiro no centro da testa. Depois podem encontrar pistas que o liguem à igreja católica ou a um governo ou empresa farmacêutica do estados unidos por exemplo.</text:p>
      <text:p text:style-name="P24"/>
      <text:p text:style-name="P24"/>
      <text:p text:style-name="P24">so ha 4 forma de ser rico </text:p>
      <text:p text:style-name="P24">herdar </text:p>
      <text:p text:style-name="P24">roubar </text:p>
      <text:p text:style-name="P24">ganhar </text:p>
      <text:p text:style-name="P24">trabalhar por isso </text:p>
      <text:p text:style-name="P24"/>
      <text:p text:style-name="P24">das 4 só 2 podes controlar </text:p>
      <text:p text:style-name="P24">roubar e trabalhar</text:p>
      <text:p text:style-name="P24">2 tipos de pessoas (meter ao barulho?)</text:p>
      <text:p text:style-name="P24">mara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sans1" svg:font-family="Lucidasans"/>
    <style:font-face style:name="StarSymbol" svg:font-family="StarSymbol"/>
    <style:font-face style:name="Times" svg:font-family="Times"/>
    <style:font-face style:name="arial" svg:font-family="arial"/>
    <style:font-face style:name="Times1" svg:font-family="Times" style:font-family-generic="roman"/>
    <style:font-face style:name="Times New Roman" svg:font-family="'Times New Roman'" style:font-family-generic="roman" style:font-pitch="variable"/>
    <style:font-face style:name="Times New Roman1" svg:font-family="'Times New Roman', Times,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pt" fo:country="PT"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Paulo Cristo</meta:initial-creator>
    <meta:creation-date>2009-05-05T22:39:51</meta:creation-date>
    <dc:date>2014-01-16T00:03:58</dc:date>
    <meta:editing-cycles>639</meta:editing-cycles>
    <meta:editing-duration>P6DT3H6M56S</meta:editing-duration>
    <dc:creator>Paulo Cristo</dc:creator>
    <meta:document-statistic meta:table-count="0" meta:image-count="0" meta:object-count="0" meta:page-count="82" meta:paragraph-count="173" meta:word-count="29882" meta:character-count="177763"/>
    <meta:user-defined meta:name="Info 1"/>
    <meta:user-defined meta:name="Info 2"/>
    <meta:user-defined meta:name="Info 3"/>
    <meta:user-defined meta:name="Info 4"/>
  </office:meta>
</office:document-meta>
</file>